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08000000089B0B33A11C3DA887.png" manifest:media-type="image/png"/>
  <manifest:file-entry manifest:full-path="Pictures/1000000000000008000000084D60FB4967481DFF.png" manifest:media-type="image/png"/>
  <manifest:file-entry manifest:full-path="Pictures/1000000000000059000000478358BC09E866CC53.png" manifest:media-type="image/png"/>
  <manifest:file-entry manifest:full-path="Pictures/1000020100000A26000000EC2D54EC42112EA04B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1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MS Gothic1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8.497cm" fo:margin-top="0.101cm" fo:margin-bottom="0cm" table:align="left" fo:background-color="transparent">
        <style:background-image/>
      </style:table-properties>
    </style:style>
    <style:style style:name="Table4.A" style:family="table-column">
      <style:table-column-properties style:column-width="3.166cm"/>
    </style:style>
    <style:style style:name="Table4.B" style:family="table-column">
      <style:table-column-properties style:column-width="1.453cm"/>
    </style:style>
    <style:style style:name="Table4.C" style:family="table-column">
      <style:table-column-properties style:column-width="1.291cm"/>
    </style:style>
    <style:style style:name="Table4.E" style:family="table-column">
      <style:table-column-properties style:column-width="1.295cm"/>
    </style:style>
    <style:style style:name="Table4.1" style:family="table-row">
      <style:table-row-properties style:min-row-height="1cm" fo:background-color="transparent">
        <style:background-image/>
      </style:table-row-properties>
    </style:style>
    <style:style style:name="Table4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 style:data-style-name="N0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4.E1" style:family="table-cell" style:data-style-name="N0">
      <style:table-cell-properties style:vertical-align="middle" fo:background-color="#a9ce7b" fo:padding="0cm" fo:border="0.5pt solid #000000">
        <style:background-image/>
      </style:table-cell-properties>
    </style:style>
    <style:style style:name="Table4.A2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4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4.D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4.E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7" style:family="table">
      <style:table-properties style:width="8.892cm" fo:margin-left="0.011cm" fo:margin-top="0.101cm" fo:margin-bottom="0cm" table:align="left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2.33cm"/>
    </style:style>
    <style:style style:name="Table7.B" style:family="table-column">
      <style:table-column-properties style:column-width="1.095cm"/>
    </style:style>
    <style:style style:name="Table7.C" style:family="table-column">
      <style:table-column-properties style:column-width="1.094cm"/>
    </style:style>
    <style:style style:name="Table7.G" style:family="table-column">
      <style:table-column-properties style:column-width="1.092cm"/>
    </style:style>
    <style:style style:name="Table7.1" style:family="table-row">
      <style:table-row-properties style:min-row-height="1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a9ce7b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G1" style:family="table-cell">
      <style:table-cell-properties style:vertical-align="middle" fo:background-color="#a9ce7b" fo:padding="0cm" fo:border="0.5pt solid #000000" style:writing-mode="lr-tb">
        <style:background-image/>
      </style:table-cell-properties>
    </style:style>
    <style:style style:name="Table7.A2" style:family="table-cell">
      <style:table-cell-properties style:vertical-align="middle" fo:background-color="#a9ce7b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7.B2" style:family="table-cell">
      <style:table-cell-properties style:vertical-align="bottom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7.G2" style:family="table-cell">
      <style:table-cell-properties style:vertical-align="bottom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" style:family="table">
      <style:table-properties style:width="8.892cm" fo:margin-left="0.011cm" fo:margin-top="0.101cm" fo:margin-bottom="0cm" table:align="left" fo:background-color="transparent">
        <style:background-image/>
      </style:table-properties>
    </style:style>
    <style:style style:name="Table3.A" style:family="table-column">
      <style:table-column-properties style:column-width="3.092cm"/>
    </style:style>
    <style:style style:name="Table3.B" style:family="table-column">
      <style:table-column-properties style:column-width="1.45cm"/>
    </style:style>
    <style:style style:name="Table3.1" style:family="table-row">
      <style:table-row-properties style:min-row-height="1cm" fo:background-color="transparent">
        <style:background-image/>
      </style:table-row-properties>
    </style:style>
    <style:style style:name="Table3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 style:data-style-name="N0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 style:data-style-name="N0">
      <style:table-cell-properties style:vertical-align="middle" fo:background-color="#a9ce7b" fo:padding="0cm" fo:border="0.5pt solid #000000">
        <style:background-image/>
      </style:table-cell-properties>
    </style:style>
    <style:style style:name="Table3.A2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3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3.D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3.E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1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1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1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2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3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44" style:family="paragraph" style:parent-style-name="Footer">
      <style:text-properties officeooo:rsid="00178920" officeooo:paragraph-rsid="00178920"/>
    </style:style>
    <style:style style:name="P45" style:family="paragraph" style:parent-style-name="Footer">
      <style:text-properties officeooo:paragraph-rsid="00c384cf"/>
    </style:style>
    <style:style style:name="P46" style:family="paragraph" style:parent-style-name="Footer">
      <style:paragraph-properties fo:text-align="start" style:justify-single-word="false"/>
      <style:text-properties officeooo:paragraph-rsid="0211dd7e"/>
    </style:style>
    <style:style style:name="P47" style:family="paragraph" style:parent-style-name="Footer">
      <style:paragraph-properties fo:text-align="start" style:justify-single-word="false"/>
      <style:text-properties officeooo:paragraph-rsid="00d4df5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8d016c"/>
    </style:style>
    <style:style style:name="P50" style:family="paragraph" style:parent-style-name="Footer">
      <style:text-properties officeooo:paragraph-rsid="010f7046"/>
    </style:style>
    <style:style style:name="P51" style:family="paragraph" style:parent-style-name="Footer">
      <style:text-properties officeooo:paragraph-rsid="01120261"/>
    </style:style>
    <style:style style:name="P52" style:family="paragraph" style:parent-style-name="Footer">
      <style:paragraph-properties fo:text-align="end" style:justify-single-word="false"/>
      <style:text-properties officeooo:paragraph-rsid="00d4df5c"/>
    </style:style>
    <style:style style:name="P53" style:family="paragraph" style:parent-style-name="Footer">
      <style:text-properties officeooo:paragraph-rsid="00d4df5c"/>
    </style:style>
    <style:style style:name="P54" style:family="paragraph" style:parent-style-name="Footer">
      <style:text-properties officeooo:paragraph-rsid="00863005"/>
    </style:style>
    <style:style style:name="P55" style:family="paragraph" style:parent-style-name="Footer">
      <style:text-properties officeooo:paragraph-rsid="00a59a60"/>
    </style:style>
    <style:style style:name="P56" style:family="paragraph" style:parent-style-name="Footer">
      <style:text-properties officeooo:paragraph-rsid="004274bc"/>
    </style:style>
    <style:style style:name="P57" style:family="paragraph" style:parent-style-name="Footer">
      <style:text-properties officeooo:paragraph-rsid="002aa84d"/>
    </style:style>
    <style:style style:name="P58" style:family="paragraph" style:parent-style-name="Footer">
      <style:text-properties officeooo:paragraph-rsid="030c4d7d"/>
    </style:style>
    <style:style style:name="P59" style:family="paragraph" style:parent-style-name="Footer">
      <style:text-properties officeooo:paragraph-rsid="00d8520c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7" style:family="paragraph" style:parent-style-name="Header">
      <style:paragraph-properties fo:text-align="start" style:justify-single-word="false"/>
      <style:text-properties officeooo:paragraph-rsid="0211dd7e"/>
    </style:style>
    <style:style style:name="P68" style:family="paragraph" style:parent-style-name="Header">
      <style:paragraph-properties fo:text-align="start" style:justify-single-word="false"/>
      <style:text-properties officeooo:paragraph-rsid="0289fb01"/>
    </style:style>
    <style:style style:name="P69" style:family="paragraph" style:parent-style-name="Header">
      <style:paragraph-properties fo:text-align="start" style:justify-single-word="false"/>
      <style:text-properties officeooo:paragraph-rsid="02a56131"/>
    </style:style>
    <style:style style:name="P7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center" style:justify-single-word="false"/>
      <style:text-properties officeooo:paragraph-rsid="00ab054e"/>
    </style:style>
    <style:style style:name="P74" style:family="paragraph" style:parent-style-name="Header">
      <style:paragraph-properties fo:text-align="center" style:justify-single-word="false"/>
      <style:text-properties officeooo:paragraph-rsid="00c10aa6"/>
    </style:style>
    <style:style style:name="P7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0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1" style:family="paragraph" style:parent-style-name="_5f_Header_20_D_20_page_20_impaire_20__28_D_29_">
      <style:text-properties officeooo:paragraph-rsid="01a13e78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impaire_20__28_D_29_">
      <style:text-properties officeooo:paragraph-rsid="00c87b35"/>
    </style:style>
    <style:style style:name="P84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5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G_20_page_20_paire_20__28_G_29_">
      <style:paragraph-properties fo:text-align="start" style:justify-single-word="fals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1" style:family="paragraph" style:parent-style-name="_5f_Tableau_5f_Centré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_5f_Tableau_5f_Centré_5f_Gra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5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paire_20__28_G_29_"/>
    <style:style style:name="P106" style:family="paragraph" style:parent-style-name="_5f_Footer_20_page_20_paire_20__28_G_29_">
      <style:text-properties fo:font-size="9pt" style:font-size-asian="9pt" style:font-size-complex="9pt"/>
    </style:style>
    <style:style style:name="P107" style:family="paragraph" style:parent-style-name="_5f_Paragraphe" style:list-style-name="_5f_Numérotation_20_des_20_exercices"/>
    <style:style style:name="P108" style:family="paragraph" style:parent-style-name="_5f_Paragraphe_5f_Réponse_5f_Elève" style:list-style-name="_5f_Numérotation_20_des_20_exercices"/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remier_5f_Titre_5f_Exercices_5f_avec_5f_Num_20_Exo_5f_Avec_5f_Titre" style:list-style-name="_5f_Numérotation_20_des_20_exercices" style:master-page-name="_32__5f_1_5f_SERIE_5f_M_5f_GAUCHE_5f_ET_5f_DROITE_5f_2COL">
      <style:paragraph-properties style:page-number="202" fo:break-before="auto" fo:break-after="auto"/>
    </style:style>
    <style:style style:name="P111" style:family="paragraph" style:parent-style-name="_5f_Titre_5f_Exercices_5f_sans_5f_Titre" style:list-style-name="_5f_Numérotation_20_des_20_exercices"/>
    <style:style style:name="P11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style:paragraph-properties fo:text-align="center"/>
    </style:style>
    <style:style style:name="P1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d7e12c"/>
    </style:style>
    <style:style style:name="P11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20" style:family="paragraph">
      <loext:graphic-properties draw:fill="solid" draw:fill-color="#7fb241"/>
    </style:style>
    <style:style style:name="P121" style:family="paragraph">
      <loext:graphic-properties draw:fill="solid" draw:fill-color="#1ca2b8"/>
    </style:style>
    <style:style style:name="P12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d62e4e"/>
    </style:style>
    <style:style style:name="P124" style:family="paragraph">
      <loext:graphic-properties draw:fill-color="#2a6099"/>
      <style:paragraph-properties fo:text-align="center"/>
    </style:style>
    <style:style style:name="P1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26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008000"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0047ff"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style:paragraph-properties fo:margin-left="0cm" fo:margin-right="0cm" fo:margin-top="0cm" fo:margin-bottom="0cm" fo:line-height="100%" fo:text-indent="0cm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1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de9a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daa77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2a6099" loext:opacity="100%" style:text-outline="false" style:text-line-through-style="none" style:text-line-through-type="none" style:font-name="Bitstream Vera Sans3" fo:font-size="10pt" fo:font-style="normal" fo:text-shadow="none" style:text-underline-style="none" fo:font-weight="bold" style:letter-kerning="true" style:font-name-asian="MS Gothic1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38" style:family="paragraph">
      <loext:graphic-properties draw:fill="solid" draw:fill-color="#000000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Bitstream Vera Sans3" fo:font-size="5pt" fo:font-style="normal" fo:text-shadow="none" style:text-underline-style="none" fo:font-weight="bold" style:letter-kerning="true" style:font-name-asian="MS Gothic1" style:font-size-asian="5pt" style:font-style-asian="normal" style:font-weight-asian="normal" style:font-name-complex="Tahoma1" style:font-size-complex="5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1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3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1" style:font-size-asian="24pt" style:language-asian="zxx" style:country-asian="none" style:font-style-asian="normal" style:font-weight-asian="bold" style:font-name-complex="Tahoma1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44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5" style:family="paragraph">
      <loext:graphic-properties draw:fill="solid" draw:fill-color="#eb6617"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ff0000"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ff00ff"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solid" draw:fill-color="#ffff00"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style:paragraph-properties fo:margin-left="0cm" fo:margin-right="0cm" fo:margin-top="0cm" fo:margin-bottom="0cm" fo:line-height="100%" fo:text-align="center" fo:text-indent="0cm"/>
    </style:style>
    <style:style style:name="P15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solid" draw:fill-color="#ecf191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7" style:family="paragraph">
      <loext:graphic-properties draw:fill="solid" draw:fill-color="#ead6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solid" draw:fill-color="#ead6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solid" draw:fill-color="#de9a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solid" draw:fill-color="#de9ad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1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solid" draw:fill-color="#add9e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d016c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24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25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26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27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28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29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30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1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2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3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34" style:family="text">
      <style:text-properties fo:font-variant="small-caps" fo:color="#9d0f89" loext:opacity="100%" style:font-name="Bitstream Vera Sans1" fo:font-size="16pt" fo:font-weight="bold" officeooo:rsid="01a13e78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3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64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65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66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67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68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69" style:family="text">
      <style:text-properties fo:font-variant="small-caps" officeooo:rsid="0054f64f"/>
    </style:style>
    <style:style style:name="T70" style:family="text">
      <style:text-properties fo:font-variant="small-caps" officeooo:rsid="0096b4e2"/>
    </style:style>
    <style:style style:name="T71" style:family="text">
      <style:text-properties fo:font-variant="small-caps" officeooo:rsid="00a847d5"/>
    </style:style>
    <style:style style:name="T72" style:family="text">
      <style:text-properties fo:font-variant="small-caps" officeooo:rsid="007d7a6f"/>
    </style:style>
    <style:style style:name="T73" style:family="text">
      <style:text-properties fo:font-variant="small-caps" officeooo:rsid="00990660"/>
    </style:style>
    <style:style style:name="T74" style:family="text">
      <style:text-properties fo:font-variant="small-caps" officeooo:rsid="00b5d2d1"/>
    </style:style>
    <style:style style:name="T75" style:family="text">
      <style:text-properties fo:font-variant="small-caps" officeooo:rsid="00b6801f"/>
    </style:style>
    <style:style style:name="T76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78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79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80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81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82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83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84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85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86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87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88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89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90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91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92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93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94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95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96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97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98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99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100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01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104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105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106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107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108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109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110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111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112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113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114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115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116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117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118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119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120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121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122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123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124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125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126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127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128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129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130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131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132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133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134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135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136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137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138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139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140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141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142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1fe03f2"/>
    </style:style>
    <style:style style:name="T150" style:family="text">
      <style:text-properties officeooo:rsid="010c4d3a"/>
    </style:style>
    <style:style style:name="T151" style:family="text">
      <style:text-properties officeooo:rsid="00b6801f"/>
    </style:style>
    <style:style style:name="T152" style:family="text">
      <style:text-properties fo:font-size="16pt" style:font-size-asian="16pt" style:font-size-complex="16pt"/>
    </style:style>
    <style:style style:name="T153" style:family="text">
      <style:text-properties officeooo:rsid="01f8729d"/>
    </style:style>
    <style:style style:name="T154" style:family="text">
      <style:text-properties officeooo:rsid="01b6dc57"/>
    </style:style>
    <style:style style:name="T155" style:family="text">
      <style:text-properties officeooo:rsid="00b5d2d1"/>
    </style:style>
    <style:style style:name="T156" style:family="text">
      <style:text-properties officeooo:rsid="015f088a"/>
    </style:style>
    <style:style style:name="T157" style:family="text">
      <style:text-properties officeooo:rsid="0160d7ef"/>
    </style:style>
    <style:style style:name="T158" style:family="text">
      <style:text-properties officeooo:rsid="02735980"/>
    </style:style>
    <style:style style:name="T159" style:family="text">
      <style:text-properties officeooo:rsid="02757f12"/>
    </style:style>
    <style:style style:name="T160" style:family="text">
      <style:text-properties officeooo:rsid="0272f9e5"/>
    </style:style>
    <style:style style:name="T161" style:family="text">
      <style:text-properties officeooo:rsid="026ec296"/>
    </style:style>
    <style:style style:name="T162" style:family="text">
      <style:text-properties officeooo:rsid="0268e0aa"/>
    </style:style>
    <style:style style:name="T163" style:family="text">
      <style:text-properties officeooo:rsid="0072f07f"/>
    </style:style>
    <style:style style:name="T164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65" style:family="text">
      <style:text-properties officeooo:rsid="014407b5"/>
    </style:style>
    <style:style style:name="T166" style:family="text">
      <style:text-properties officeooo:rsid="00a59a60"/>
    </style:style>
    <style:style style:name="T167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68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officeooo:rsid="0334a5be"/>
    </style:style>
    <style:style style:name="T173" style:family="text">
      <style:text-properties officeooo:rsid="0315af39"/>
    </style:style>
    <style:style style:name="T174" style:family="text">
      <style:text-properties officeooo:rsid="00a4cf55"/>
    </style:style>
    <style:style style:name="T175" style:family="text">
      <style:text-properties officeooo:rsid="009e3fdd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/>
    <style:style style:name="T181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82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83" style:family="text">
      <style:text-properties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2a6099" loext:opacity="100%" style:text-outline="false" style:text-line-through-style="none" style:text-line-through-type="none" style:font-name="Bitstream Vera Sans3" fo:font-size="10pt" fo:font-style="normal" fo:text-shadow="none" style:text-underline-style="none" fo:font-weight="bold" style:letter-kerning="true" style:font-name-asian="MS Gothic1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ffffff" loext:opacity="100%" style:text-outline="false" style:text-line-through-style="none" style:text-line-through-type="none" style:font-name="Bitstream Vera Sans3" fo:font-size="5pt" fo:font-style="normal" fo:text-shadow="none" style:text-underline-style="none" fo:font-weight="bold" style:letter-kerning="true" style:font-name-asian="MS Gothic1" style:font-size-asian="5pt" style:font-style-asian="normal" style:font-weight-asian="normal" style:font-name-complex="Tahoma1" style:font-size-complex="5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1" style:font-size-asian="24pt" style:language-asian="zxx" style:country-asian="none" style:font-style-asian="normal" style:font-weight-asian="bold" style:font-name-complex="Tahoma1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8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1" style:language-asian="zxx" style:country-asian="none" style:font-style-asian="normal" style:font-weight-asian="bold" style:font-name-complex="Tahoma1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88" style:family="text">
      <style:text-properties fo:color="#000000" loext:opacity="10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ffffff" loext:opacity="100%" style:text-outline="false" style:text-line-through-style="none" style:text-line-through-type="none" style:font-name="Bitstream Vera Sans3" fo:font-size="6pt" fo:font-style="normal" fo:text-shadow="none" style:text-underline-style="none" fo:font-weight="bold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tyle:run-through="foreground"/>
    </style:style>
    <style:style style:name="gr24" style:family="graphic">
      <style:graphic-properties draw:stroke="solid" svg:stroke-width="0.019cm" svg:stroke-color="#80808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3cm" svg:stroke-color="#000000" draw:marker-start="" draw:marker-start-width="0.215cm" draw:marker-start-center="false" draw:marker-end="" draw:marker-end-width="0.215cm" draw:marker-end-center="false" draw:fill="solid" draw:fill-color="#008000" draw:opacity="50%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26" style:family="graphic">
      <style:graphic-properties draw:stroke="solid" svg:stroke-width="0.03cm" svg:stroke-color="#000000" draw:marker-start="" draw:marker-start-width="0.215cm" draw:marker-start-center="false" draw:marker-end="" draw:marker-end-width="0.215cm" draw:marker-end-center="false" draw:fill="solid" draw:fill-color="#0047ff" draw:opacity="50%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27" style:family="graphic">
      <style:graphic-properties draw:stroke="none" draw:stroke-dash="Dash_20_7418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436cm" fo:min-width="0.86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draw:stroke-dash="Dash_20_7419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436cm" fo:min-width="0.86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draw:stroke-dash="Dashed_20__28_var_29__20_7319" svg:stroke-width="0.049cm" svg:stroke-color="#9d0f89" draw:marker-start="" draw:marker-start-width="0.395cm" draw:marker-start-center="false" draw:marker-end="" draw:marker-end-width="0.395cm" draw:marker-end-center="false" draw:fill="solid" draw:fill-color="#de9ad5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ed_20__28_var_29__20_7322" svg:stroke-width="0.041cm" svg:stroke-color="#1ca2b8" draw:marker-start="" draw:marker-start-width="0.362cm" draw:marker-start-center="false" draw:marker-end="" draw:marker-end-width="0.362cm" draw:marker-end-center="false" draw:fill="solid" draw:fill-color="#add9e0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ed_20__28_var_29__20_7286" svg:stroke-width="0.041cm" svg:stroke-color="#d3802c" draw:marker-start="" draw:marker-start-width="0.362cm" draw:marker-start-center="false" draw:marker-end="" draw:marker-end-width="0.362cm" draw:marker-end-center="false" draw:fill="solid" draw:fill-color="#daa772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ed_20__28_var_29__20_729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ed_20__28_var_29__20_729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ed_20__28_var_29__20_729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ed_20__28_var_29__20_729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729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7295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7321" svg:stroke-width="0.041cm" svg:stroke-color="#d7e12c" draw:marker-start="" draw:marker-start-width="0.362cm" draw:marker-start-center="false" draw:marker-end="" draw:marker-end-width="0.362cm" draw:marker-end-center="false" draw:fill="solid" draw:fill-color="#ecf191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729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729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729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ed_20__28_var_29__20_729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730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730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730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730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730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7305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730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ed_20__28_var_29__20_730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" style:family="graphic">
      <style:graphic-properties draw:stroke="solid" draw:stroke-dash="Dashed_20__28_var_29__20_730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" style:family="graphic">
      <style:graphic-properties draw:stroke="solid" draw:stroke-dash="Dashed_20__28_var_29__20_730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" style:family="graphic">
      <style:graphic-properties draw:stroke="solid" draw:stroke-dash="Dashed_20__28_var_29__20_731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" style:family="graphic">
      <style:graphic-properties draw:stroke="solid" draw:stroke-dash="Dashed_20__28_var_29__20_731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" style:family="graphic">
      <style:graphic-properties draw:stroke="solid" draw:stroke-dash="Dashed_20__28_var_29__20_731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Dashed_20__28_var_29__20_731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Dashed_20__28_var_29__20_731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Dashed_20__28_var_29__20_7315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" style:family="graphic">
      <style:graphic-properties draw:stroke="solid" draw:stroke-dash="Dashed_20__28_var_29__20_731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" style:family="graphic">
      <style:graphic-properties draw:stroke="solid" draw:stroke-dash="Dashed_20__28_var_29__20_731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" style:family="graphic">
      <style:graphic-properties draw:stroke="none" draw:stroke-dash="Dashed_20__28_var_29__20_6157" svg:stroke-width="0.019cm" svg:stroke-color="#80808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51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none" draw:stroke-dash="Dashed_20__28_var_29__20_6158" svg:stroke-width="0.019cm" svg:stroke-color="#80808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50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none" draw:stroke-dash="Dashed_20__28_var_29__20_6159" svg:stroke-width="0.019cm" svg:stroke-color="#80808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50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5" style:family="graphic">
      <style:graphic-properties draw:stroke="none" draw:stroke-dash="Dashed_20__28_var_29__20_6160" svg:stroke-width="0.019cm" svg:stroke-color="#80808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5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6" style:family="graphic">
      <style:graphic-properties draw:stroke="none" draw:stroke-dash="Dashed_20__28_var_29__20_6161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justify" fo:min-height="0.54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7" style:family="graphic">
      <style:graphic-properties draw:stroke="solid" svg:stroke-width="0.019cm" svg:stroke-color="#b3b3b3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8" style:family="graphic">
      <style:graphic-properties fo:margin-top="0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stroke="none" draw:stroke-dash="Dashed_20__28_var_29__20_696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none" draw:stroke-dash="Dashed_20__28_var_29__20_696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none" draw:stroke-dash="Dashed_20__28_var_29__20_698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none" draw:stroke-dash="Dashed_20__28_var_29__20_698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none" draw:stroke-dash="Dashed_20__28_var_29__20_698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none" draw:stroke-dash="Dashed_20__28_var_29__20_699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none" draw:stroke-dash="Dashed_20__28_var_29__20_699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none" draw:stroke-dash="Dashed_20__28_var_29__20_699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none" draw:stroke-dash="Dashed_20__28_var_29__20_699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" style:family="graphic">
      <style:graphic-properties draw:stroke="none" draw:stroke-dash="Dashed_20__28_var_29__20_699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9" style:family="graphic">
      <style:graphic-properties draw:stroke="none" draw:stroke-dash="Dashed_20__28_var_29__20_699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0" style:family="graphic">
      <style:graphic-properties draw:stroke="none" draw:stroke-dash="Dashed_20__28_var_29__20_699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1" style:family="graphic">
      <style:graphic-properties draw:stroke="none" draw:stroke-dash="Dashed_20__28_var_29__20_699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2" style:family="graphic">
      <style:graphic-properties draw:stroke="none" draw:stroke-dash="Dashed_20__28_var_29__20_699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3" style:family="graphic">
      <style:graphic-properties draw:stroke="none" draw:stroke-dash="Dashed_20__28_var_29__20_699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4" style:family="graphic">
      <style:graphic-properties draw:stroke="none" draw:stroke-dash="Dashed_20__28_var_29__20_700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5" style:family="graphic">
      <style:graphic-properties draw:stroke="none" draw:stroke-dash="Dashed_20__28_var_29__20_698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draw:stroke="none" draw:stroke-dash="Dashed_20__28_var_29__20_698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7" style:family="graphic">
      <style:graphic-properties draw:stroke="none" draw:stroke-dash="Dashed_20__28_var_29__20_698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none" draw:stroke-dash="Dashed_20__28_var_29__20_700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9" style:family="graphic">
      <style:graphic-properties draw:stroke="none" draw:stroke-dash="Dashed_20__28_var_29__20_700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none" draw:stroke-dash="Dashed_20__28_var_29__20_700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none" draw:stroke-dash="Dashed_20__28_var_29__20_700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none" draw:stroke-dash="Dashed_20__28_var_29__20_700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none" draw:stroke-dash="Dashed_20__28_var_29__20_700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none" draw:stroke-dash="Dashed_20__28_var_29__20_693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draw:stroke="solid" draw:stroke-dash="Dashed_20__28_var_29__20_693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6" style:family="graphic">
      <style:graphic-properties draw:stroke="solid" draw:stroke-dash="Dashed_20__28_var_29__20_693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7" style:family="graphic">
      <style:graphic-properties draw:stroke="solid" draw:stroke-dash="Dashed_20__28_var_29__20_693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8" style:family="graphic">
      <style:graphic-properties draw:stroke="solid" draw:stroke-dash="Dashed_20__28_var_29__20_693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9" style:family="graphic">
      <style:graphic-properties draw:stroke="solid" draw:stroke-dash="Dashed_20__28_var_29__20_693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0" style:family="graphic">
      <style:graphic-properties draw:stroke="solid" draw:stroke-dash="Dashed_20__28_var_29__20_693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1" style:family="graphic">
      <style:graphic-properties draw:stroke="solid" draw:stroke-dash="Dashed_20__28_var_29__20_694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2" style:family="graphic">
      <style:graphic-properties draw:stroke="solid" draw:stroke-dash="Dashed_20__28_var_29__20_694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3" style:family="graphic">
      <style:graphic-properties draw:stroke="solid" draw:stroke-dash="Dashed_20__28_var_29__20_694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4" style:family="graphic">
      <style:graphic-properties draw:stroke="solid" draw:stroke-dash="Dashed_20__28_var_29__20_694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5" style:family="graphic">
      <style:graphic-properties draw:stroke="solid" draw:stroke-dash="Dashed_20__28_var_29__20_694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6" style:family="graphic">
      <style:graphic-properties draw:stroke="solid" draw:stroke-dash="Dashed_20__28_var_29__20_694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7" style:family="graphic">
      <style:graphic-properties draw:stroke="solid" draw:stroke-dash="Dashed_20__28_var_29__20_694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8" style:family="graphic">
      <style:graphic-properties draw:stroke="solid" draw:stroke-dash="Dashed_20__28_var_29__20_694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9" style:family="graphic">
      <style:graphic-properties draw:stroke="solid" draw:stroke-dash="Dashed_20__28_var_29__20_694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0" style:family="graphic">
      <style:graphic-properties draw:stroke="solid" draw:stroke-dash="Dashed_20__28_var_29__20_695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1" style:family="graphic">
      <style:graphic-properties draw:stroke="solid" draw:stroke-dash="Dashed_20__28_var_29__20_695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2" style:family="graphic">
      <style:graphic-properties draw:stroke="solid" draw:stroke-dash="Dashed_20__28_var_29__20_695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3" style:family="graphic">
      <style:graphic-properties draw:stroke="solid" draw:stroke-dash="Dashed_20__28_var_29__20_695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4" style:family="graphic">
      <style:graphic-properties draw:stroke="solid" draw:stroke-dash="Dashed_20__28_var_29__20_695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5" style:family="graphic">
      <style:graphic-properties draw:stroke="solid" draw:stroke-dash="Dashed_20__28_var_29__20_695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6" style:family="graphic">
      <style:graphic-properties draw:stroke="solid" draw:stroke-dash="Dashed_20__28_var_29__20_695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7" style:family="graphic">
      <style:graphic-properties draw:stroke="solid" draw:stroke-dash="Dashed_20__28_var_29__20_695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8" style:family="graphic">
      <style:graphic-properties draw:stroke="solid" draw:stroke-dash="Dashed_20__28_var_29__20_695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9" style:family="graphic">
      <style:graphic-properties draw:stroke="solid" draw:stroke-dash="Dashed_20__28_var_29__20_695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0" style:family="graphic">
      <style:graphic-properties draw:stroke="solid" draw:stroke-dash="Dashed_20__28_var_29__20_696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1" style:family="graphic">
      <style:graphic-properties draw:stroke="solid" draw:stroke-dash="Dashed_20__28_var_29__20_694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2" style:family="graphic">
      <style:graphic-properties draw:stroke="none" draw:stroke-dash="Dashed_20__28_var_29__20_696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5cm" fo:min-width="0.501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3" style:family="graphic">
      <style:graphic-properties draw:stroke="none" draw:stroke-dash="Dashed_20__28_var_29__20_696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5cm" fo:min-width="0.5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4" style:family="graphic">
      <style:graphic-properties draw:stroke="none" draw:stroke-dash="Dashed_20__28_var_29__20_696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5cm" fo:min-width="0.46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5" style:family="graphic">
      <style:graphic-properties draw:stroke="none" draw:stroke-dash="Dashed_20__28_var_29__20_700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49cm" fo:min-width="0.5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6" style:family="graphic">
      <style:graphic-properties draw:stroke="none" draw:stroke-dash="Dashed_20__28_var_29__20_700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49cm" fo:min-width="0.50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7" style:family="graphic">
      <style:graphic-properties draw:stroke="none" draw:stroke-dash="Dashed_20__28_var_29__20_696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5cm" fo:min-width="0.36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8" style:family="graphic">
      <style:graphic-properties draw:stroke="none" draw:stroke-dash="Dashed_20__28_var_29__20_700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5cm" fo:min-width="0.5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9" style:family="graphic">
      <style:graphic-properties draw:stroke="none" draw:stroke-dash="Dashed_20__28_var_29__20_696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5cm" fo:min-width="0.517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0" style:family="graphic">
      <style:graphic-properties draw:stroke="none" draw:stroke-dash="Dashed_20__28_var_29__20_701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5cm" fo:min-width="0.34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1" style:family="graphic">
      <style:graphic-properties draw:stroke="none" draw:stroke-dash="Dashed_20__28_var_29__20_701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5cm" fo:min-width="0.34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2" style:family="graphic">
      <style:graphic-properties draw:stroke="none" draw:stroke-dash="Dashed_20__28_var_29__20_701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5cm" fo:min-width="0.49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3" style:family="graphic">
      <style:graphic-properties draw:stroke="none" draw:stroke-dash="Dashed_20__28_var_29__20_701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5cm" fo:min-width="0.34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4" style:family="graphic">
      <style:graphic-properties draw:stroke="solid" draw:stroke-dash="Dashed_20__28_var_29__20_7014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5" style:family="graphic">
      <style:graphic-properties draw:stroke="solid" draw:stroke-dash="Dashed_20__28_var_29__20_7015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6" style:family="graphic">
      <style:graphic-properties draw:stroke="solid" draw:stroke-dash="Dashed_20__28_var_29__20_7016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7" style:family="graphic">
      <style:graphic-properties draw:stroke="solid" draw:stroke-dash="Dashed_20__28_var_29__20_7017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8" style:family="graphic">
      <style:graphic-properties draw:stroke="solid" draw:stroke-dash="Dashed_20__28_var_29__20_7018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9" style:family="graphic">
      <style:graphic-properties draw:stroke="solid" draw:stroke-dash="Dashed_20__28_var_29__20_7019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0" style:family="graphic">
      <style:graphic-properties draw:stroke="solid" draw:stroke-dash="Dashed_20__28_var_29__20_7020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1" style:family="graphic">
      <style:graphic-properties draw:stroke="solid" draw:stroke-dash="Dashed_20__28_var_29__20_7021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2" style:family="graphic">
      <style:graphic-properties draw:stroke="solid" draw:stroke-dash="Dashed_20__28_var_29__20_7022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3" style:family="graphic">
      <style:graphic-properties draw:stroke="solid" draw:stroke-dash="Dashed_20__28_var_29__20_7023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4" style:family="graphic">
      <style:graphic-properties draw:stroke="solid" draw:stroke-dash="Dashed_20__28_var_29__20_7024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5" style:family="graphic">
      <style:graphic-properties draw:stroke="solid" draw:stroke-dash="Dashed_20__28_var_29__20_7025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6" style:family="graphic">
      <style:graphic-properties draw:stroke="solid" draw:stroke-dash="Dashed_20__28_var_29__20_7026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7" style:family="graphic">
      <style:graphic-properties draw:stroke="solid" draw:stroke-dash="Dashed_20__28_var_29__20_7027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8" style:family="graphic">
      <style:graphic-properties draw:stroke="solid" draw:stroke-dash="Dashed_20__28_var_29__20_7028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9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0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51" style:family="graphic">
      <style:graphic-properties draw:stroke="solid" svg:stroke-width="0.03cm" svg:stroke-color="#000000" draw:marker-start="" draw:marker-start-width="0.215cm" draw:marker-start-center="false" draw:marker-end="" draw:marker-end-width="0.215cm" draw:marker-end-center="false" draw:fill="solid" draw:fill-color="#eb6617" draw:opacity="50%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152" style:family="graphic">
      <style:graphic-properties draw:stroke="solid" svg:stroke-width="0.03cm" svg:stroke-color="#000000" draw:marker-start="" draw:marker-start-width="0.215cm" draw:marker-start-center="false" draw:marker-end="" draw:marker-end-width="0.215cm" draw:marker-end-center="false" draw:fill="solid" draw:fill-color="#ff0000" draw:opacity="50%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153" style:family="graphic">
      <style:graphic-properties draw:stroke="solid" svg:stroke-width="0.03cm" svg:stroke-color="#000000" draw:marker-start="" draw:marker-start-width="0.215cm" draw:marker-start-center="false" draw:marker-end="" draw:marker-end-width="0.215cm" draw:marker-end-center="false" draw:fill="solid" draw:fill-color="#ffffff" draw:opacity="100%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draw:shadow-opacity="100%" style:run-through="foreground"/>
    </style:style>
    <style:style style:name="gr154" style:family="graphic">
      <style:graphic-properties draw:stroke="solid" svg:stroke-width="0.03cm" svg:stroke-color="#000000" draw:marker-start="" draw:marker-start-width="0.215cm" draw:marker-start-center="false" draw:marker-end="" draw:marker-end-width="0.215cm" draw:marker-end-center="false" draw:fill="solid" draw:fill-color="#ff00ff" draw:opacity="50%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155" style:family="graphic">
      <style:graphic-properties draw:stroke="solid" svg:stroke-width="0.03cm" svg:stroke-color="#000000" draw:marker-start="" draw:marker-start-width="0.215cm" draw:marker-start-center="false" draw:marker-end="" draw:marker-end-width="0.215cm" draw:marker-end-center="false" draw:fill="solid" draw:fill-color="#ffff00" draw:opacity="50%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156" style:family="graphic">
      <style:graphic-properties draw:stroke="none" draw:stroke-dash="Dash_20_6083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74cm" fo:min-width="0.8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7" style:family="graphic">
      <style:graphic-properties draw:stroke="none" draw:stroke-dash="Dash_20_6084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74cm" fo:min-width="0.85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8" style:family="graphic">
      <style:graphic-properties draw:stroke="none" draw:stroke-dash="Dash_20_6085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74cm" fo:min-width="0.8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9" style:family="graphic">
      <style:graphic-properties draw:stroke="none" draw:stroke-dash="Dash_20_6086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74cm" fo:min-width="0.84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0" style:family="graphic">
      <style:graphic-properties draw:stroke="none" draw:stroke-dash="Dash_20_6087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74cm" fo:min-width="0.8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1" style:family="graphic">
      <style:graphic-properties draw:stroke="none" draw:stroke-dash="Dash_20_6088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74cm" fo:min-width="0.90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solid" draw:fill-color="#ffffff" draw:textarea-horizontal-align="justify" draw:textarea-vertical-align="middle" draw:auto-grow-height="false" fo:min-height="0.482cm" fo:min-width="0.228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6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817cm" fo:min-width="0.55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815cm" fo:min-width="0.55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813cm" fo:min-width="0.55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81cm" fo:min-width="0.55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808cm" fo:min-width="0.55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813cm" fo:min-width="0.55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0" style:family="graphic">
      <style:graphic-properties draw:stroke="solid" draw:stroke-dash="Dashed_20__28_var_29__20_7323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71" style:family="graphic">
      <style:graphic-properties draw:stroke="solid" draw:stroke-dash="Dashed_20__28_var_29__20_7324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72" style:family="graphic">
      <style:graphic-properties draw:stroke="solid" draw:stroke-dash="Dashed_20__28_var_29__20_7325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73" style:family="graphic">
      <style:graphic-properties draw:stroke="solid" draw:stroke-dash="Dashed_20__28_var_29__20_7326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74" style:family="graphic">
      <style:graphic-properties draw:stroke="solid" draw:stroke-dash="Dashed_20__28_var_29__20_7327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75" style:family="graphic">
      <style:graphic-properties draw:stroke="solid" draw:stroke-dash="Dashed_20__28_var_29__20_7328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76" style:family="graphic">
      <style:graphic-properties draw:stroke="solid" draw:stroke-dash="Dashed_20__28_var_29__20_7329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77" style:family="graphic">
      <style:graphic-properties draw:stroke="solid" draw:stroke-dash="Dashed_20__28_var_29__20_7330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78" style:family="graphic">
      <style:graphic-properties draw:stroke="solid" draw:stroke-dash="Dashed_20__28_var_29__20_7331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79" style:family="graphic">
      <style:graphic-properties draw:stroke="solid" draw:stroke-dash="Dashed_20__28_var_29__20_7332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80" style:family="graphic">
      <style:graphic-properties draw:stroke="solid" draw:stroke-dash="Dashed_20__28_var_29__20_7333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81" style:family="graphic">
      <style:graphic-properties draw:stroke="solid" draw:stroke-dash="Dashed_20__28_var_29__20_7334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82" style:family="graphic">
      <style:graphic-properties draw:stroke="solid" draw:stroke-dash="Dashed_20__28_var_29__20_7335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83" style:family="graphic">
      <style:graphic-properties draw:stroke="solid" draw:stroke-dash="Dashed_20__28_var_29__20_7336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84" style:family="graphic">
      <style:graphic-properties draw:stroke="solid" draw:stroke-dash="Dashed_20__28_var_29__20_7337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85" style:family="graphic">
      <style:graphic-properties draw:stroke="solid" draw:stroke-dash="Dashed_20__28_var_29__20_7338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86" style:family="graphic">
      <style:graphic-properties draw:stroke="solid" draw:stroke-dash="Dashed_20__28_var_29__20_7339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87" style:family="graphic">
      <style:graphic-properties draw:stroke="solid" draw:stroke-dash="Dashed_20__28_var_29__20_7340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88" style:family="graphic">
      <style:graphic-properties draw:stroke="solid" draw:stroke-dash="Dashed_20__28_var_29__20_7341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89" style:family="graphic">
      <style:graphic-properties draw:stroke="solid" draw:stroke-dash="Dashed_20__28_var_29__20_7342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90" style:family="graphic">
      <style:graphic-properties draw:stroke="solid" draw:stroke-dash="Dashed_20__28_var_29__20_7343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91" style:family="graphic">
      <style:graphic-properties draw:stroke="solid" draw:stroke-dash="Dashed_20__28_var_29__20_7344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92" style:family="graphic">
      <style:graphic-properties draw:stroke="solid" draw:stroke-dash="Dashed_20__28_var_29__20_7345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93" style:family="graphic">
      <style:graphic-properties draw:stroke="solid" draw:stroke-dash="Dashed_20__28_var_29__20_7346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94" style:family="graphic">
      <style:graphic-properties draw:stroke="solid" draw:stroke-dash="Dashed_20__28_var_29__20_7347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95" style:family="graphic">
      <style:graphic-properties draw:stroke="solid" draw:stroke-dash="Dashed_20__28_var_29__20_7348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96" style:family="graphic">
      <style:graphic-properties draw:stroke="solid" draw:stroke-dash="Dashed_20__28_var_29__20_7349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97" style:family="graphic">
      <style:graphic-properties draw:stroke="solid" draw:stroke-dash="Dashed_20__28_var_29__20_7350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98" style:family="graphic">
      <style:graphic-properties draw:stroke="solid" draw:stroke-dash="Dashed_20__28_var_29__20_7351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99" style:family="graphic">
      <style:graphic-properties draw:stroke="solid" draw:stroke-dash="Dashed_20__28_var_29__20_7352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00" style:family="graphic">
      <style:graphic-properties draw:stroke="solid" draw:stroke-dash="Dashed_20__28_var_29__20_7353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01" style:family="graphic">
      <style:graphic-properties draw:stroke="none" svg:stroke-width="0.041cm" svg:stroke-color="#3399ff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771cm" fo:min-width="0.52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202" style:family="graphic">
      <style:graphic-properties draw:stroke="none" svg:stroke-width="0.041cm" svg:stroke-color="#ff660d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757cm" fo:min-width="0.52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203" style:family="graphic">
      <style:graphic-properties draw:stroke="none" svg:stroke-width="0.041cm" svg:stroke-color="#ff660d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762cm" fo:min-width="0.522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204" style:family="graphic">
      <style:graphic-properties draw:stroke="none" svg:stroke-width="0.041cm" svg:stroke-color="#ff660d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769cm" fo:min-width="0.522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205" style:family="graphic">
      <style:graphic-properties draw:stroke="solid" draw:stroke-dash="Dashed_20__28_var_29__20_7354" svg:stroke-width="0.019cm" svg:stroke-color="#808080" draw:marker-start="" draw:marker-start-width="0.231cm" draw:marker-start-center="false" draw:marker-end="" draw:marker-end-width="0.231cm" draw:marker-end-center="false" draw:fill="solid" draw:fill-color="#000000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20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cf191" draw:textarea-horizontal-align="justify" draw:textarea-vertical-align="middle" draw:auto-grow-height="false" fo:min-height="0.804cm" fo:min-width="0.55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cf191" draw:textarea-horizontal-align="justify" draw:textarea-vertical-align="middle" draw:auto-grow-height="false" fo:min-height="0.808cm" fo:min-width="0.55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cf191" draw:textarea-horizontal-align="justify" draw:textarea-vertical-align="middle" draw:auto-grow-height="false" fo:min-height="0.81cm" fo:min-width="0.55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9" style:family="graphic">
      <style:graphic-properties draw:stroke="none" draw:stroke-dash="Dashed_20__28_var_29__20_720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ecf191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0" style:family="graphic">
      <style:graphic-properties draw:stroke="none" draw:stroke-dash="Dashed_20__28_var_29__20_7202" svg:stroke-width="0.019cm" svg:stroke-color="#808080" draw:marker-start="" draw:marker-start-width="0.332cm" draw:marker-start-center="false" draw:marker-end="" draw:marker-end-width="0.332cm" draw:marker-end-center="false" svg:stroke-opacity="100%" draw:stroke-linejoin="round" draw:fill="solid" draw:fill-color="#ead6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ad680" draw:textarea-horizontal-align="justify" draw:textarea-vertical-align="middle" draw:auto-grow-height="false" fo:min-height="0.811cm" fo:min-width="0.55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e9ad5" draw:textarea-horizontal-align="justify" draw:textarea-vertical-align="middle" draw:auto-grow-height="false" fo:min-height="0.811cm" fo:min-width="0.55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e9ad5" draw:textarea-horizontal-align="justify" draw:textarea-vertical-align="middle" draw:auto-grow-height="false" fo:min-height="0.808cm" fo:min-width="0.55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4" style:family="graphic">
      <style:graphic-properties draw:stroke="none" draw:stroke-dash="Dashed_20__28_var_29__20_720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de9ad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add9e0" draw:textarea-horizontal-align="justify" draw:textarea-vertical-align="middle" draw:auto-grow-height="false" fo:min-height="0.815cm" fo:min-width="0.55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6" style:family="graphic">
      <style:graphic-properties draw:stroke="none" draw:stroke-dash="Dashed_20__28_var_29__20_7204" svg:stroke-width="0.019cm" svg:stroke-color="#808080" draw:marker-start="" draw:marker-start-width="0.332cm" draw:marker-start-center="false" draw:marker-end="" draw:marker-end-width="0.332cm" draw:marker-end-center="false" svg:stroke-opacity="100%" draw:stroke-linejoin="round" draw:fill="solid" draw:fill-color="#add9e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7" style:family="graphic">
      <style:graphic-properties draw:stroke="none" draw:stroke-dash="Dashed_20__28_var_29__20_6694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fo:min-height="0.50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18" style:family="graphic">
      <style:graphic-properties draw:stroke="none" draw:stroke-dash="Dashed_20__28_var_29__20_6695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fo:min-height="0.50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19" style:family="graphic">
      <style:graphic-properties draw:stroke="none" svg:stroke-width="0.041cm" svg:stroke-color="#52cc00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767cm" fo:min-width="0.522cm" fo:padding-top="0.146cm" fo:padding-bottom="0.146cm" fo:padding-left="0.27cm" fo:padding-right="0.27cm" draw:shadow="hidden" draw:shadow-offset-x="0.3cm" draw:shadow-offset-y="0.3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14" draw:name="Shape3_12" draw:style-name="gr18" draw:text-style-name="P124" svg:x1="10.208cm" svg:y1="1.342cm" svg:x2="21.994cm" svg:y2="1.298cm">
        <text:p/>
      </draw:line>
      <draw:frame text:anchor-type="page" text:anchor-page-number="2" draw:z-index="13" draw:name="Shape2_3" draw:style-name="gr19" draw:text-style-name="P125" svg:width="3.918cm" svg:height="1.031cm" draw:transform="rotate (0.0876155284501153) translate (0.137583333333333cm 0.342194444444444cm)">
        <draw:text-box>
          <text:p text:style-name="P113"><text:span text:style-name="T182">Fiche supplémentaire</text:span></text:p>
        </draw:text-box>
      </draw:frame>
      <draw:frame text:anchor-type="page" text:anchor-page-number="1" draw:z-index="12" draw:name="Shape2_2" draw:style-name="gr19" draw:text-style-name="P125" svg:width="3.918cm" svg:height="1.031cm" draw:transform="rotate (0.0876155284501153) translate (0.137583333333333cm 0.342194444444444cm)">
        <draw:text-box>
          <text:p text:style-name="P113"><text:span text:style-name="T182">Fiche supplémentaire</text:span></text:p>
        </draw:text-box>
      </draw:frame>
      <draw:frame text:anchor-type="page" text:anchor-page-number="1" draw:z-index="11" draw:name="Shape2_1" draw:style-name="gr20" draw:text-style-name="P119" svg:width="3.857cm" svg:height="0.805cm" draw:transform="rotate (0.0872664625997165) translate (0.467430555555556cm 1.34055555555556cm)">
        <draw:text-box>
          <text:p text:style-name="P113"><text:span text:style-name="T181">Série 1</text:span></text:p>
        </draw:text-box>
      </draw:frame>
      <draw:frame text:anchor-type="page" text:anchor-page-number="2" draw:z-index="10" draw:name="Shape2_0" draw:style-name="gr20" draw:text-style-name="P119" svg:width="3.857cm" svg:height="0.805cm" draw:transform="rotate (0.0872664625997165) translate (0.467430555555556cm 1.34055555555556cm)">
        <draw:text-box>
          <text:p text:style-name="P113"><text:span text:style-name="T181">Série 1</text:span></text:p>
        </draw:text-box>
      </draw:frame>
      <draw:line text:anchor-type="page" text:anchor-page-number="1" draw:z-index="9" draw:name="Shape3_0" draw:style-name="gr18" draw:text-style-name="P124" svg:x1="10.208cm" svg:y1="1.342cm" svg:x2="21.994cm" svg:y2="1.298cm">
        <text:p/>
      </draw:line>
      <draw:path text:anchor-type="page" text:anchor-page-number="1" draw:z-index="8" draw:name="Shape1_0" draw:style-name="gr21" draw:text-style-name="P120" svg:width="4.329cm" svg:height="2.24cm" svg:x="0cm" svg:y="0.001cm" svg:viewBox="0 0 4330 2241" svg:d="M0 2241l3984-288c209-15 363-168 345-342l-170-1611h-4159z">
        <text:p/>
      </draw:path>
      <draw:path text:anchor-type="page" text:anchor-page-number="2" draw:z-index="0" draw:name="Shape1_2" draw:style-name="gr21" draw:text-style-name="P120" svg:width="4.329cm" svg:height="2.24cm" svg:x="0cm" svg:y="0.001cm" svg:viewBox="0 0 4330 2241" svg:d="M0 2241l3984-288c209-15 363-168 345-342l-170-1611h-4159z">
        <text:p/>
      </draw:path>
      <text:list xml:id="list3117553905" text:style-name="_5f_Numérotation_20_des_20_exercices">
        <text:list-item text:start-value="1">
          <text:h text:style-name="P110" text:outline-level="1" text:restart-numbering="true" text:start-value="1">Comparer !</text:h>
        </text:list-item>
      </text:list>
      <text:h text:style-name="_5f_Paragraphe" text:outline-level="1"><draw:g text:anchor-type="char" draw:z-index="5" draw:name="Shape66" draw:style-name="gr68"><draw:rect draw:style-name="gr69" draw:text-style-name="P140" svg:width="0.505cm" svg:height="0.558cm" svg:x="7.592cm" svg:y="2.858cm"><text:p/></draw:rect><draw:rect draw:style-name="gr70" draw:text-style-name="P140" svg:width="0.507cm" svg:height="0.569cm" svg:x="4.076cm" svg:y="1.187cm"><text:p/></draw:rect><draw:g draw:style-name="gr23"><draw:rect draw:style-name="gr71" draw:text-style-name="P140" svg:width="0.503cm" svg:height="0.571cm" svg:x="0.063cm" svg:y="0.083cm"><text:p/></draw:rect><draw:rect draw:style-name="gr72" draw:text-style-name="P140" svg:width="0.503cm" svg:height="0.571cm" svg:x="0.564cm" svg:y="0.083cm"><text:p/></draw:rect><draw:rect draw:style-name="gr73" draw:text-style-name="P140" svg:width="0.503cm" svg:height="0.576cm" svg:x="0.063cm" svg:y="0.632cm"><text:p/></draw:rect></draw:g><draw:rect draw:style-name="gr74" draw:text-style-name="P140" svg:width="1.006cm" svg:height="1.131cm" svg:x="0.063cm" svg:y="1.743cm"><text:p/></draw:rect><draw:rect draw:style-name="gr75" draw:text-style-name="P140" svg:width="0.503cm" svg:height="0.571cm" svg:x="1.568cm" svg:y="0.083cm"><text:p/></draw:rect><draw:rect draw:style-name="gr76" draw:text-style-name="P140" svg:width="0.503cm" svg:height="0.576cm" svg:x="1.568cm" svg:y="0.632cm"><text:p/></draw:rect><draw:rect draw:style-name="gr77" draw:text-style-name="P140" svg:width="0.505cm" svg:height="0.576cm" svg:x="2.069cm" svg:y="0.632cm"><text:p/></draw:rect><draw:rect draw:style-name="gr78" draw:text-style-name="P140" svg:width="0.505cm" svg:height="0.571cm" svg:x="2.069cm" svg:y="0.083cm"><text:p/></draw:rect><draw:rect draw:style-name="gr79" draw:text-style-name="P140" svg:width="0.505cm" svg:height="0.576cm" svg:x="2.57cm" svg:y="0.632cm"><text:p/></draw:rect><draw:rect draw:style-name="gr80" draw:text-style-name="P140" svg:width="0.514cm" svg:height="0.571cm" svg:x="6.584cm" svg:y="0.083cm"><text:p/></draw:rect><draw:rect draw:style-name="gr81" draw:text-style-name="P140" svg:width="0.514cm" svg:height="0.576cm" svg:x="6.584cm" svg:y="0.632cm"><text:p/></draw:rect><draw:rect draw:style-name="gr82" draw:text-style-name="P140" svg:width="0.514cm" svg:height="0.576cm" svg:x="6.584cm" svg:y="1.187cm"><text:p/></draw:rect><draw:rect draw:style-name="gr83" draw:text-style-name="P140" svg:width="0.514cm" svg:height="0.578cm" svg:x="6.584cm" svg:y="1.743cm"><text:p/></draw:rect><draw:rect draw:style-name="gr84" draw:text-style-name="P140" svg:width="0.505cm" svg:height="0.576cm" svg:x="2.57cm" svg:y="2.299cm"><text:p/></draw:rect><draw:rect draw:style-name="gr85" draw:text-style-name="P140" svg:width="0.505cm" svg:height="0.578cm" svg:x="2.069cm" svg:y="1.743cm"><text:p/></draw:rect><draw:rect draw:style-name="gr86" draw:text-style-name="P140" svg:width="0.505cm" svg:height="0.578cm" svg:x="2.57cm" svg:y="1.743cm"><text:p/></draw:rect><draw:rect draw:style-name="gr87" draw:text-style-name="P140" svg:width="0.562cm" svg:height="0.505cm" draw:transform="rotate (1.5707963267949) translate (1.56280555555556cm 3.413125cm)"><text:p/></draw:rect><draw:rect draw:style-name="gr74" draw:text-style-name="P140" svg:width="0.507cm" svg:height="0.565cm" svg:x="4.078cm" svg:y="1.75cm"><text:p/></draw:rect><draw:rect draw:style-name="gr75" draw:text-style-name="P140" svg:width="0.507cm" svg:height="0.576cm" svg:x="3.575cm" svg:y="1.187cm"><text:p/></draw:rect><draw:rect draw:style-name="gr76" draw:text-style-name="P140" svg:width="0.507cm" svg:height="0.569cm" svg:x="5.581cm" svg:y="2.858cm"><text:p/></draw:rect><draw:rect draw:style-name="gr77" draw:text-style-name="P140" svg:width="0.507cm" svg:height="0.569cm" svg:x="6.089cm" svg:y="2.858cm"><text:p/></draw:rect><draw:rect draw:style-name="gr78" draw:text-style-name="P140" svg:width="0.507cm" svg:height="0.569cm" svg:x="5.581cm" svg:y="3.412cm"><text:p/></draw:rect><draw:rect draw:style-name="gr79" draw:text-style-name="P140" svg:width="0.507cm" svg:height="0.569cm" svg:x="5.08cm" svg:y="3.412cm"><text:p/></draw:rect><draw:rect draw:style-name="gr80" draw:text-style-name="P140" svg:width="0.507cm" svg:height="0.572cm" svg:x="5.08cm" svg:y="0.083cm"><text:p/></draw:rect><draw:rect draw:style-name="gr81" draw:text-style-name="P140" svg:width="0.507cm" svg:height="0.562cm" svg:x="5.08cm" svg:y="0.639cm"><text:p/></draw:rect><draw:rect draw:style-name="gr82" draw:text-style-name="P140" svg:width="0.558cm" svg:height="0.507cm" draw:transform="rotate (1.5707963267949) translate (7.59177777777778cm 1.74448611111111cm)"><text:p/></draw:rect><draw:rect draw:style-name="gr83" draw:text-style-name="P140" svg:width="0.558cm" svg:height="0.509cm" draw:transform="rotate (1.5707963267949) translate (8.09272222222222cm 1.74448611111111cm)"><text:p/></draw:rect><draw:rect draw:style-name="gr84" draw:text-style-name="P140" svg:width="0.56cm" svg:height="0.509cm" draw:transform="rotate (1.5707963267949) translate (8.09272222222222cm 1.18533333333333cm)"><text:p/></draw:rect><draw:rect draw:style-name="gr88" draw:text-style-name="P140" svg:width="0.56cm" svg:height="0.507cm" draw:transform="rotate (1.5707963267949) translate (7.59177777777778cm 1.18533333333333cm)"><text:p/></draw:rect><draw:rect draw:style-name="gr89" draw:text-style-name="P140" svg:width="0.556cm" svg:height="0.509cm" draw:transform="rotate (1.5707963267949) translate (8.09272222222222cm 0.631472222222222cm)"><text:p/></draw:rect><draw:rect draw:style-name="gr90" draw:text-style-name="P140" svg:width="0.507cm" svg:height="0.569cm" svg:x="7.593cm" svg:y="3.412cm"><text:p/></draw:rect><draw:rect draw:style-name="gr91" draw:text-style-name="P140" svg:width="0.505cm" svg:height="0.567cm" svg:x="7.091cm" svg:y="2.858cm"><text:p/></draw:rect><draw:rect draw:style-name="gr92" draw:text-style-name="P140" svg:width="0.509cm" svg:height="0.569cm" svg:x="8.093cm" svg:y="3.412cm"><text:p/></draw:rect><draw:rect draw:style-name="gr93" draw:text-style-name="P140" svg:width="0.507cm" svg:height="0.569cm" svg:x="3.575cm" svg:y="2.858cm"><text:p/></draw:rect><draw:rect draw:style-name="gr94" draw:text-style-name="P140" svg:width="0.507cm" svg:height="0.569cm" svg:x="4.078cm" svg:y="2.858cm"><text:p/></draw:rect><draw:line draw:style-name="gr95" draw:text-style-name="P141" svg:x1="0.058cm" svg:y1="0.082cm" svg:x2="9.094cm" svg:y2="0.082cm"><text:p/></draw:line><draw:line draw:style-name="gr96" draw:text-style-name="P141" svg:x1="0.058cm" svg:y1="0.63cm" svg:x2="9.094cm" svg:y2="0.63cm"><text:p/></draw:line><draw:line draw:style-name="gr97" draw:text-style-name="P141" svg:x1="0.058cm" svg:y1="1.187cm" svg:x2="9.094cm" svg:y2="1.187cm"><text:p/></draw:line><draw:line draw:style-name="gr98" draw:text-style-name="P141" svg:x1="0.058cm" svg:y1="1.739cm" svg:x2="9.094cm" svg:y2="1.739cm"><text:p/></draw:line><draw:line draw:style-name="gr99" draw:text-style-name="P141" svg:x1="0.058cm" svg:y1="2.293cm" svg:x2="9.094cm" svg:y2="2.293cm"><text:p/></draw:line><draw:line draw:style-name="gr100" draw:text-style-name="P141" svg:x1="0.058cm" svg:y1="2.852cm" svg:x2="9.094cm" svg:y2="2.852cm"><text:p/></draw:line><draw:line draw:style-name="gr101" draw:text-style-name="P141" svg:x1="0.058cm" svg:y1="3.965cm" svg:x2="9.094cm" svg:y2="3.965cm"><text:p/></draw:line><draw:line draw:style-name="gr102" draw:text-style-name="P141" svg:x1="0.058cm" svg:y1="0.082cm" svg:x2="0.058cm" svg:y2="3.971cm"><text:p/></draw:line><draw:line draw:style-name="gr103" draw:text-style-name="P141" svg:x1="0.558cm" svg:y1="0.082cm" svg:x2="0.558cm" svg:y2="3.971cm"><text:p/></draw:line><draw:line draw:style-name="gr104" draw:text-style-name="P141" svg:x1="1.058cm" svg:y1="0.082cm" svg:x2="1.058cm" svg:y2="3.971cm"><text:p/></draw:line><draw:line draw:style-name="gr105" draw:text-style-name="P141" svg:x1="1.562cm" svg:y1="0.082cm" svg:x2="1.562cm" svg:y2="3.971cm"><text:p/></draw:line><draw:line draw:style-name="gr106" draw:text-style-name="P141" svg:x1="2.064cm" svg:y1="0.082cm" svg:x2="2.064cm" svg:y2="3.971cm"><text:p/></draw:line><draw:line draw:style-name="gr107" draw:text-style-name="P141" svg:x1="2.563cm" svg:y1="0.082cm" svg:x2="2.563cm" svg:y2="3.971cm"><text:p/></draw:line><draw:line draw:style-name="gr108" draw:text-style-name="P141" svg:x1="3.068cm" svg:y1="0.082cm" svg:x2="3.068cm" svg:y2="3.971cm"><text:p/></draw:line><draw:line draw:style-name="gr109" draw:text-style-name="P141" svg:x1="3.57cm" svg:y1="0.082cm" svg:x2="3.57cm" svg:y2="3.971cm"><text:p/></draw:line><draw:line draw:style-name="gr110" draw:text-style-name="P141" svg:x1="4.073cm" svg:y1="0.082cm" svg:x2="4.073cm" svg:y2="3.971cm"><text:p/></draw:line><draw:line draw:style-name="gr111" draw:text-style-name="P141" svg:x1="4.573cm" svg:y1="0.082cm" svg:x2="4.573cm" svg:y2="3.971cm"><text:p/></draw:line><draw:line draw:style-name="gr112" draw:text-style-name="P141" svg:x1="5.078cm" svg:y1="0.082cm" svg:x2="5.078cm" svg:y2="3.971cm"><text:p/></draw:line><draw:line draw:style-name="gr113" draw:text-style-name="P141" svg:x1="5.58cm" svg:y1="0.082cm" svg:x2="5.58cm" svg:y2="3.971cm"><text:p/></draw:line><draw:line draw:style-name="gr114" draw:text-style-name="P141" svg:x1="6.082cm" svg:y1="0.082cm" svg:x2="6.082cm" svg:y2="3.971cm"><text:p/></draw:line><draw:line draw:style-name="gr115" draw:text-style-name="P141" svg:x1="6.581cm" svg:y1="0.082cm" svg:x2="6.581cm" svg:y2="3.971cm"><text:p/></draw:line><draw:line draw:style-name="gr116" draw:text-style-name="P141" svg:x1="7.087cm" svg:y1="0.082cm" svg:x2="7.087cm" svg:y2="3.971cm"><text:p/></draw:line><draw:line draw:style-name="gr117" draw:text-style-name="P141" svg:x1="7.589cm" svg:y1="0.082cm" svg:x2="7.589cm" svg:y2="3.971cm"><text:p/></draw:line><draw:line draw:style-name="gr118" draw:text-style-name="P141" svg:x1="8.088cm" svg:y1="0.082cm" svg:x2="8.088cm" svg:y2="3.971cm"><text:p/></draw:line><draw:line draw:style-name="gr119" draw:text-style-name="P141" svg:x1="8.592cm" svg:y1="0.082cm" svg:x2="8.592cm" svg:y2="3.971cm"><text:p/></draw:line><draw:line draw:style-name="gr120" draw:text-style-name="P141" svg:x1="9.091cm" svg:y1="0.082cm" svg:x2="9.091cm" svg:y2="3.971cm"><text:p/></draw:line><draw:line draw:style-name="gr121" draw:text-style-name="P141" svg:x1="0.058cm" svg:y1="3.407cm" svg:x2="9.094cm" svg:y2="3.407cm"><text:p/></draw:line><draw:frame draw:style-name="gr122" draw:text-style-name="P143" svg:width="0.502cm" svg:height="0.551cm" svg:x="0.169cm" svg:y="0.189cm"><draw:text-box><text:p text:style-name="P142"><text:span text:style-name="T186">a.</text:span></text:p></draw:text-box></draw:frame><draw:frame draw:style-name="gr123" draw:text-style-name="P143" svg:width="0.521cm" svg:height="0.551cm" svg:x="2.136cm" svg:y="0.189cm"><draw:text-box><text:p text:style-name="P142"><text:span text:style-name="T186">b.</text:span></text:p></draw:text-box></draw:frame><draw:frame draw:style-name="gr124" draw:text-style-name="P143" svg:width="0.465cm" svg:height="0.551cm" svg:x="5.138cm" svg:y="0.189cm"><draw:text-box><text:p text:style-name="P142"><text:span text:style-name="T187">c.</text:span></text:p></draw:text-box></draw:frame><draw:frame draw:style-name="gr125" draw:text-style-name="P143" svg:width="0.521cm" svg:height="0.549cm" svg:x="6.697cm" svg:y="0.73cm"><draw:text-box><text:p text:style-name="P142"><text:span text:style-name="T186">d.</text:span></text:p></draw:text-box></draw:frame><draw:frame draw:style-name="gr126" draw:text-style-name="P143" svg:width="0.503cm" svg:height="0.549cm" svg:x="8.101cm" svg:y="0.73cm"><draw:text-box><text:p text:style-name="P142"><text:span text:style-name="T186">e.</text:span></text:p></draw:text-box></draw:frame><draw:frame draw:style-name="gr127" draw:text-style-name="P143" svg:width="0.362cm" svg:height="0.551cm" svg:x="0.571cm" svg:y="1.808cm"><draw:text-box><text:p text:style-name="P142"><text:span text:style-name="T186">f.</text:span></text:p></draw:text-box></draw:frame><draw:frame draw:style-name="gr128" draw:text-style-name="P143" svg:width="0.521cm" svg:height="0.551cm" svg:x="2.679cm" svg:y="1.808cm"><draw:text-box><text:p text:style-name="P142"><text:span text:style-name="T186">g.</text:span></text:p></draw:text-box></draw:frame><draw:frame draw:style-name="gr129" draw:text-style-name="P143" svg:width="0.518cm" svg:height="0.551cm" svg:x="3.743cm" svg:y="1.254cm"><draw:text-box><text:p text:style-name="P142"><text:span text:style-name="T186">h.</text:span></text:p></draw:text-box></draw:frame><draw:frame draw:style-name="gr130" draw:text-style-name="P143" svg:width="0.346cm" svg:height="0.551cm" svg:x="1.765cm" svg:y="2.895cm"><draw:text-box><text:p text:style-name="P142"><text:span text:style-name="T186">i.</text:span></text:p></draw:text-box></draw:frame><draw:frame draw:style-name="gr131" draw:text-style-name="P143" svg:width="0.346cm" svg:height="0.551cm" svg:x="3.843cm" svg:y="2.895cm"><draw:text-box><text:p text:style-name="P142"><text:span text:style-name="T186">j.</text:span></text:p></draw:text-box></draw:frame><draw:frame draw:style-name="gr132" draw:text-style-name="P143" svg:width="0.496cm" svg:height="0.551cm" svg:x="5.665cm" svg:y="2.895cm"><draw:text-box><text:p text:style-name="P142"><text:span text:style-name="T186">k.</text:span></text:p></draw:text-box></draw:frame><draw:frame draw:style-name="gr133" draw:text-style-name="P143" svg:width="0.346cm" svg:height="0.551cm" svg:x="7.807cm" svg:y="3.445cm"><draw:text-box><text:p text:style-name="P142"><text:span text:style-name="T186">l.</text:span></text:p></draw:text-box></draw:frame><draw:polygon draw:style-name="gr134" draw:text-style-name="P144" svg:width="1.003cm" svg:height="1.111cm" svg:x="0.061cm" svg:y="0.082cm" svg:viewBox="0 0 1004 1112" draw:points="1004,0 1004,555 501,555 501,1112 0,1112 0,0"><text:p/></draw:polygon><draw:polygon draw:style-name="gr135" draw:text-style-name="P144" svg:width="1.504cm" svg:height="1.111cm" svg:x="1.566cm" svg:y="0.082cm" svg:viewBox="0 0 1505 1112" draw:points="0,0 1004,0 1004,555 1505,555 1505,1112 0,1112"><text:p/></draw:polygon><draw:polyline draw:style-name="gr136" draw:text-style-name="P144" svg:width="0.5cm" svg:height="1.111cm" svg:x="5.079cm" svg:y="0.082cm" svg:viewBox="0 0 501 1112" draw:points="0,0 501,0 501,1112 0,1112"><text:p/></draw:polyline><draw:polygon draw:style-name="gr137" draw:text-style-name="P144" svg:width="0.5cm" svg:height="2.221cm" svg:x="6.583cm" svg:y="0.082cm" svg:viewBox="0 0 501 2222" draw:points="0,0 501,0 501,2222 0,2222"><text:p/></draw:polygon><draw:polygon draw:style-name="gr138" draw:text-style-name="P144" svg:width="1.003cm" svg:height="1.665cm" svg:x="7.589cm" svg:y="0.082cm" svg:viewBox="0 0 1004 1666" draw:points="501,0 1004,0 1004,1666 0,1666 0,555 501,555"><text:p/></draw:polygon><draw:polygon draw:style-name="gr139" draw:text-style-name="P144" svg:width="1.003cm" svg:height="1.111cm" svg:x="0.061cm" svg:y="1.746cm" svg:viewBox="0 0 1004 1112" draw:points="0,0 1004,0 1004,1112 0,1112"><text:p/></draw:polygon><draw:polygon draw:style-name="gr140" draw:text-style-name="P144" svg:width="1.003cm" svg:height="1.111cm" svg:x="2.068cm" svg:y="1.746cm" svg:viewBox="0 0 1004 1112" draw:points="0,0 1004,0 1004,1112 501,1112 501,555 0,555"><text:p/></draw:polygon><draw:polyline draw:style-name="gr141" draw:text-style-name="P144" svg:width="0.5cm" svg:height="0.554cm" svg:x="3.572cm" svg:y="1.189cm" svg:viewBox="0 0 501 555" draw:points="0,555 0,0 501,0"><text:p/></draw:polyline><draw:polyline draw:style-name="gr142" draw:text-style-name="P144" svg:width="0.5cm" svg:height="0.554cm" svg:x="4.073cm" svg:y="1.746cm" svg:viewBox="0 0 501 555" draw:points="501,0 501,555 0,555"><text:p/></draw:polyline><draw:polyline draw:style-name="gr143" draw:text-style-name="P144" svg:width="0.5cm" svg:height="0.554cm" svg:x="1.566cm" svg:y="2.86cm" svg:viewBox="0 0 501 555" draw:points="0,555 0,0 501,0 501,555"><text:p/></draw:polyline><draw:polyline draw:style-name="gr144" draw:text-style-name="P144" svg:width="1.504cm" svg:height="0.554cm" svg:x="3.071cm" svg:y="2.86cm" svg:viewBox="0 0 1505 555" draw:points="0,555 501,555 501,0 1505,0 1505,555 1004,555"><text:p/></draw:polyline><draw:polygon draw:style-name="gr145" draw:text-style-name="P144" svg:width="1.504cm" svg:height="1.111cm" svg:x="5.079cm" svg:y="2.86cm" svg:viewBox="0 0 1505 1112" draw:points="501,555 0,555 0,1112 1004,1112 1004,555 1505,555 1505,0 501,0"><text:p/></draw:polygon><draw:polyline draw:style-name="gr146" draw:text-style-name="P144" svg:width="0.511cm" svg:height="0.565cm" svg:x="7.091cm" svg:y="2.86cm" svg:viewBox="0 0 512 566" draw:points="0,566 0,0 512,0"><text:p/></draw:polyline><draw:polyline draw:style-name="gr147" draw:text-style-name="P144" svg:width="1.003cm" svg:height="0.554cm" svg:x="7.589cm" svg:y="3.413cm" svg:viewBox="0 0 1004 555" draw:points="501,0 1004,0 1004,555 0,555"><text:p/></draw:polyline><draw:line draw:style-name="gr148" draw:text-style-name="P144" svg:x1="1.058cm" svg:y1="3.413cm" svg:x2="1.559cm" svg:y2="3.413cm"><text:p/></draw:line><draw:line draw:style-name="gr149" draw:text-style-name="P139" svg:x1="2.067cm" svg:y1="3.413cm" svg:x2="1.566cm" svg:y2="3.96cm"><text:p/></draw:line><draw:line draw:style-name="gr149" draw:text-style-name="P139" svg:x1="4.08cm" svg:y1="1.189cm" svg:x2="4.575cm" svg:y2="1.744cm"><text:p/></draw:line><draw:line draw:style-name="gr149" draw:text-style-name="P139" svg:x1="3.577cm" svg:y1="1.739cm" svg:x2="4.074cm" svg:y2="2.313cm"><text:p/></draw:line><draw:line draw:style-name="gr149" draw:text-style-name="P139" svg:x1="3.098cm" svg:y1="3.413cm" svg:x2="2.597cm" svg:y2="3.96cm"><text:p/></draw:line><draw:line draw:style-name="gr149" draw:text-style-name="P139" svg:x1="2.597cm" svg:y1="3.959cm" svg:x2="3.602cm" svg:y2="3.959cm"><text:p/></draw:line><draw:line draw:style-name="gr149" draw:text-style-name="P139" svg:x1="5.082cm" svg:y1="0.082cm" svg:x2="4.581cm" svg:y2="0.629cm"><text:p/></draw:line><draw:line draw:style-name="gr149" draw:text-style-name="P139" svg:x1="4.573cm" svg:y1="0.63cm" svg:x2="5.07cm" svg:y2="1.204cm"><text:p/></draw:line><draw:line draw:style-name="gr149" draw:text-style-name="P139" svg:x1="7.586cm" svg:y1="2.852cm" svg:x2="8.083cm" svg:y2="3.426cm"><text:p/></draw:line><draw:line draw:style-name="gr149" draw:text-style-name="P139" svg:x1="7.089cm" svg:y1="3.407cm" svg:x2="7.586cm" svg:y2="3.981cm"><text:p/></draw:line><draw:line draw:style-name="gr149" draw:text-style-name="P139" svg:x1="4.11cm" svg:y1="3.413cm" svg:x2="3.609cm" svg:y2="3.96cm"><text:p/></draw:line><draw:line draw:style-name="gr149" draw:text-style-name="P139" svg:x1="1.058cm" svg:y1="3.407cm" svg:x2="1.555cm" svg:y2="3.981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Character_5f_20_5f_style">Quelles sont les figures ayant :</text:span></text:h>
      <text:list xml:id="list122311647416469" text:continue-numbering="true" text:style-name="_5f_Numérotation_20_des_20_exercices">
        <text:list-item>
          <text:list>
            <text:list-item>
              <text:p text:style-name="P108"><text:span text:style-name="Character_5f_20_5f_style">des périmètres égaux ?</text:span><text:span text:style-name="_5f_pointillés_20_gris">………………………….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</text:span></text:p>
      <text:list xml:id="list122311436284995" text:continue-numbering="true" text:style-name="_5f_Numérotation_20_des_20_exercices">
        <text:list-item>
          <text:list>
            <text:list-item>
              <text:p text:style-name="P108"><text:span text:style-name="Character_5f_20_5f_style">des aires égales ?</text:span><text:span text:style-name="_5f_pointillés_20_gris">………………………………….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</text:span></text:p>
      <text:list xml:id="list122311039186120" text:continue-numbering="true" text:style-name="_5f_Numérotation_20_des_20_exercices">
        <text:list-item>
          <text:h text:style-name="P111" text:outline-level="1"><text:span text:style-name="Character_5f_20_5f_style">Détermine les aires des figures ci-dessous :</text:span></text:h>
        </text:list-item>
      </text:list>
      <text:h text:style-name="_5f_Paragraphe" text:outline-level="1"><draw:g text:anchor-type="paragraph" draw:z-index="6" draw:name="Shape19" draw:style-name="gr29"><draw:polygon draw:style-name="gr30" draw:text-style-name="P131" svg:width="2.07cm" svg:height="2.076cm" svg:x="1.083cm" svg:y="2.33cm" svg:viewBox="0 0 2071 2077" draw:points="2071,0 2071,2077 0,2077"><text:p/></draw:polygon><draw:rect draw:style-name="gr31" draw:text-style-name="P132" svg:width="4.197cm" svg:height="2.103cm" svg:x="4.255cm" svg:y="0.215cm"><text:p/></draw:rect><draw:polygon draw:style-name="gr32" draw:text-style-name="P133" svg:width="3.66cm" svg:height="1.514cm" svg:x="4.254cm" svg:y="2.855cm" svg:viewBox="0 0 3661 1515" draw:points="0,0 0,1515 3661,1515"><text:p/></draw:polygon><draw:line draw:style-name="gr33" draw:text-style-name="P134" svg:x1="0.001cm" svg:y1="4.951cm" svg:x2="8.982cm" svg:y2="4.951cm"><text:p/></draw:line><draw:line draw:style-name="gr34" draw:text-style-name="P134" svg:x1="0.001cm" svg:y1="4.423cm" svg:x2="1.012cm" svg:y2="4.413cm"><text:p/></draw:line><draw:line draw:style-name="gr35" draw:text-style-name="P134" svg:x1="0.001cm" svg:y1="3.895cm" svg:x2="8.982cm" svg:y2="3.895cm"><text:p/></draw:line><draw:line draw:style-name="gr36" draw:text-style-name="P134" svg:x1="0.001cm" svg:y1="3.367cm" svg:x2="8.982cm" svg:y2="3.367cm"><text:p/></draw:line><draw:line draw:style-name="gr37" draw:text-style-name="P134" svg:x1="0.001cm" svg:y1="2.838cm" svg:x2="8.982cm" svg:y2="2.838cm"><text:p/></draw:line><draw:line draw:style-name="gr38" draw:text-style-name="P134" svg:x1="2.654cm" svg:y1="2.321cm" svg:x2="4.232cm" svg:y2="2.317cm"><text:p/></draw:line><draw:rect draw:style-name="gr39" draw:text-style-name="P135" svg:width="2.119cm" svg:height="2.117cm" svg:x="0.529cm" svg:y="0.203cm"><text:p/></draw:rect><draw:line draw:style-name="gr40" draw:text-style-name="P134" svg:x1="0.001cm" svg:y1="1.787cm" svg:x2="8.982cm" svg:y2="1.787cm"><text:p/></draw:line><draw:line draw:style-name="gr41" draw:text-style-name="P134" svg:x1="0.001cm" svg:y1="1.258cm" svg:x2="8.982cm" svg:y2="1.258cm"><text:p/></draw:line><draw:line draw:style-name="gr42" draw:text-style-name="P134" svg:x1="0.001cm" svg:y1="0.725cm" svg:x2="8.982cm" svg:y2="0.725cm"><text:p/></draw:line><draw:line draw:style-name="gr43" draw:text-style-name="P134" svg:x1="2.665cm" svg:y1="0.209cm" svg:x2="4.224cm" svg:y2="0.214cm"><text:p/></draw:line><draw:line draw:style-name="gr44" draw:text-style-name="P134" svg:x1="0.001cm" svg:y1="0.202cm" svg:x2="0.001cm" svg:y2="4.955cm"><text:p/></draw:line><draw:line draw:style-name="gr45" draw:text-style-name="P134" svg:x1="0.525cm" svg:y1="2.311cm" svg:x2="0.527cm" svg:y2="4.952cm"><text:p/></draw:line><draw:line draw:style-name="gr46" draw:text-style-name="P134" svg:x1="1.053cm" svg:y1="0.202cm" svg:x2="1.053cm" svg:y2="4.955cm"><text:p/></draw:line><draw:line draw:style-name="gr47" draw:text-style-name="P134" svg:x1="1.583cm" svg:y1="0.202cm" svg:x2="1.583cm" svg:y2="4.955cm"><text:p/></draw:line><draw:line draw:style-name="gr48" draw:text-style-name="P134" svg:x1="2.113cm" svg:y1="0.202cm" svg:x2="2.113cm" svg:y2="4.955cm"><text:p/></draw:line><draw:line draw:style-name="gr49" draw:text-style-name="P134" svg:x1="2.647cm" svg:y1="2.289cm" svg:x2="2.64cm" svg:y2="4.954cm"><text:p/></draw:line><draw:line draw:style-name="gr50" draw:text-style-name="P134" svg:x1="3.169cm" svg:y1="0.202cm" svg:x2="3.167cm" svg:y2="2.302cm"><text:p/></draw:line><draw:line draw:style-name="gr51" draw:text-style-name="P134" svg:x1="3.7cm" svg:y1="0.202cm" svg:x2="3.7cm" svg:y2="4.955cm"><text:p/></draw:line><draw:line draw:style-name="gr52" draw:text-style-name="P134" svg:x1="4.243cm" svg:y1="2.308cm" svg:x2="4.247cm" svg:y2="2.824cm"><text:p/></draw:line><draw:line draw:style-name="gr53" draw:text-style-name="P134" svg:x1="4.758cm" svg:y1="0.202cm" svg:x2="4.758cm" svg:y2="4.955cm"><text:p/></draw:line><draw:line draw:style-name="gr54" draw:text-style-name="P134" svg:x1="5.283cm" svg:y1="0.202cm" svg:x2="5.283cm" svg:y2="4.955cm"><text:p/></draw:line><draw:line draw:style-name="gr55" draw:text-style-name="P134" svg:x1="5.812cm" svg:y1="0.202cm" svg:x2="5.812cm" svg:y2="4.955cm"><text:p/></draw:line><draw:line draw:style-name="gr56" draw:text-style-name="P134" svg:x1="6.341cm" svg:y1="0.202cm" svg:x2="6.341cm" svg:y2="4.955cm"><text:p/></draw:line><draw:line draw:style-name="gr57" draw:text-style-name="P134" svg:x1="6.872cm" svg:y1="0.202cm" svg:x2="6.872cm" svg:y2="4.955cm"><text:p/></draw:line><draw:line draw:style-name="gr58" draw:text-style-name="P134" svg:x1="7.394cm" svg:y1="0.202cm" svg:x2="7.394cm" svg:y2="4.955cm"><text:p/></draw:line><draw:line draw:style-name="gr59" draw:text-style-name="P134" svg:x1="7.925cm" svg:y1="0.202cm" svg:x2="7.925cm" svg:y2="4.955cm"><text:p/></draw:line><draw:line draw:style-name="gr60" draw:text-style-name="P134" svg:x1="8.455cm" svg:y1="2.34cm" svg:x2="8.45cm" svg:y2="4.953cm"><text:p/></draw:line><draw:line draw:style-name="gr61" draw:text-style-name="P134" svg:x1="8.98cm" svg:y1="0.202cm" svg:x2="8.98cm" svg:y2="4.955cm"><text:p/></draw:line><draw:frame draw:style-name="gr62" draw:text-style-name="P137" svg:width="1.181cm" svg:height="0.512cm" svg:x="1.057cm" svg:y="0.792cm"><draw:text-box><text:p text:style-name="P136"><text:span text:style-name="T184">fig.1</text:span></text:p></draw:text-box></draw:frame><draw:frame draw:style-name="gr63" draw:text-style-name="P137" svg:width="1.417cm" svg:height="0.509cm" svg:x="5.549cm" svg:y="0.78cm"><draw:text-box><text:p text:style-name="P136"><text:span text:style-name="T184">fig.2</text:span></text:p></draw:text-box></draw:frame><draw:frame draw:style-name="gr64" draw:text-style-name="P137" svg:width="1.445cm" svg:height="0.509cm" svg:x="1.854cm" svg:y="3.396cm"><draw:text-box><text:p text:style-name="P136"><text:span text:style-name="T184">fig.3</text:span></text:p></draw:text-box></draw:frame><draw:frame draw:style-name="gr65" draw:text-style-name="P137" svg:width="1.235cm" svg:height="0.511cm" svg:x="4.361cm" svg:y="3.498cm"><draw:text-box><text:p text:style-name="P136"><text:span text:style-name="T184">fig.4</text:span></text:p></draw:text-box></draw:frame><draw:frame draw:style-name="gr66" draw:text-style-name="P138" svg:width="0.555cm" svg:height="0.542cm" svg:x="0.526cm" svg:y="2.824cm"><draw:text-box><text:p text:style-name="P136"><text:span text:style-name="T185">1</text:span></text:p><text:p text:style-name="P136"><text:span text:style-name="T185">u.a.</text:span></text:p></draw:text-box></draw:frame><draw:line draw:style-name="gr67" draw:text-style-name="P139" svg:x1="0.008cm" svg:y1="0.202cm" svg:x2="0.513cm" svg:y2="0.202cm"><text:p/></draw:line><draw:line draw:style-name="gr67" draw:text-style-name="P139" svg:x1="8.458cm" svg:y1="0.219cm" svg:x2="8.976cm" svg:y2="0.219cm"><text:p/></draw:line><draw:line draw:style-name="gr67" draw:text-style-name="P139" svg:x1="0.009cm" svg:y1="2.317cm" svg:x2="0.514cm" svg:y2="2.317cm"><text:p/></draw:line><draw:line draw:style-name="gr67" draw:text-style-name="P139" svg:x1="8.458cm" svg:y1="2.311cm" svg:x2="8.976cm" svg:y2="2.311cm"><text:p/></draw:line><draw:line draw:style-name="gr34" draw:text-style-name="P134" svg:x1="3.178cm" svg:y1="4.42cm" svg:x2="4.24cm" svg:y2="4.413cm"><text:p/></draw:line><draw:line draw:style-name="gr67" draw:text-style-name="P139" svg:x1="3.159cm" svg:y1="4.448cm" svg:x2="3.159cm" svg:y2="4.948cm"><text:p/></draw:line><draw:line draw:style-name="gr34" draw:text-style-name="P134" svg:x1="7.944cm" svg:y1="4.385cm" svg:x2="8.962cm" svg:y2="4.392cm"><text:p/></draw:line><draw:line draw:style-name="gr52" draw:text-style-name="P134" svg:x1="4.249cm" svg:y1="4.399cm" svg:x2="4.249cm" svg:y2="4.932cm"><text:p/></draw:line></draw:g></text:h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row table:style-name="Table4.1">
          <table:table-cell table:style-name="Table4.A1" office:value-type="string">
            <text:h text:style-name="_5f_Tableau_5f_Centré_5f_Gras" text:outline-level="1">Figure</text:h>
          </table:table-cell>
          <table:table-cell table:style-name="Table4.B1" office:value-type="float" office:value="1">
            <text:h text:style-name="_5f_Tableau_5f_Centré_5f_Gras" text:outline-level="1">1</text:h>
          </table:table-cell>
          <table:table-cell table:style-name="Table4.B1" office:value-type="float" office:value="2">
            <text:h text:style-name="_5f_Tableau_5f_Centré_5f_Gras" text:outline-level="1">2</text:h>
          </table:table-cell>
          <table:table-cell table:style-name="Table4.B1" office:value-type="float" office:value="3">
            <text:h text:style-name="_5f_Tableau_5f_Centré_5f_Gras" text:outline-level="1">3</text:h>
          </table:table-cell>
          <table:table-cell table:style-name="Table4.E1" office:value-type="float" office:value="4">
            <text:h text:style-name="_5f_Tableau_5f_Centré_5f_Gras" text:outline-level="1">4</text:h>
          </table:table-cell>
        </table:table-row>
        <table:table-row table:style-name="Table4.1">
          <table:table-cell table:style-name="Table4.A2" office:value-type="string">
            <text:h text:style-name="_5f_Tableau_5f_Centré_5f_Gras" text:outline-level="1">Aire expri­mée en u.a.</text:h>
          </table:table-cell>
          <table:table-cell table:style-name="Table4.B2" office:value-type="string">
            <text:h text:style-name="_5f_Tableau_5f_Centré" text:outline-level="1"><text:span text:style-name="_5f_pointillés_20_gris">…..</text:span></text:h>
          </table:table-cell>
          <table:table-cell table:style-name="Table4.C2" office:value-type="string">
            <text:h text:style-name="_5f_Tableau_5f_Centré" text:outline-level="1"><text:span text:style-name="_5f_pointillés_20_gris">…..</text:span></text:h>
          </table:table-cell>
          <table:table-cell table:style-name="Table4.D2" office:value-type="string">
            <text:h text:style-name="_5f_Tableau_5f_Centré" text:outline-level="1"><text:span text:style-name="_5f_pointillés_20_gris">…..</text:span></text:h>
          </table:table-cell>
          <table:table-cell table:style-name="Table4.E2" office:value-type="string">
            <text:h text:style-name="_5f_Tableau_5f_Centré" text:outline-level="1"><text:span text:style-name="_5f_pointillés_20_gris">…..</text:span></text:h>
          </table:table-cell>
        </table:table-row>
      </table:table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list xml:id="list122309889702488" text:continue-numbering="true" text:style-name="_5f_Numérotation_20_des_20_exercices">
        <text:list-item>
          <text:h text:style-name="P107" text:outline-level="1"><text:span text:style-name="Character_5f_20_5f_style">Détermine l'aire de chaque figure en prenant un carreau comme unité d'aire. </text:span></text:h>
          <text:h text:style-name="P107" text:outline-level="1"><text:span text:style-name="Character_5f_20_5f_style"><draw:g text:anchor-type="as-char" draw:z-index="4" draw:name="Shape14_0" draw:style-name="gr150"><draw:g draw:style-name="gr23"><draw:line draw:style-name="gr24" draw:text-style-name="P126" svg:x1="0.001cm" svg:y1="0.001cm" svg:x2="0.001cm" svg:y2="5.001cm"><text:p/></draw:line><draw:line draw:style-name="gr24" draw:text-style-name="P126" svg:x1="0.501cm" svg:y1="0.001cm" svg:x2="0.501cm" svg:y2="5.001cm"><text:p/></draw:line><draw:line draw:style-name="gr24" draw:text-style-name="P126" svg:x1="1.001cm" svg:y1="0.001cm" svg:x2="1.001cm" svg:y2="5.001cm"><text:p/></draw:line><draw:line draw:style-name="gr24" draw:text-style-name="P126" svg:x1="1.501cm" svg:y1="0.001cm" svg:x2="1.501cm" svg:y2="5.001cm"><text:p/></draw:line><draw:line draw:style-name="gr24" draw:text-style-name="P126" svg:x1="2.001cm" svg:y1="0.001cm" svg:x2="2.001cm" svg:y2="5.001cm"><text:p/></draw:line><draw:line draw:style-name="gr24" draw:text-style-name="P126" svg:x1="2.501cm" svg:y1="0.001cm" svg:x2="2.501cm" svg:y2="5.001cm"><text:p/></draw:line><draw:line draw:style-name="gr24" draw:text-style-name="P126" svg:x1="3.001cm" svg:y1="0.001cm" svg:x2="3.001cm" svg:y2="5.001cm"><text:p/></draw:line><draw:line draw:style-name="gr24" draw:text-style-name="P126" svg:x1="3.501cm" svg:y1="0.001cm" svg:x2="3.501cm" svg:y2="5.001cm"><text:p/></draw:line><draw:line draw:style-name="gr24" draw:text-style-name="P126" svg:x1="4.001cm" svg:y1="0.001cm" svg:x2="4.001cm" svg:y2="5.001cm"><text:p/></draw:line><draw:line draw:style-name="gr24" draw:text-style-name="P126" svg:x1="4.501cm" svg:y1="0.001cm" svg:x2="4.501cm" svg:y2="5.001cm"><text:p/></draw:line><draw:line draw:style-name="gr24" draw:text-style-name="P126" svg:x1="5.001cm" svg:y1="0.001cm" svg:x2="5.001cm" svg:y2="5.001cm"><text:p/></draw:line><draw:line draw:style-name="gr24" draw:text-style-name="P126" svg:x1="5.501cm" svg:y1="0.001cm" svg:x2="5.501cm" svg:y2="5.001cm"><text:p/></draw:line><draw:line draw:style-name="gr24" draw:text-style-name="P126" svg:x1="6.001cm" svg:y1="0.001cm" svg:x2="6.001cm" svg:y2="5.001cm"><text:p/></draw:line><draw:line draw:style-name="gr24" draw:text-style-name="P126" svg:x1="6.501cm" svg:y1="0.001cm" svg:x2="6.501cm" svg:y2="5.001cm"><text:p/></draw:line><draw:line draw:style-name="gr24" draw:text-style-name="P126" svg:x1="7.001cm" svg:y1="0.001cm" svg:x2="7.001cm" svg:y2="5.001cm"><text:p/></draw:line><draw:line draw:style-name="gr24" draw:text-style-name="P126" svg:x1="7.501cm" svg:y1="0.001cm" svg:x2="7.501cm" svg:y2="5.001cm"><text:p/></draw:line><draw:line draw:style-name="gr24" draw:text-style-name="P126" svg:x1="0.001cm" svg:y1="0.001cm" svg:x2="7.501cm" svg:y2="0.001cm"><text:p/></draw:line><draw:line draw:style-name="gr24" draw:text-style-name="P126" svg:x1="0.001cm" svg:y1="0.501cm" svg:x2="7.501cm" svg:y2="0.501cm"><text:p/></draw:line><draw:line draw:style-name="gr24" draw:text-style-name="P126" svg:x1="0.001cm" svg:y1="1.001cm" svg:x2="7.501cm" svg:y2="1.001cm"><text:p/></draw:line><draw:line draw:style-name="gr24" draw:text-style-name="P126" svg:x1="0.001cm" svg:y1="1.501cm" svg:x2="7.501cm" svg:y2="1.501cm"><text:p/></draw:line><draw:line draw:style-name="gr24" draw:text-style-name="P126" svg:x1="0.001cm" svg:y1="2.001cm" svg:x2="7.501cm" svg:y2="2.001cm"><text:p/></draw:line><draw:line draw:style-name="gr24" draw:text-style-name="P126" svg:x1="0.001cm" svg:y1="2.501cm" svg:x2="7.501cm" svg:y2="2.501cm"><text:p/></draw:line><draw:line draw:style-name="gr24" draw:text-style-name="P126" svg:x1="0.001cm" svg:y1="3.002cm" svg:x2="7.501cm" svg:y2="3.002cm"><text:p/></draw:line><draw:line draw:style-name="gr24" draw:text-style-name="P126" svg:x1="0.001cm" svg:y1="3.503cm" svg:x2="7.501cm" svg:y2="3.503cm"><text:p/></draw:line><draw:line draw:style-name="gr24" draw:text-style-name="P126" svg:x1="0.001cm" svg:y1="4.004cm" svg:x2="7.501cm" svg:y2="4.004cm"><text:p/></draw:line><draw:line draw:style-name="gr24" draw:text-style-name="P126" svg:x1="0.001cm" svg:y1="4.503cm" svg:x2="7.501cm" svg:y2="4.503cm"><text:p/></draw:line><draw:line draw:style-name="gr24" draw:text-style-name="P126" svg:x1="0.001cm" svg:y1="5.004cm" svg:x2="7.501cm" svg:y2="5.004cm"><text:p/></draw:line></draw:g><draw:polygon draw:style-name="gr25" draw:text-style-name="P127" svg:width="1.999cm" svg:height="1.999cm" svg:x="0.001cm" svg:y="0.001cm" svg:viewBox="0 0 2000 2000" draw:points="0,1000 1000,0 2000,1000 1000,2000"><text:p/></draw:polygon><draw:polygon draw:style-name="gr26" draw:text-style-name="P128" svg:width="1.999cm" svg:height="1.999cm" svg:x="2.001cm" svg:y="0.001cm" svg:viewBox="0 0 2000 2000" draw:points="0,2000 1000,2000 1500,1500 2000,2000 2000,1000 1500,500 2000,0 1000,0 1000,1000"><text:p/></draw:polygon><draw:polygon draw:style-name="gr151" draw:text-style-name="P145" svg:width="1.499cm" svg:height="2.499cm" draw:transform="rotate (-3.14159265358979) translate (7.50088888889007cm 5.0007361111102cm)" svg:viewBox="0 0 1500 2500" draw:points="0,1000 750,0 1500,1000 1500,1000 1000,1000 1000,2500 500,2500 500,1000"><text:p/></draw:polygon><draw:g draw:style-name="gr23"><draw:polygon draw:style-name="gr152" draw:text-style-name="P146" svg:width="1.999cm" svg:height="1.499cm" svg:x="2.001cm" svg:y="3.002cm" svg:viewBox="0 0 2000 1500" draw:points="0,0 2000,0 2000,1500 0,1500"><text:p/></draw:polygon><draw:polygon draw:style-name="gr153" draw:text-style-name="P147" svg:width="0.999cm" svg:height="0.999cm" svg:x="2.501cm" svg:y="3.503cm" svg:viewBox="0 0 1000 1000" draw:points="0,0 1000,0 500,1000"><text:p/></draw:polygon></draw:g><draw:polygon draw:style-name="gr154" draw:text-style-name="P148" svg:width="0.999cm" svg:height="2.499cm" svg:x="0.501cm" svg:y="2.501cm" svg:viewBox="0 0 1000 2500" draw:points="0,0 0,2500 1000,2500"><text:p/></draw:polygon><draw:g draw:style-name="gr23"><draw:polygon draw:style-name="gr155" draw:text-style-name="P149" svg:width="1.499cm" svg:height="3.499cm" svg:x="4.501cm" svg:y="0.501cm" svg:viewBox="0 0 1500 3500" draw:points="1000,3500 500,3500 500,3250 0,3250 0,3000 500,3000 500,2750 0,2750 0,2500 500,2500 500,1000 0,1000 0,0 1500,0 1500,1000 1000,1000"><text:p/></draw:polygon><draw:polygon draw:style-name="gr153" draw:text-style-name="P147" svg:width="0.999cm" svg:height="0.499cm" svg:x="4.751cm" svg:y="0.753cm" svg:viewBox="0 0 1000 500" draw:points="0,0 1000,0 1000,500 0,500"><text:p/></draw:polygon></draw:g><draw:frame draw:style-name="gr156" draw:text-style-name="P150" svg:width="0.876cm" svg:height="0.375cm" svg:x="0.527cm" svg:y="0.801cm"><draw:text-box><text:p text:style-name="P129"><text:span text:style-name="T188">Fig. A</text:span></text:p></draw:text-box></draw:frame><draw:frame draw:style-name="gr157" draw:text-style-name="P150" svg:width="0.86cm" svg:height="0.375cm" svg:x="2.568cm" svg:y="3.06cm"><draw:text-box><text:p text:style-name="P129"><text:span text:style-name="T188">Fig. E</text:span></text:p></draw:text-box></draw:frame><draw:frame draw:style-name="gr158" draw:text-style-name="P150" svg:width="0.881cm" svg:height="0.375cm" svg:x="4.801cm" svg:y="0.801cm"><draw:text-box><text:p text:style-name="P129"><text:span text:style-name="T188">Fig. C</text:span></text:p></draw:text-box></draw:frame><draw:frame draw:style-name="gr159" draw:text-style-name="P150" svg:width="0.842cm" svg:height="0.375cm" svg:x="6.32cm" svg:y="4.027cm"><draw:text-box><text:p text:style-name="P129"><text:span text:style-name="T188">Fig. F</text:span></text:p></draw:text-box></draw:frame><draw:frame draw:style-name="gr160" draw:text-style-name="P150" svg:width="0.876cm" svg:height="0.375cm" svg:x="3.06cm" svg:y="1.064cm"><draw:text-box><text:p text:style-name="P129"><text:span text:style-name="T188">Fig. B</text:span></text:p></draw:text-box></draw:frame><draw:frame draw:style-name="gr161" draw:text-style-name="P150" svg:width="0.906cm" svg:height="0.375cm" svg:x="0.497cm" svg:y="4.6cm"><draw:text-box><text:p text:style-name="P129"><text:span text:style-name="T188">Fig. D</text:span></text:p></draw:text-box></draw:frame></draw:g></text:span></text:h>
        </text:list-item>
      </text:list>
      <table:table table:name="Table7" table:style-name="Table7" table:template-name="_Tableau M">
        <table:table-column table:style-name="Table7.A"/>
        <table:table-column table:style-name="Table7.B"/>
        <table:table-column table:style-name="Table7.C" table:number-columns-repeated="4"/>
        <table:table-column table:style-name="Table7.G"/>
        <table:table-row table:style-name="Table7.1">
          <table:table-cell table:style-name="Table7.A1" office:value-type="string">
            <text:h text:style-name="P102" text:outline-level="1">Figure</text:h>
          </table:table-cell>
          <table:table-cell table:style-name="Table7.A1" office:value-type="string">
            <text:h text:style-name="P102" text:outline-level="1">A</text:h>
          </table:table-cell>
          <table:table-cell table:style-name="Table7.A1" office:value-type="string">
            <text:h text:style-name="P102" text:outline-level="1">B</text:h>
          </table:table-cell>
          <table:table-cell table:style-name="Table7.A1" office:value-type="string">
            <text:h text:style-name="P102" text:outline-level="1">C</text:h>
          </table:table-cell>
          <table:table-cell table:style-name="Table7.A1" office:value-type="string">
            <text:h text:style-name="P102" text:outline-level="1">D</text:h>
          </table:table-cell>
          <table:table-cell table:style-name="Table7.A1" office:value-type="string">
            <text:h text:style-name="P102" text:outline-level="1">E</text:h>
          </table:table-cell>
          <table:table-cell table:style-name="Table7.G1" office:value-type="string">
            <text:h text:style-name="P102" text:outline-level="1">F</text:h>
          </table:table-cell>
        </table:table-row>
        <table:table-row table:style-name="Table7.1">
          <table:table-cell table:style-name="Table7.A2" office:value-type="string">
            <text:h text:style-name="P102" text:outline-level="1">Aire expri­mée en u.a.</text:h>
          </table:table-cell>
          <table:table-cell table:style-name="Table7.B2" office:value-type="string">
            <text:h text:style-name="P101" text:outline-level="1"><text:span text:style-name="_5f_pointillés_20_gris">…..</text:span></text:h>
          </table:table-cell>
          <table:table-cell table:style-name="Table7.B2" office:value-type="string">
            <text:h text:style-name="P101" text:outline-level="1"><text:span text:style-name="_5f_pointillés_20_gris">…..</text:span></text:h>
          </table:table-cell>
          <table:table-cell table:style-name="Table7.B2" office:value-type="string">
            <text:h text:style-name="P101" text:outline-level="1"><text:span text:style-name="_5f_pointillés_20_gris">…..</text:span></text:h>
          </table:table-cell>
          <table:table-cell table:style-name="Table7.B2" office:value-type="string">
            <text:h text:style-name="P101" text:outline-level="1"><text:span text:style-name="_5f_pointillés_20_gris">…..</text:span></text:h>
          </table:table-cell>
          <table:table-cell table:style-name="Table7.B2" office:value-type="string">
            <text:h text:style-name="P101" text:outline-level="1"><text:span text:style-name="_5f_pointillés_20_gris">…..</text:span></text:h>
          </table:table-cell>
          <table:table-cell table:style-name="Table7.G2" office:value-type="string">
            <text:h text:style-name="P101" text:outline-level="1"><text:span text:style-name="_5f_pointillés_20_gris">…..</text:span></text:h>
          </table:table-cell>
        </table:table-row>
      </table:table>
      <text:list xml:id="list122311664344090" text:continue-numbering="true" text:style-name="_5f_Numérotation_20_des_20_exercices">
        <text:list-item>
          <text:h text:style-name="P111" text:outline-level="1">Observe bien ces deux figures.</text:h>
        </text:list-item>
      </text:list>
      <text:h text:style-name="_5f_Paragraphe" text:outline-level="1"><draw:g text:anchor-type="paragraph" draw:z-index="7" draw:name="Shape16_0" draw:style-name="gr22"><draw:g draw:style-name="gr23"><draw:line draw:style-name="gr24" draw:text-style-name="P126" svg:x1="0.253cm" svg:y1="0.241cm" svg:x2="0.253cm" svg:y2="2.241cm"><text:p/></draw:line><draw:line draw:style-name="gr24" draw:text-style-name="P126" svg:x1="0.753cm" svg:y1="0.241cm" svg:x2="0.753cm" svg:y2="2.241cm"><text:p/></draw:line><draw:line draw:style-name="gr24" draw:text-style-name="P126" svg:x1="1.253cm" svg:y1="0.241cm" svg:x2="1.253cm" svg:y2="2.241cm"><text:p/></draw:line><draw:line draw:style-name="gr24" draw:text-style-name="P126" svg:x1="1.753cm" svg:y1="0.241cm" svg:x2="1.753cm" svg:y2="2.241cm"><text:p/></draw:line><draw:line draw:style-name="gr24" draw:text-style-name="P126" svg:x1="2.253cm" svg:y1="0.241cm" svg:x2="2.253cm" svg:y2="2.241cm"><text:p/></draw:line><draw:line draw:style-name="gr24" draw:text-style-name="P126" svg:x1="2.753cm" svg:y1="0.241cm" svg:x2="2.753cm" svg:y2="2.241cm"><text:p/></draw:line><draw:line draw:style-name="gr24" draw:text-style-name="P126" svg:x1="3.251cm" svg:y1="0.241cm" svg:x2="3.251cm" svg:y2="2.241cm"><text:p/></draw:line><draw:line draw:style-name="gr24" draw:text-style-name="P126" svg:x1="3.752cm" svg:y1="0.241cm" svg:x2="3.752cm" svg:y2="2.241cm"><text:p/></draw:line><draw:line draw:style-name="gr24" draw:text-style-name="P126" svg:x1="4.253cm" svg:y1="0.241cm" svg:x2="4.253cm" svg:y2="2.241cm"><text:p/></draw:line><draw:line draw:style-name="gr24" draw:text-style-name="P126" svg:x1="4.752cm" svg:y1="0.241cm" svg:x2="4.752cm" svg:y2="2.241cm"><text:p/></draw:line><draw:line draw:style-name="gr24" draw:text-style-name="P126" svg:x1="5.253cm" svg:y1="0.241cm" svg:x2="5.253cm" svg:y2="2.241cm"><text:p/></draw:line><draw:line draw:style-name="gr24" draw:text-style-name="P126" svg:x1="5.753cm" svg:y1="0.241cm" svg:x2="5.753cm" svg:y2="2.241cm"><text:p/></draw:line><draw:line draw:style-name="gr24" draw:text-style-name="P126" svg:x1="6.253cm" svg:y1="0.241cm" svg:x2="6.253cm" svg:y2="2.241cm"><text:p/></draw:line><draw:line draw:style-name="gr24" draw:text-style-name="P126" svg:x1="6.753cm" svg:y1="0.241cm" svg:x2="6.753cm" svg:y2="2.241cm"><text:p/></draw:line><draw:line draw:style-name="gr24" draw:text-style-name="P126" svg:x1="7.253cm" svg:y1="0.241cm" svg:x2="7.253cm" svg:y2="2.241cm"><text:p/></draw:line><draw:line draw:style-name="gr24" draw:text-style-name="P126" svg:x1="7.753cm" svg:y1="0.241cm" svg:x2="7.753cm" svg:y2="2.241cm"><text:p/></draw:line><draw:line draw:style-name="gr24" draw:text-style-name="P126" svg:x1="0.253cm" svg:y1="0.241cm" svg:x2="7.753cm" svg:y2="0.241cm"><text:p/></draw:line><draw:line draw:style-name="gr24" draw:text-style-name="P126" svg:x1="0.253cm" svg:y1="0.741cm" svg:x2="7.753cm" svg:y2="0.741cm"><text:p/></draw:line><draw:line draw:style-name="gr24" draw:text-style-name="P126" svg:x1="0.253cm" svg:y1="1.241cm" svg:x2="7.753cm" svg:y2="1.241cm"><text:p/></draw:line><draw:line draw:style-name="gr24" draw:text-style-name="P126" svg:x1="0.253cm" svg:y1="1.741cm" svg:x2="7.753cm" svg:y2="1.741cm"><text:p/></draw:line><draw:line draw:style-name="gr24" draw:text-style-name="P126" svg:x1="0.253cm" svg:y1="2.241cm" svg:x2="7.753cm" svg:y2="2.241cm"><text:p/></draw:line></draw:g><draw:polygon draw:style-name="gr25" draw:text-style-name="P127" svg:width="2.999cm" svg:height="1.499cm" svg:x="0.253cm" svg:y="0.241cm" svg:viewBox="0 0 3000 1500" draw:points="0,0 3000,0 3000,1500 0,1500"><text:p/></draw:polygon><draw:polygon draw:style-name="gr26" draw:text-style-name="P128" svg:width="3.999cm" svg:height="1.999cm" svg:x="3.752cm" svg:y="0.241cm" svg:viewBox="0 0 4000 2000" draw:points="0,0 500,0 1000,1000 1500,0 2000,0 2000,500 2500,0 3000,0 3000,500 4000,1000 3000,1500 2000,1500 1500,2000 1500,1500 0,1500"><text:p/></draw:polygon><draw:frame draw:style-name="gr27" draw:text-style-name="P130" svg:width="1.364cm" svg:height="0.687cm" svg:x="4.99cm" svg:y="0.842cm"><draw:text-box><text:p text:style-name="P129"><text:span text:style-name="T183">Fig. 2</text:span></text:p></draw:text-box></draw:frame><draw:frame draw:style-name="gr28" draw:text-style-name="P130" svg:width="1.364cm" svg:height="0.687cm" svg:x="0.989cm" svg:y="0.842cm"><draw:text-box><text:p text:style-name="P129"><text:span text:style-name="T183">Fig. 1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list xml:id="list3586331333" text:style-name="_5f_Numérotation_20_des_20_exercices">
        <text:list-header>
          <text:h text:style-name="P107" text:outline-level="1"/>
          <text:list>
            <text:list-header>
              <text:h text:style-name="P107" text:outline-level="1"><text:span text:style-name="Character_5f_20_5f_style">Ont-elles la même aire ? Justifie.</text:span></text:h>
            </text:list-header>
          </text:list>
        </text:list-header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<text:list xml:id="list122311476466808" text:continue-list="list122311664344090" text:style-name="_5f_Numérotation_20_des_20_exercices">
        <text:list-item>
          <text:h text:style-name="P111" text:outline-level="1"><text:span text:style-name="Character_5f_20_5f_style"><text:s/>Détermine les aires des figures ci-dessous :</text:span></text:h>
        </text:list-item>
      </text:list>
      <text:h text:style-name="_5f_Paragraphe" text:outline-level="1"><draw:g text:anchor-type="char" draw:z-index="1" draw:name="Shape68" draw:style-name="gr162"><draw:custom-shape draw:style-name="gr206" draw:text-style-name="P155" svg:width="1.059cm" svg:height="1.056cm" svg:x="7.984cm" svg:y="4.162cm"><text:p/><draw:enhanced-geometry draw:mirror-vertical="false" draw:mirror-horizont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07" draw:text-style-name="P155" svg:width="1.059cm" svg:height="1.059cm" svg:x="7.984cm" svg:y="5.742cm"><text:p/><draw:enhanced-geometry draw:mirror-vertical="true" draw:mirror-horizont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08" draw:text-style-name="P155" svg:width="1.059cm" svg:height="1.061cm" svg:x="3.225cm" svg:y="5.731cm"><text:p/><draw:enhanced-geometry draw:mirror-vertic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07" draw:text-style-name="P155" svg:width="1.059cm" svg:height="1.059cm" svg:x="3.233cm" svg:y="4.162cm"><text:p/><draw:enhanced-geometry draw:mirror-vertical="fals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rect draw:style-name="gr209" draw:text-style-name="P156" svg:width="4.746cm" svg:height="1.592cm" svg:x="3.761cm" svg:y="4.682cm"><text:p/></draw:rect><draw:custom-shape draw:style-name="gr163" draw:text-style-name="P151" svg:width="1.061cm" svg:height="1.068cm" svg:x="5.863cm" svg:y="4.945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rect draw:style-name="gr210" draw:text-style-name="P157" svg:width="2.116cm" svg:height="1.594cm" draw:transform="rotate (-3.14159265358979) translate (2.72873611111111cm 5.20876388888889cm)"><text:p/></draw:rect><draw:custom-shape draw:style-name="gr164" draw:text-style-name="P151" svg:width="1.061cm" svg:height="1.068cm" svg:x="0.002cm" svg:y="4.625cm"><text:p/><draw:enhanced-geometry draw:mirror-vertical="true" draw:mirror-horizont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65" draw:text-style-name="P151" svg:width="1.057cm" svg:height="1.066cm" svg:x="2.182cm" svg:y="4.685cm"><text:p/><draw:enhanced-geometry draw:mirror-vertic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66" draw:text-style-name="P151" svg:width="1.056cm" svg:height="1.064cm" svg:x="2.182cm" svg:y="3.096cm"><text:p/><draw:enhanced-geometry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11" draw:text-style-name="P158" svg:width="1.059cm" svg:height="1.063cm" svg:x="0.081cm" svg:y="3.1cm"><text:p/><draw:enhanced-geometry draw:mirror-vertical="true" draw:glue-point-type="segments" draw:type="mso-spt100" draw:modifiers="-89.6813393284419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12" draw:text-style-name="P159" svg:width="1.057cm" svg:height="1.063cm" svg:x="5.331cm" svg:y="0.457cm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13" draw:text-style-name="P159" svg:width="1.057cm" svg:height="1.059cm" draw:transform="rotate (1.5707963267949) translate (6.91973611111111cm 3.08427777777778cm)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rect draw:style-name="gr214" draw:text-style-name="P160" svg:width="3.167cm" svg:height="3.179cm" svg:x="4.287cm" svg:y="0.995cm"><text:p/></draw:rect><draw:custom-shape draw:style-name="gr167" draw:text-style-name="P151" svg:width="1.059cm" svg:height="1.061cm" draw:transform="rotate (1.5707963267949) translate (3.75884722222222cm 3.09838888888889cm)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68" draw:text-style-name="P151" svg:width="1.056cm" svg:height="1.059cm" svg:x="5.333cm" svg:y="3.627cm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15" draw:text-style-name="P161" svg:width="1.057cm" svg:height="1.066cm" svg:x="1.653cm" svg:y="1.507cm"><text:p/><draw:enhanced-geometry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rect draw:style-name="gr216" draw:text-style-name="P162" svg:width="2.64cm" svg:height="1.063cm" draw:transform="rotate (-3.14159265358979) translate (3.22791666666667cm 2.05669444444444cm)"><text:p/></draw:rect><draw:custom-shape draw:style-name="gr169" draw:text-style-name="P151" svg:width="1.057cm" svg:height="1.064cm" svg:x="1.653cm" svg:y="0.452cm"><text:p/><draw:enhanced-geometry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70" draw:text-style-name="P134" svg:x1="0.067cm" svg:y1="0.456cm" svg:x2="9.02cm" svg:y2="0.456cm"><text:p/></draw:line><draw:line draw:style-name="gr171" draw:text-style-name="P134" svg:x1="0.067cm" svg:y1="0.994cm" svg:x2="9.02cm" svg:y2="0.994cm"><text:p/></draw:line><draw:line draw:style-name="gr172" draw:text-style-name="P134" svg:x1="0.067cm" svg:y1="1.517cm" svg:x2="9.02cm" svg:y2="1.517cm"><text:p/></draw:line><draw:line draw:style-name="gr173" draw:text-style-name="P134" svg:x1="0.078cm" svg:y1="2.04cm" svg:x2="9.031cm" svg:y2="2.04cm"><text:p/></draw:line><draw:line draw:style-name="gr174" draw:text-style-name="P134" svg:x1="0.067cm" svg:y1="2.57cm" svg:x2="9.02cm" svg:y2="2.57cm"><text:p/></draw:line><draw:line draw:style-name="gr175" draw:text-style-name="P134" svg:x1="0.067cm" svg:y1="3.093cm" svg:x2="9.02cm" svg:y2="3.093cm"><text:p/></draw:line><draw:line draw:style-name="gr176" draw:text-style-name="P134" svg:x1="0.067cm" svg:y1="3.624cm" svg:x2="9.02cm" svg:y2="3.624cm"><text:p/></draw:line><draw:line draw:style-name="gr177" draw:text-style-name="P134" svg:x1="0.078cm" svg:y1="4.162cm" svg:x2="9.031cm" svg:y2="4.162cm"><text:p/></draw:line><draw:line draw:style-name="gr178" draw:text-style-name="P134" svg:x1="0.067cm" svg:y1="4.685cm" svg:x2="9.02cm" svg:y2="4.685cm"><text:p/></draw:line><draw:line draw:style-name="gr179" draw:text-style-name="P134" svg:x1="0.067cm" svg:y1="5.207cm" svg:x2="9.02cm" svg:y2="5.207cm"><text:p/></draw:line><draw:line draw:style-name="gr180" draw:text-style-name="P134" svg:x1="0.067cm" svg:y1="5.753cm" svg:x2="9.02cm" svg:y2="5.753cm"><text:p/></draw:line><draw:line draw:style-name="gr181" draw:text-style-name="P134" svg:x1="0.078cm" svg:y1="6.268cm" svg:x2="9.031cm" svg:y2="6.268cm"><text:p/></draw:line><draw:line draw:style-name="gr182" draw:text-style-name="P134" svg:x1="0.078cm" svg:y1="6.806cm" svg:x2="9.031cm" svg:y2="6.806cm"><text:p/></draw:line><draw:line draw:style-name="gr183" draw:text-style-name="P134" svg:x1="0.072cm" svg:y1="6.801cm" svg:x2="0.067cm" svg:y2="0.456cm"><text:p/></draw:line><draw:line draw:style-name="gr184" draw:text-style-name="P134" svg:x1="0.601cm" svg:y1="6.801cm" svg:x2="0.596cm" svg:y2="0.456cm"><text:p/></draw:line><draw:line draw:style-name="gr185" draw:text-style-name="P134" svg:x1="1.659cm" svg:y1="6.801cm" svg:x2="1.654cm" svg:y2="0.456cm"><text:p/></draw:line><draw:line draw:style-name="gr186" draw:text-style-name="P134" svg:x1="1.126cm" svg:y1="6.801cm" svg:x2="1.121cm" svg:y2="0.456cm"><text:p/></draw:line><draw:line draw:style-name="gr187" draw:text-style-name="P134" svg:x1="2.18cm" svg:y1="6.801cm" svg:x2="2.175cm" svg:y2="0.456cm"><text:p/></draw:line><draw:line draw:style-name="gr188" draw:text-style-name="P134" svg:x1="2.713cm" svg:y1="6.801cm" svg:x2="2.708cm" svg:y2="0.456cm"><text:p/></draw:line><draw:line draw:style-name="gr189" draw:text-style-name="P134" svg:x1="3.763cm" svg:y1="6.801cm" svg:x2="3.758cm" svg:y2="0.456cm"><text:p/></draw:line><draw:line draw:style-name="gr190" draw:text-style-name="P134" svg:x1="3.233cm" svg:y1="6.801cm" svg:x2="3.228cm" svg:y2="0.456cm"><text:p/></draw:line><draw:line draw:style-name="gr191" draw:text-style-name="P134" svg:x1="4.287cm" svg:y1="6.801cm" svg:x2="4.282cm" svg:y2="0.456cm"><text:p/></draw:line><draw:line draw:style-name="gr192" draw:text-style-name="P134" svg:x1="4.818cm" svg:y1="6.801cm" svg:x2="4.813cm" svg:y2="0.456cm"><text:p/></draw:line><draw:line draw:style-name="gr193" draw:text-style-name="P134" svg:x1="5.864cm" svg:y1="6.801cm" svg:x2="5.859cm" svg:y2="0.456cm"><text:p/></draw:line><draw:line draw:style-name="gr194" draw:text-style-name="P134" svg:x1="5.341cm" svg:y1="6.801cm" svg:x2="5.336cm" svg:y2="0.456cm"><text:p/></draw:line><draw:line draw:style-name="gr195" draw:text-style-name="P134" svg:x1="6.392cm" svg:y1="6.801cm" svg:x2="6.387cm" svg:y2="0.456cm"><text:p/></draw:line><draw:line draw:style-name="gr196" draw:text-style-name="P134" svg:x1="6.93cm" svg:y1="6.801cm" svg:x2="6.925cm" svg:y2="0.456cm"><text:p/></draw:line><draw:line draw:style-name="gr197" draw:text-style-name="P134" svg:x1="7.983cm" svg:y1="6.801cm" svg:x2="7.978cm" svg:y2="0.456cm"><text:p/></draw:line><draw:line draw:style-name="gr198" draw:text-style-name="P134" svg:x1="7.449cm" svg:y1="6.801cm" svg:x2="7.444cm" svg:y2="0.456cm"><text:p/></draw:line><draw:line draw:style-name="gr199" draw:text-style-name="P134" svg:x1="9.031cm" svg:y1="6.801cm" svg:x2="9.026cm" svg:y2="0.456cm"><text:p/></draw:line><draw:line draw:style-name="gr200" draw:text-style-name="P134" svg:x1="8.502cm" svg:y1="6.801cm" svg:x2="8.497cm" svg:y2="0.456cm"><text:p/></draw:line><draw:rect draw:style-name="gr205" draw:text-style-name="P154" svg:width="0.532cm" svg:height="0.532cm" svg:x="0.596cm" svg:y="5.742cm"><text:p text:style-name="P153"><text:span text:style-name="T189">1</text:span></text:p><text:p text:style-name="P153"><text:span text:style-name="T189">u.a</text:span></text:p></draw:rect><draw:frame draw:style-name="gr217" draw:text-style-name="P137" svg:width="1.777cm" svg:height="0.509cm" svg:x="0.861cm" svg:y="1.556cm"><draw:text-box><text:p text:style-name="P153"><text:span text:style-name="T184">fig.1</text:span></text:p></draw:text-box></draw:frame><draw:frame draw:style-name="gr218" draw:text-style-name="P137" svg:width="1.497cm" svg:height="0.509cm" svg:x="5.183cm" svg:y="2.048cm"><draw:text-box><text:p text:style-name="P153"><text:span text:style-name="T184">fig.2</text:span></text:p></draw:text-box></draw:frame><draw:frame draw:style-name="gr218" draw:text-style-name="P137" svg:width="1.497cm" svg:height="0.509cm" svg:x="0.847cm" svg:y="4.14cm"><draw:text-box><text:p text:style-name="P153"><text:span text:style-name="T184">fig.3</text:span></text:p></draw:text-box></draw:frame><draw:custom-shape draw:style-name="gr219" draw:text-style-name="P152" svg:width="1.063cm" svg:height="1.061cm" draw:transform="rotate (0.785398163397448) translate (7.65880555555556cm 4.44852777777778cm)"><text:p/><draw:enhanced-geometry svg:viewBox="0 0 21600 21600" draw:mirror-horizontal="true" draw:mirror-vertical="tru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frame draw:style-name="gr218" draw:text-style-name="P137" svg:width="1.497cm" svg:height="0.509cm" svg:x="4.138cm" svg:y="5.248cm"><draw:text-box><text:p text:style-name="P153"><text:span text:style-name="T184">fig.4</text:span></text:p></draw:text-box></draw:frame><draw:custom-shape draw:style-name="gr201" draw:text-style-name="P152" svg:width="1.061cm" svg:height="1.064cm" svg:x="1.657cm" svg:y="0.159cm"><text:p/><draw:enhanced-geometry svg:viewBox="0 0 21600 21600" draw:mirror-horizontal="false" draw:mirror-vertical="true" draw:type="block-arc" draw:modifiers="-179.9442105536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202" draw:text-style-name="P152" svg:width="1.061cm" svg:height="1.05cm" draw:transform="skewX (-0.00174532925199436) rotate (0.785398163397448) translate (1.95791666666667cm 3.46075cm)"><text:p/><draw:enhanced-geometry svg:viewBox="0 0 21600 21600" draw:mirror-horizontal="false" draw:mirror-vertical="tru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203" draw:text-style-name="P152" svg:width="1.063cm" svg:height="1.056cm" draw:transform="skewX (0.00506145483078357) rotate (0.785398163397448) translate (1.94380555555556cm 5.21934722222222cm)"><text:p/><draw:enhanced-geometry svg:viewBox="0 0 21600 21600" draw:mirror-horizontal="false" draw:mirror-vertical="fals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204" draw:text-style-name="P152" svg:width="1.063cm" svg:height="1.063cm" draw:transform="skewX (0.0132645023151568) rotate (0.785398163397448) translate (-0.192263888888889cm 5.21934722222222cm)"><text:p/><draw:enhanced-geometry svg:viewBox="0 0 21600 21600" draw:mirror-horizontal="true" draw:mirror-vertical="fals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able:table table:name="Table3" table:style-name="Table3">
        <table:table-column table:style-name="Table3.A"/>
        <table:table-column table:style-name="Table3.B" table:number-columns-repeated="4"/>
        <table:table-row table:style-name="Table3.1">
          <table:table-cell table:style-name="Table3.A1" office:value-type="string">
            <text:h text:style-name="_5f_Tableau_5f_Centré_5f_Gras" text:outline-level="1">Figure</text:h>
          </table:table-cell>
          <table:table-cell table:style-name="Table3.B1" office:value-type="float" office:value="1">
            <text:h text:style-name="_5f_Tableau_5f_Centré_5f_Gras" text:outline-level="1">1</text:h>
          </table:table-cell>
          <table:table-cell table:style-name="Table3.B1" office:value-type="float" office:value="2">
            <text:h text:style-name="_5f_Tableau_5f_Centré_5f_Gras" text:outline-level="1">2</text:h>
          </table:table-cell>
          <table:table-cell table:style-name="Table3.B1" office:value-type="float" office:value="3">
            <text:h text:style-name="_5f_Tableau_5f_Centré_5f_Gras" text:outline-level="1">3</text:h>
          </table:table-cell>
          <table:table-cell table:style-name="Table3.E1" office:value-type="float" office:value="4">
            <text:h text:style-name="_5f_Tableau_5f_Centré_5f_Gras" text:outline-level="1">4</text:h>
          </table:table-cell>
        </table:table-row>
        <table:table-row table:style-name="Table3.1">
          <table:table-cell table:style-name="Table3.A2" office:value-type="string">
            <text:h text:style-name="_5f_Tableau_5f_Centré_5f_Gras" text:outline-level="1">Aire expri­mée en u.a.</text:h>
          </table:table-cell>
          <table:table-cell table:style-name="Table3.B2" office:value-type="string">
            <text:h text:style-name="_5f_Tableau_5f_Centré" text:outline-level="1"><text:span text:style-name="_5f_pointillés_20_gris">…..</text:span></text:h>
          </table:table-cell>
          <table:table-cell table:style-name="Table3.C2" office:value-type="string">
            <text:h text:style-name="_5f_Tableau_5f_Centré" text:outline-level="1"><text:span text:style-name="_5f_pointillés_20_gris">…..</text:span></text:h>
          </table:table-cell>
          <table:table-cell table:style-name="Table3.D2" office:value-type="string">
            <text:h text:style-name="_5f_Tableau_5f_Centré" text:outline-level="1"><text:span text:style-name="_5f_pointillés_20_gris">…..</text:span></text:h>
          </table:table-cell>
          <table:table-cell table:style-name="Table3.E2" office:value-type="string">
            <text:h text:style-name="_5f_Tableau_5f_Centré" text:outline-level="1"><text:span text:style-name="_5f_pointillés_20_gris">…..</text:span></text:h>
          </table:table-cell>
        </table:table-row>
      </table:table>
      <text:list xml:id="list122310670778444" text:continue-numbering="true" text:style-name="_5f_Numérotation_20_des_20_exercices">
        <text:list-item>
          <text:h text:style-name="_5f_Premier_5f_Titre_5f_Exercices_5f_avec_5f_Num_20_Exo_5f_Avec_5f_Titre" text:outline-level="1"><text:soft-page-break/>Figures de même aire</text:h>
          <text:list>
            <text:list-header>
              <text:h text:style-name="P107" text:outline-level="1"><text:span text:style-name="Character_5f_20_5f_style">En prenant comme unité d'aire (u.a.) l'aire d'un carreau, réalise ci-dessous trois figures différentes de douze unités d'aire.</text:span></text:h>
            </text:list-header>
          </text:list>
        </text:list-item>
      </text:list>
      <text:h text:style-name="_5f_Paragraphe" text:outline-level="1"><draw:g text:anchor-type="char" draw:z-index="2" draw:name="Shape68_0" draw:style-name="gr162"><draw:custom-shape draw:style-name="gr163" draw:text-style-name="P151" svg:width="1.061cm" svg:height="1.068cm" svg:x="5.847cm" svg:y="4.93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164" draw:text-style-name="P151" svg:width="1.061cm" svg:height="1.068cm" svg:x="-0.014cm" svg:y="4.62cm"><text:p/><draw:enhanced-geometry draw:mirror-vertical="true" draw:mirror-horizont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65" draw:text-style-name="P151" svg:width="1.057cm" svg:height="1.066cm" svg:x="2.166cm" svg:y="4.679cm"><text:p/><draw:enhanced-geometry draw:mirror-vertic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66" draw:text-style-name="P151" svg:width="1.056cm" svg:height="1.064cm" svg:x="2.166cm" svg:y="3.09cm"><text:p/><draw:enhanced-geometry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67" draw:text-style-name="P151" svg:width="1.059cm" svg:height="1.061cm" draw:transform="rotate (1.5707963267949) translate (3.74120833333333cm 2.79223611111111cm)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68" draw:text-style-name="P151" svg:width="1.056cm" svg:height="1.059cm" svg:x="5.327cm" svg:y="3.635cm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69" draw:text-style-name="P151" svg:width="1.057cm" svg:height="1.064cm" svg:x="1.637cm" svg:y="0.446cm"><text:p/><draw:enhanced-geometry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70" draw:text-style-name="P134" svg:x1="0.051cm" svg:y1="0.448cm" svg:x2="9.004cm" svg:y2="0.448cm"><text:p/></draw:line><draw:line draw:style-name="gr171" draw:text-style-name="P134" svg:x1="0.051cm" svg:y1="0.986cm" svg:x2="9.004cm" svg:y2="0.986cm"><text:p/></draw:line><draw:line draw:style-name="gr172" draw:text-style-name="P134" svg:x1="0.051cm" svg:y1="1.509cm" svg:x2="9.004cm" svg:y2="1.509cm"><text:p/></draw:line><draw:line draw:style-name="gr173" draw:text-style-name="P134" svg:x1="0.062cm" svg:y1="2.032cm" svg:x2="9.015cm" svg:y2="2.032cm"><text:p/></draw:line><draw:line draw:style-name="gr174" draw:text-style-name="P134" svg:x1="0.051cm" svg:y1="2.563cm" svg:x2="9.004cm" svg:y2="2.563cm"><text:p/></draw:line><draw:line draw:style-name="gr175" draw:text-style-name="P134" svg:x1="0.051cm" svg:y1="3.085cm" svg:x2="9.004cm" svg:y2="3.085cm"><text:p/></draw:line><draw:line draw:style-name="gr176" draw:text-style-name="P134" svg:x1="0.051cm" svg:y1="3.616cm" svg:x2="9.004cm" svg:y2="3.616cm"><text:p/></draw:line><draw:line draw:style-name="gr177" draw:text-style-name="P134" svg:x1="0.062cm" svg:y1="4.154cm" svg:x2="9.015cm" svg:y2="4.154cm"><text:p/></draw:line><draw:line draw:style-name="gr178" draw:text-style-name="P134" svg:x1="0.051cm" svg:y1="4.677cm" svg:x2="9.004cm" svg:y2="4.677cm"><text:p/></draw:line><draw:line draw:style-name="gr179" draw:text-style-name="P134" svg:x1="0.051cm" svg:y1="5.2cm" svg:x2="9.004cm" svg:y2="5.2cm"><text:p/></draw:line><draw:line draw:style-name="gr180" draw:text-style-name="P134" svg:x1="0.051cm" svg:y1="5.745cm" svg:x2="9.004cm" svg:y2="5.745cm"><text:p/></draw:line><draw:line draw:style-name="gr181" draw:text-style-name="P134" svg:x1="0.062cm" svg:y1="6.26cm" svg:x2="9.015cm" svg:y2="6.26cm"><text:p/></draw:line><draw:line draw:style-name="gr182" draw:text-style-name="P134" svg:x1="0.062cm" svg:y1="6.798cm" svg:x2="9.015cm" svg:y2="6.798cm"><text:p/></draw:line><draw:line draw:style-name="gr183" draw:text-style-name="P134" svg:x1="0.056cm" svg:y1="6.793cm" svg:x2="0.051cm" svg:y2="0.448cm"><text:p/></draw:line><draw:line draw:style-name="gr184" draw:text-style-name="P134" svg:x1="0.585cm" svg:y1="6.793cm" svg:x2="0.58cm" svg:y2="0.448cm"><text:p/></draw:line><draw:line draw:style-name="gr185" draw:text-style-name="P134" svg:x1="1.643cm" svg:y1="6.793cm" svg:x2="1.638cm" svg:y2="0.448cm"><text:p/></draw:line><draw:line draw:style-name="gr186" draw:text-style-name="P134" svg:x1="1.11cm" svg:y1="6.793cm" svg:x2="1.105cm" svg:y2="0.448cm"><text:p/></draw:line><draw:line draw:style-name="gr187" draw:text-style-name="P134" svg:x1="2.164cm" svg:y1="6.793cm" svg:x2="2.159cm" svg:y2="0.448cm"><text:p/></draw:line><draw:line draw:style-name="gr188" draw:text-style-name="P134" svg:x1="2.697cm" svg:y1="6.793cm" svg:x2="2.692cm" svg:y2="0.448cm"><text:p/></draw:line><draw:line draw:style-name="gr189" draw:text-style-name="P134" svg:x1="3.747cm" svg:y1="6.793cm" svg:x2="3.742cm" svg:y2="0.448cm"><text:p/></draw:line><draw:line draw:style-name="gr190" draw:text-style-name="P134" svg:x1="3.217cm" svg:y1="6.793cm" svg:x2="3.212cm" svg:y2="0.448cm"><text:p/></draw:line><draw:line draw:style-name="gr191" draw:text-style-name="P134" svg:x1="4.271cm" svg:y1="6.793cm" svg:x2="4.266cm" svg:y2="0.448cm"><text:p/></draw:line><draw:line draw:style-name="gr192" draw:text-style-name="P134" svg:x1="4.802cm" svg:y1="6.793cm" svg:x2="4.797cm" svg:y2="0.448cm"><text:p/></draw:line><draw:line draw:style-name="gr193" draw:text-style-name="P134" svg:x1="5.848cm" svg:y1="6.793cm" svg:x2="5.843cm" svg:y2="0.448cm"><text:p/></draw:line><draw:line draw:style-name="gr194" draw:text-style-name="P134" svg:x1="5.325cm" svg:y1="6.793cm" svg:x2="5.32cm" svg:y2="0.448cm"><text:p/></draw:line><draw:line draw:style-name="gr195" draw:text-style-name="P134" svg:x1="6.376cm" svg:y1="6.793cm" svg:x2="6.371cm" svg:y2="0.448cm"><text:p/></draw:line><draw:line draw:style-name="gr196" draw:text-style-name="P134" svg:x1="6.914cm" svg:y1="6.793cm" svg:x2="6.909cm" svg:y2="0.448cm"><text:p/></draw:line><draw:line draw:style-name="gr197" draw:text-style-name="P134" svg:x1="7.967cm" svg:y1="6.793cm" svg:x2="7.962cm" svg:y2="0.448cm"><text:p/></draw:line><draw:line draw:style-name="gr198" draw:text-style-name="P134" svg:x1="7.433cm" svg:y1="6.793cm" svg:x2="7.428cm" svg:y2="0.448cm"><text:p/></draw:line><draw:line draw:style-name="gr199" draw:text-style-name="P134" svg:x1="9.015cm" svg:y1="6.793cm" svg:x2="9.01cm" svg:y2="0.448cm"><text:p/></draw:line><draw:line draw:style-name="gr200" draw:text-style-name="P134" svg:x1="8.486cm" svg:y1="6.793cm" svg:x2="8.481cm" svg:y2="0.448cm"><text:p/></draw:line><draw:rect draw:style-name="gr205" draw:text-style-name="P154" svg:width="0.532cm" svg:height="0.532cm" svg:x="0.58cm" svg:y="5.736cm"><text:p text:style-name="P153"><text:span text:style-name="T189">1</text:span></text:p><text:p text:style-name="P153"><text:span text:style-name="T189">u.a</text:span></text:p></draw:rect><draw:custom-shape draw:style-name="gr201" draw:text-style-name="P152" svg:width="1.061cm" svg:height="1.064cm" svg:x="1.641cm" svg:y="0.153cm"><text:p/><draw:enhanced-geometry svg:viewBox="0 0 21600 21600" draw:mirror-horizontal="false" draw:mirror-vertical="true" draw:type="block-arc" draw:modifiers="-179.9442105536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202" draw:text-style-name="P152" svg:width="1.061cm" svg:height="1.05cm" draw:transform="skewX (-0.00174532925199436) rotate (0.785398163397448) translate (1.94204166666667cm 3.45445833333333cm)"><text:p/><draw:enhanced-geometry svg:viewBox="0 0 21600 21600" draw:mirror-horizontal="false" draw:mirror-vertical="tru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203" draw:text-style-name="P152" svg:width="1.063cm" svg:height="1.056cm" draw:transform="skewX (0.00506145483078357) rotate (0.785398163397448) translate (1.92793055555556cm 5.21052777777778cm)"><text:p/><draw:enhanced-geometry svg:viewBox="0 0 21600 21600" draw:mirror-horizontal="false" draw:mirror-vertical="fals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204" draw:text-style-name="P152" svg:width="1.063cm" svg:height="1.063cm" draw:transform="skewX (0.0132645023151568) rotate (0.785398163397448) translate (-0.208138888888889cm 5.21052777777778cm)"><text:p/><draw:enhanced-geometry svg:viewBox="0 0 21600 21600" draw:mirror-horizontal="true" draw:mirror-vertical="fals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/draw:g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draw:g text:anchor-type="char" draw:z-index="3" draw:name="Shape68_1" draw:style-name="gr162"><draw:custom-shape draw:style-name="gr163" draw:text-style-name="P151" svg:width="1.061cm" svg:height="1.068cm" svg:x="5.852cm" svg:y="5.151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164" draw:text-style-name="P151" svg:width="1.061cm" svg:height="1.068cm" svg:x="-0.011cm" svg:y="4.831cm"><text:p/><draw:enhanced-geometry draw:mirror-vertical="true" draw:mirror-horizont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65" draw:text-style-name="P151" svg:width="1.057cm" svg:height="1.066cm" svg:x="2.171cm" svg:y="4.891cm"><text:p/><draw:enhanced-geometry draw:mirror-vertic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66" draw:text-style-name="P151" svg:width="1.056cm" svg:height="1.064cm" svg:x="2.171cm" svg:y="3.302cm"><text:p/><draw:enhanced-geometry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67" draw:text-style-name="P151" svg:width="1.059cm" svg:height="1.061cm" draw:transform="rotate (1.5707963267949) translate (3.74473611111111cm 3.00743055555556cm)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68" draw:text-style-name="P151" svg:width="1.056cm" svg:height="1.059cm" svg:x="5.332cm" svg:y="3.849cm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69" draw:text-style-name="P151" svg:width="1.057cm" svg:height="1.064cm" svg:x="1.642cm" svg:y="0.656cm"><text:p/><draw:enhanced-geometry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70" draw:text-style-name="P134" svg:x1="0.056cm" svg:y1="0.657cm" svg:x2="9.009cm" svg:y2="0.657cm"><text:p/></draw:line><draw:line draw:style-name="gr171" draw:text-style-name="P134" svg:x1="0.056cm" svg:y1="1.203cm" svg:x2="9.009cm" svg:y2="1.203cm"><text:p/></draw:line><draw:line draw:style-name="gr172" draw:text-style-name="P134" svg:x1="0.056cm" svg:y1="1.718cm" svg:x2="9.009cm" svg:y2="1.718cm"><text:p/></draw:line><draw:line draw:style-name="gr173" draw:text-style-name="P134" svg:x1="0.067cm" svg:y1="2.248cm" svg:x2="9.02cm" svg:y2="2.248cm"><text:p/></draw:line><draw:line draw:style-name="gr174" draw:text-style-name="P134" svg:x1="0.056cm" svg:y1="2.779cm" svg:x2="9.009cm" svg:y2="2.779cm"><text:p/></draw:line><draw:line draw:style-name="gr175" draw:text-style-name="P134" svg:x1="0.056cm" svg:y1="3.302cm" svg:x2="9.009cm" svg:y2="3.302cm"><text:p/></draw:line><draw:line draw:style-name="gr176" draw:text-style-name="P134" svg:x1="0.056cm" svg:y1="3.832cm" svg:x2="9.009cm" svg:y2="3.832cm"><text:p/></draw:line><draw:line draw:style-name="gr177" draw:text-style-name="P134" svg:x1="0.067cm" svg:y1="4.37cm" svg:x2="9.02cm" svg:y2="4.37cm"><text:p/></draw:line><draw:line draw:style-name="gr178" draw:text-style-name="P134" svg:x1="0.056cm" svg:y1="4.886cm" svg:x2="9.009cm" svg:y2="4.886cm"><text:p/></draw:line><draw:line draw:style-name="gr179" draw:text-style-name="P134" svg:x1="0.056cm" svg:y1="5.416cm" svg:x2="9.009cm" svg:y2="5.416cm"><text:p/></draw:line><draw:line draw:style-name="gr180" draw:text-style-name="P134" svg:x1="0.056cm" svg:y1="5.954cm" svg:x2="9.009cm" svg:y2="5.954cm"><text:p/></draw:line><draw:line draw:style-name="gr181" draw:text-style-name="P134" svg:x1="0.067cm" svg:y1="6.477cm" svg:x2="9.02cm" svg:y2="6.477cm"><text:p/></draw:line><draw:line draw:style-name="gr182" draw:text-style-name="P134" svg:x1="0.067cm" svg:y1="7.007cm" svg:x2="9.02cm" svg:y2="7.007cm"><text:p/></draw:line><draw:line draw:style-name="gr183" draw:text-style-name="P134" svg:x1="0.061cm" svg:y1="7.002cm" svg:x2="0.056cm" svg:y2="0.657cm"><text:p/></draw:line><draw:line draw:style-name="gr184" draw:text-style-name="P134" svg:x1="0.589cm" svg:y1="7.002cm" svg:x2="0.584cm" svg:y2="0.657cm"><text:p/></draw:line><draw:line draw:style-name="gr185" draw:text-style-name="P134" svg:x1="1.648cm" svg:y1="7.002cm" svg:x2="1.643cm" svg:y2="0.657cm"><text:p/></draw:line><draw:line draw:style-name="gr186" draw:text-style-name="P134" svg:x1="1.115cm" svg:y1="7.002cm" svg:x2="1.11cm" svg:y2="0.657cm"><text:p/></draw:line><draw:line draw:style-name="gr187" draw:text-style-name="P134" svg:x1="2.169cm" svg:y1="7.002cm" svg:x2="2.164cm" svg:y2="0.657cm"><text:p/></draw:line><draw:line draw:style-name="gr188" draw:text-style-name="P134" svg:x1="2.702cm" svg:y1="7.002cm" svg:x2="2.697cm" svg:y2="0.657cm"><text:p/></draw:line><draw:line draw:style-name="gr189" draw:text-style-name="P134" svg:x1="3.75cm" svg:y1="7.002cm" svg:x2="3.745cm" svg:y2="0.657cm"><text:p/></draw:line><draw:line draw:style-name="gr190" draw:text-style-name="P134" svg:x1="3.222cm" svg:y1="7.002cm" svg:x2="3.217cm" svg:y2="0.657cm"><text:p/></draw:line><draw:line draw:style-name="gr191" draw:text-style-name="P134" svg:x1="4.276cm" svg:y1="7.002cm" svg:x2="4.271cm" svg:y2="0.657cm"><text:p/></draw:line><draw:line draw:style-name="gr192" draw:text-style-name="P134" svg:x1="4.807cm" svg:y1="7.002cm" svg:x2="4.802cm" svg:y2="0.657cm"><text:p/></draw:line><draw:line draw:style-name="gr193" draw:text-style-name="P134" svg:x1="5.853cm" svg:y1="7.002cm" svg:x2="5.848cm" svg:y2="0.657cm"><text:p/></draw:line><draw:line draw:style-name="gr194" draw:text-style-name="P134" svg:x1="5.33cm" svg:y1="7.002cm" svg:x2="5.325cm" svg:y2="0.657cm"><text:p/></draw:line><draw:line draw:style-name="gr195" draw:text-style-name="P134" svg:x1="6.381cm" svg:y1="7.002cm" svg:x2="6.376cm" svg:y2="0.657cm"><text:p/></draw:line><draw:line draw:style-name="gr196" draw:text-style-name="P134" svg:x1="6.919cm" svg:y1="7.002cm" svg:x2="6.914cm" svg:y2="0.657cm"><text:p/></draw:line><draw:line draw:style-name="gr197" draw:text-style-name="P134" svg:x1="7.972cm" svg:y1="7.002cm" svg:x2="7.967cm" svg:y2="0.657cm"><text:p/></draw:line><draw:line draw:style-name="gr198" draw:text-style-name="P134" svg:x1="7.438cm" svg:y1="7.002cm" svg:x2="7.433cm" svg:y2="0.657cm"><text:p/></draw:line><draw:line draw:style-name="gr199" draw:text-style-name="P134" svg:x1="9.02cm" svg:y1="7.002cm" svg:x2="9.015cm" svg:y2="0.657cm"><text:p/></draw:line><draw:line draw:style-name="gr200" draw:text-style-name="P134" svg:x1="8.491cm" svg:y1="7.002cm" svg:x2="8.486cm" svg:y2="0.657cm"><text:p/></draw:line><draw:custom-shape draw:style-name="gr201" draw:text-style-name="P152" svg:width="1.061cm" svg:height="1.064cm" svg:x="1.646cm" svg:y="0.365cm"><text:p/><draw:enhanced-geometry svg:viewBox="0 0 21600 21600" draw:mirror-horizontal="false" draw:mirror-vertical="true" draw:type="block-arc" draw:modifiers="-179.9442105536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202" draw:text-style-name="P152" svg:width="1.061cm" svg:height="1.05cm" draw:transform="skewX (-0.00174532925199436) rotate (0.785398163397448) translate (1.94733333333333cm 3.66636111111111cm)"><text:p/><draw:enhanced-geometry svg:viewBox="0 0 21600 21600" draw:mirror-horizontal="false" draw:mirror-vertical="tru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203" draw:text-style-name="P152" svg:width="1.063cm" svg:height="1.056cm" draw:transform="skewX (0.00506145483078357) rotate (0.785398163397448) translate (1.93322222222222cm 5.42043055555556cm)"><text:p/><draw:enhanced-geometry svg:viewBox="0 0 21600 21600" draw:mirror-horizontal="false" draw:mirror-vertical="fals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204" draw:text-style-name="P152" svg:width="1.063cm" svg:height="1.063cm" draw:transform="skewX (0.0132645023151568) rotate (0.785398163397448) translate (-0.202847222222222cm 5.42043055555556cm)"><text:p/><draw:enhanced-geometry svg:viewBox="0 0 21600 21600" draw:mirror-horizontal="true" draw:mirror-vertical="fals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/draw:g><text:span text:style-name="_5f_pointillés_20_gri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1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MS Gothic1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9B0B33A11C3DA887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1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3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_20_G" style:display-name="Frame G" style:family="graphic" style:parent-style-name="Frame">
      <style:graphic-properties svg:width="4.098cm" fo:min-height="0.651cm" svg:x="0cm" svg:y="-0.42cm" fo:margin-left="0cm" fo:margin-right="0cm" fo:margin-top="0cm" fo:margin-bottom="0cm" style:vertical-pos="from-top" style:vertical-rel="paragraph" style:horizontal-pos="left" style:horizontal-rel="page-content" fo:background-color="transparent" draw:fill="none" draw:fill-color="#729fcf" fo:padding-left="0.101cm" fo:padding-right="0.101cm" fo:padding-top="0.049cm" fo:padding-bottom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5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style style:name="_5f_Tableau_20_M.1" style:display-name="_Tableau M.1" style:family="table-cell">
      <style:table-cell-properties fo:background-color="#a9ce7b" fo:border-left="0.51pt solid #000000" fo:border-top="0.51pt solid #000000" fo:border-bottom="0.51pt solid #000000" fo:padding="0cm" fo:padding-left="0cm" fo:padding-right="0cm" fo:padding-top="0cm" fo:padding-bottom="0cm" style:vertical-align="middle" style:writing-mode="lr-tb"/>
      <style:paragraph-properties fo:text-align="center"/>
      <style:text-properties fo:font-size="10pt" fo:font-weight="bold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2" style:display-name="_Tableau M.2" style:family="table-cell">
      <style:table-cell-properties fo:border-left="0.51pt solid #000000" fo:border-bottom="0.51pt solid #000000" fo:padding="0cm" fo:padding-left="0cm" fo:padding-right="0cm" fo:padding-top="0cm" fo:padding-bottom="0cm" style:vertical-align="bottom" style:writing-mode="lr-tb"/>
      <style:paragraph-properties fo:text-align="center"/>
      <style:text-properties fo:font-size="10pt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3" style:display-name="_Tableau M.3" style:family="table-cell">
      <style:table-cell-properties fo:background-color="#a9ce7b" fo:border-left="0.51pt solid #000000" fo:border-bottom="0.51pt solid #000000" fo:padding="0cm" fo:padding-left="0cm" fo:padding-right="0cm" fo:padding-top="0cm" fo:padding-bottom="0cm" style:vertical-align="middle" style:writing-mode="lr-tb"/>
      <style:paragraph-properties fo:text-align="center"/>
      <style:text-properties fo:font-size="10pt" fo:font-weight="bold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4" style:display-name="_Tableau M.4" style:family="table-cell">
      <style:table-cell-properties fo:border-left="0.51pt solid #000000" fo:border-right="0.51pt solid #000000" fo:border-bottom="0.51pt solid #000000" fo:padding="0cm" fo:padding-left="0cm" fo:padding-right="0cm" fo:padding-top="0cm" fo:padding-bottom="0cm" style:vertical-align="bottom" style:writing-mode="lr-tb"/>
      <style:paragraph-properties fo:text-align="center"/>
      <style:text-properties fo:font-size="10pt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5" style:display-name="_Tableau M.5" style:family="table-cell">
      <style:table-cell-properties fo:border-left="0.51pt solid #000000" fo:border-bottom="0.51pt solid #000000" fo:padding="0cm" fo:padding-left="0cm" fo:padding-right="0cm" fo:padding-top="0cm" fo:padding-bottom="0cm" style:vertical-align="bottom" style:writing-mode="lr-tb"/>
      <style:paragraph-properties fo:text-align="center"/>
      <style:text-properties fo:font-size="10pt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6" style:display-name="_Tableau M.6" style:family="table-cell">
      <style:table-cell-properties fo:background-color="#a9ce7b" fo:border-left="0.51pt solid #000000" fo:border-bottom="0.51pt solid #000000" fo:padding="0cm" fo:padding-left="0cm" fo:padding-right="0cm" fo:padding-top="0cm" fo:padding-bottom="0cm" style:vertical-align="middle" style:writing-mode="lr-tb"/>
      <style:paragraph-properties fo:text-align="center"/>
      <style:text-properties fo:font-size="10pt" fo:font-weight="bold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7" style:display-name="_Tableau M.7" style:family="table-cell">
      <style:table-cell-properties fo:border-left="0.51pt solid #000000" fo:border-bottom="0.51pt solid #000000" fo:padding="0cm" fo:padding-left="0cm" fo:padding-right="0cm" fo:padding-top="0cm" fo:padding-bottom="0cm" style:vertical-align="bottom" style:writing-mode="lr-tb"/>
      <style:paragraph-properties fo:text-align="center"/>
      <style:text-properties fo:font-size="10pt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8" style:display-name="_Tableau M.8" style:family="table-cell">
      <style:table-cell-properties fo:border-left="0.51pt solid #000000" fo:border-bottom="0.51pt solid #000000" fo:padding="0cm" fo:padding-left="0cm" fo:padding-right="0cm" fo:padding-top="0cm" fo:padding-bottom="0cm" style:vertical-align="bottom" style:writing-mode="lr-tb"/>
      <style:paragraph-properties fo:text-align="center"/>
      <style:text-properties fo:font-size="10pt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9" style:display-name="_Tableau M.9" style:family="table-cell">
      <style:table-cell-properties fo:border-left="0.51pt solid #000000" fo:border-bottom="0.51pt solid #000000" fo:padding="0cm" fo:padding-left="0cm" fo:padding-right="0cm" fo:padding-top="0cm" fo:padding-bottom="0cm" style:vertical-align="bottom" style:writing-mode="lr-tb"/>
      <style:paragraph-properties fo:text-align="center"/>
      <style:text-properties fo:font-size="10pt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10" style:display-name="_Tableau M.10" style:family="table-cell">
      <style:table-cell-properties fo:border-left="0.51pt solid #000000" fo:border-right="0.51pt solid #000000" fo:border-bottom="0.51pt solid #000000" fo:padding="0cm" fo:padding-left="0cm" fo:padding-right="0cm" fo:padding-top="0cm" fo:padding-bottom="0cm" style:vertical-align="bottom" style:writing-mode="lr-tb"/>
      <style:paragraph-properties fo:text-align="center"/>
      <style:text-properties fo:font-size="10pt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11" style:display-name="_Tableau M.11" style:family="table-cell">
      <style:table-cell-properties fo:background-color="#a9ce7b" fo:border-left="0.51pt solid #000000" fo:border-top="0.51pt solid #000000" fo:border-bottom="0.51pt solid #000000" fo:padding="0cm" fo:padding-left="0cm" fo:padding-right="0cm" fo:padding-top="0cm" fo:padding-bottom="0cm" style:vertical-align="middle" style:writing-mode="lr-tb"/>
      <style:paragraph-properties fo:text-align="center"/>
      <style:text-properties fo:font-size="10pt" fo:font-weight="bold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12" style:display-name="_Tableau M.12" style:family="table-cell">
      <style:table-cell-properties fo:background-color="#a9ce7b" fo:border-left="0.51pt solid #000000" fo:border-right="0.51pt solid #000000" fo:border-top="0.51pt solid #000000" fo:border-bottom="0.51pt solid #000000" fo:padding="0cm" fo:padding-left="0cm" fo:padding-right="0cm" fo:padding-top="0cm" fo:padding-bottom="0cm" style:vertical-align="middle" style:writing-mode="lr-tb"/>
      <style:paragraph-properties fo:text-align="center"/>
      <style:text-properties fo:font-size="10pt" fo:font-weight="bold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13" style:display-name="_Tableau M.13" style:family="table-cell">
      <style:table-cell-properties fo:background-color="#a9ce7b" fo:border-left="0.51pt solid #000000" fo:border-bottom="0.51pt solid #000000" fo:padding="0cm" fo:padding-left="0cm" fo:padding-right="0cm" fo:padding-top="0cm" fo:padding-bottom="0cm" style:vertical-align="middle" style:writing-mode="lr-tb"/>
      <style:paragraph-properties fo:text-align="center"/>
      <style:text-properties fo:font-size="10pt" fo:font-weight="bold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14" style:display-name="_Tableau M.14" style:family="table-cell">
      <style:table-cell-properties fo:border-left="0.51pt solid #000000" fo:border-right="0.51pt solid #000000" fo:border-bottom="0.51pt solid #000000" fo:padding="0cm" fo:padding-left="0cm" fo:padding-right="0cm" fo:padding-top="0cm" fo:padding-bottom="0cm" style:vertical-align="bottom" style:writing-mode="lr-tb"/>
      <style:paragraph-properties fo:text-align="center"/>
      <style:text-properties fo:font-size="10pt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15" style:display-name="_Tableau M.15" style:family="table-cell">
      <style:table-cell-properties fo:background-color="#a9ce7b" fo:border-left="0.51pt solid #000000" fo:border-top="0.51pt solid #000000" fo:border-bottom="0.51pt solid #000000" fo:padding="0cm" fo:padding-left="0cm" fo:padding-right="0cm" fo:padding-top="0cm" fo:padding-bottom="0cm" style:vertical-align="middle" style:writing-mode="lr-tb"/>
      <style:paragraph-properties fo:text-align="center"/>
      <style:text-properties fo:font-size="10pt" fo:font-weight="bold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16" style:display-name="_Tableau M.16" style:family="table-cell">
      <style:table-cell-properties fo:border-left="0.51pt solid #000000" fo:border-bottom="0.51pt solid #000000" fo:padding="0cm" fo:padding-left="0cm" fo:padding-right="0cm" fo:padding-top="0cm" fo:padding-bottom="0cm" style:vertical-align="bottom" style:writing-mode="lr-tb"/>
      <style:paragraph-properties fo:text-align="center"/>
      <style:text-properties fo:font-size="10pt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table:table-template table:name="_Tableau M" table:first-row-end-column="row" table:first-row-start-column="row" table:last-row-end-column="row" table:last-row-start-column="column">
      <table:first-row table:style-name="_5f_Tableau_20_M.1"/>
      <table:last-row table:style-name="_5f_Tableau_20_M.2"/>
      <table:first-column table:style-name="_5f_Tableau_20_M.3"/>
      <table:last-column table:style-name="_5f_Tableau_20_M.4"/>
      <table:body table:style-name="_5f_Tableau_20_M.9"/>
      <table:even-rows table:style-name="_5f_Tableau_20_M.5"/>
      <table:odd-rows table:style-name="_5f_Tableau_20_M.6"/>
      <table:even-columns table:style-name="_5f_Tableau_20_M.7"/>
      <table:odd-columns table:style-name="_5f_Tableau_20_M.8"/>
      <table:background table:style-name="_5f_Tableau_20_M.10"/>
      <loext:first-row-even-column table:style-name="_5f_Tableau_20_M.15"/>
      <loext:last-row-even-column table:style-name="_5f_Tableau_20_M.16"/>
      <loext:first-row-end-column table:style-name="_5f_Tableau_20_M.12"/>
      <loext:first-row-start-column table:style-name="_5f_Tableau_20_M.11"/>
      <loext:last-row-end-column table:style-name="_5f_Tableau_20_M.14"/>
      <loext:last-row-start-column table:style-name="_5f_Tableau_20_M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12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13" style:family="paragraph" style:parent-style-name="Header">
      <style:paragraph-properties fo:text-align="start" style:justify-single-word="false"/>
      <style:text-properties officeooo:paragraph-rsid="0211dd7e"/>
    </style:style>
    <style:style style:name="MP14" style:family="paragraph" style:parent-style-name="Footer">
      <style:paragraph-properties fo:text-align="start" style:justify-single-word="false"/>
      <style:text-properties officeooo:paragraph-rsid="0211dd7e"/>
    </style:style>
    <style:style style:name="MP15" style:family="paragraph" style:parent-style-name="Footer">
      <style:text-properties officeooo:rsid="0242edd8" officeooo:paragraph-rsid="0242edd8"/>
    </style:style>
    <style:style style:name="MP1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7" style:family="paragraph" style:parent-style-name="Footer">
      <style:text-properties officeooo:paragraph-rsid="008d016c"/>
    </style:style>
    <style:style style:name="MP18" style:family="paragraph">
      <style:paragraph-properties fo:text-align="center"/>
    </style:style>
    <style:style style:name="MP19" style:family="paragraph" style:parent-style-name="Header">
      <style:paragraph-properties fo:margin-left="0cm" fo:margin-right="0cm" fo:text-indent="0cm" style:auto-text-indent="false"/>
    </style:style>
    <style:style style:name="MP20" style:family="paragraph" style:parent-style-name="Footer">
      <style:text-properties officeooo:paragraph-rsid="010f7046"/>
    </style:style>
    <style:style style:name="MP21" style:family="paragraph" style:parent-style-name="Footer">
      <style:text-properties officeooo:paragraph-rsid="01120261"/>
    </style:style>
    <style:style style:name="MP22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23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2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26" style:family="paragraph" style:parent-style-name="_5f_Header_20_D_20_page_20_impaire_20__28_D_29_">
      <style:text-properties officeooo:paragraph-rsid="01a13e78"/>
    </style:style>
    <style:style style:name="MP27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29" style:family="paragraph" style:parent-style-name="Header">
      <style:paragraph-properties fo:text-align="center" style:justify-single-word="false"/>
      <style:text-properties officeooo:paragraph-rsid="00ab054e"/>
    </style:style>
    <style:style style:name="MP3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3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32" style:family="paragraph" style:parent-style-name="Footer">
      <style:paragraph-properties fo:text-align="end" style:justify-single-word="false"/>
      <style:text-properties officeooo:paragraph-rsid="00d4df5c"/>
    </style:style>
    <style:style style:name="MP33" style:family="paragraph" style:parent-style-name="Footer">
      <style:paragraph-properties fo:text-align="start" style:justify-single-word="false"/>
      <style:text-properties officeooo:paragraph-rsid="00d4df5c"/>
    </style:style>
    <style:style style:name="MP34" style:family="paragraph" style:parent-style-name="_5f_Header_20_G_20_page_20_impaire_20__28_D_29_">
      <style:text-properties officeooo:paragraph-rsid="01259ec2"/>
    </style:style>
    <style:style style:name="MP35" style:family="paragraph" style:parent-style-name="_5f_Header_20_G_20_page_20_paire_20__28_G_29_">
      <style:text-properties officeooo:paragraph-rsid="00eb2abc"/>
    </style:style>
    <style:style style:name="MP36" style:family="paragraph" style:parent-style-name="_5f_Footer_20_page_20_paire_20__28_G_29_">
      <style:text-properties fo:font-size="9pt" style:font-size-asian="9pt" style:font-size-complex="9pt"/>
    </style:style>
    <style:style style:name="MP37" style:family="paragraph" style:parent-style-name="_5f_Header_20_N_20_page_20_impaire_20__28_D_29_">
      <style:paragraph-properties fo:text-align="start" style:justify-single-word="false"/>
    </style:style>
    <style:style style:name="MP38" style:family="paragraph" style:parent-style-name="Footer">
      <style:text-properties officeooo:paragraph-rsid="00d4df5c"/>
    </style:style>
    <style:style style:name="MP39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40" style:family="paragraph">
      <loext:graphic-properties draw:fill="solid" draw:fill-color="#d7e12c"/>
    </style:style>
    <style:style style:name="MP41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43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45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47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49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51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53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55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7" style:family="paragraph" style:parent-style-name="Footer">
      <style:text-properties officeooo:paragraph-rsid="00863005"/>
    </style:style>
    <style:style style:name="MP58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59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62" style:family="paragraph" style:parent-style-name="_5f_Header_20_N_20_page_20_impaire_20__28_D_29_">
      <style:text-properties officeooo:rsid="0277791e" officeooo:paragraph-rsid="0277791e"/>
    </style:style>
    <style:style style:name="MP63" style:family="paragraph" style:parent-style-name="_5f_Header_20_N_20_page_20_impaire_20__28_D_29_">
      <style:text-properties officeooo:rsid="027aa87d" officeooo:paragraph-rsid="027aa87d"/>
    </style:style>
    <style:style style:name="M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65" style:family="paragraph" style:parent-style-name="_5f_Header_20_G_20_page_20_impaire_20__28_D_29_">
      <style:text-properties officeooo:paragraph-rsid="00c87b35"/>
    </style:style>
    <style:style style:name="MP66" style:family="paragraph" style:parent-style-name="Footer">
      <style:text-properties officeooo:paragraph-rsid="00a59a60"/>
    </style:style>
    <style:style style:name="MP67" style:family="paragraph" style:parent-style-name="Footer">
      <style:text-properties officeooo:paragraph-rsid="004274bc"/>
    </style:style>
    <style:style style:name="MP6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69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7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71" style:family="paragraph" style:parent-style-name="Footer">
      <style:text-properties officeooo:paragraph-rsid="002aa84d"/>
    </style:style>
    <style:style style:name="MP72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3" style:family="paragraph">
      <loext:graphic-properties draw:fill="solid" draw:fill-color="#7fb241"/>
    </style:style>
    <style:style style:name="MP7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76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78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0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81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2" style:family="paragraph" style:parent-style-name="_5f_Header_20_G_20_page_20_paire_20__28_G_29_">
      <style:text-properties officeooo:paragraph-rsid="0334a5be"/>
    </style:style>
    <style:style style:name="MP83" style:family="paragraph" style:parent-style-name="_5f_Header_20_G_20_page_20_paire_20__28_G_29_">
      <style:paragraph-properties fo:text-align="start" style:justify-single-word="false"/>
    </style:style>
    <style:style style:name="MP84" style:family="paragraph" style:parent-style-name="Footer">
      <style:text-properties officeooo:paragraph-rsid="030c4d7d"/>
    </style:style>
    <style:style style:name="MP85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86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87" style:family="paragraph" style:parent-style-name="Footer">
      <style:text-properties officeooo:paragraph-rsid="00d8520c"/>
    </style:style>
    <style:style style:name="MP88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89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90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91" style:family="paragraph" style:parent-style-name="Header">
      <style:paragraph-properties fo:text-align="start" style:justify-single-word="false"/>
      <style:text-properties officeooo:paragraph-rsid="0289fb01"/>
    </style:style>
    <style:style style:name="MP92" style:family="paragraph" style:parent-style-name="Header">
      <style:paragraph-properties fo:text-align="center" style:justify-single-word="false"/>
      <style:text-properties officeooo:paragraph-rsid="00c10aa6"/>
    </style:style>
    <style:style style:name="MP93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8d016c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5" style:family="text">
      <style:text-properties officeooo:rsid="01fe03f2"/>
    </style:style>
    <style:style style:name="MT6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7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8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9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10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11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13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4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15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6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17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8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19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20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23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24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26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29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30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31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32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33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34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35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36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37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38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9" style:family="text">
      <style:text-properties officeooo:rsid="010c4d3a"/>
    </style:style>
    <style:style style:name="MT40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42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43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44" style:family="text">
      <style:text-properties fo:font-variant="small-caps" fo:color="#9d0f89" loext:opacity="100%" style:font-name="Bitstream Vera Sans1" fo:font-size="16pt" fo:font-weight="bold" officeooo:rsid="01a13e78"/>
    </style:style>
    <style:style style:name="MT45" style:family="text">
      <style:text-properties officeooo:rsid="00b6801f"/>
    </style:style>
    <style:style style:name="MT46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7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49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50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51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2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3" style:family="text">
      <style:text-properties fo:font-size="16pt" style:font-size-asian="16pt" style:font-size-complex="16pt"/>
    </style:style>
    <style:style style:name="MT54" style:family="text"/>
    <style:style style:name="MT55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56" style:family="text">
      <style:text-properties officeooo:rsid="01f8729d"/>
    </style:style>
    <style:style style:name="MT57" style:family="text">
      <style:text-properties officeooo:rsid="01b6dc57"/>
    </style:style>
    <style:style style:name="MT58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60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61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62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3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64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5" style:family="text">
      <style:text-properties officeooo:rsid="00b5d2d1"/>
    </style:style>
    <style:style style:name="MT66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7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8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69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70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71" style:family="text">
      <style:text-properties officeooo:rsid="015f088a"/>
    </style:style>
    <style:style style:name="MT72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74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5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76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77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78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79" style:family="text">
      <style:text-properties officeooo:rsid="0160d7ef"/>
    </style:style>
    <style:style style:name="MT80" style:family="text">
      <style:text-properties officeooo:rsid="02735980"/>
    </style:style>
    <style:style style:name="MT81" style:family="text">
      <style:text-properties officeooo:rsid="02757f12"/>
    </style:style>
    <style:style style:name="MT82" style:family="text">
      <style:text-properties officeooo:rsid="0272f9e5"/>
    </style:style>
    <style:style style:name="MT83" style:family="text">
      <style:text-properties officeooo:rsid="026ec296"/>
    </style:style>
    <style:style style:name="MT84" style:family="text">
      <style:text-properties officeooo:rsid="0268e0aa"/>
    </style:style>
    <style:style style:name="MT85" style:family="text">
      <style:text-properties officeooo:rsid="0072f07f"/>
    </style:style>
    <style:style style:name="MT86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87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88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89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90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91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92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3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94" style:family="text">
      <style:text-properties officeooo:rsid="014407b5"/>
    </style:style>
    <style:style style:name="MT95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96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97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98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99" style:family="text">
      <style:text-properties officeooo:rsid="00a59a60"/>
    </style:style>
    <style:style style:name="MT100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01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02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103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04" style:family="text">
      <style:text-properties fo:font-variant="small-caps" officeooo:rsid="0054f64f"/>
    </style:style>
    <style:style style:name="MT105" style:family="text">
      <style:text-properties fo:font-variant="small-caps"/>
    </style:style>
    <style:style style:name="MT106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07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08" style:family="text">
      <style:text-properties officeooo:rsid="005a3fa8"/>
    </style:style>
    <style:style style:name="MT109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10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11" style:family="text">
      <style:text-properties officeooo:rsid="00415f3a"/>
    </style:style>
    <style:style style:name="MT112" style:family="text">
      <style:text-properties officeooo:rsid="00386ebd"/>
    </style:style>
    <style:style style:name="MT113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14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115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116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117" style:family="text">
      <style:text-properties officeooo:rsid="0334a5be"/>
    </style:style>
    <style:style style:name="MT118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119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120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21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122" style:family="text">
      <style:text-properties officeooo:rsid="0315af39"/>
    </style:style>
    <style:style style:name="MT12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24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125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126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27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28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29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130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13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4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135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9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40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41" style:family="text">
      <style:text-properties officeooo:rsid="009e3fdd"/>
    </style:style>
    <style:style style:name="MT142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43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45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4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50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2__5f_4_5f_SERIE_5f_M_5f_GAUCHE_5f_ET_5f_DROITE_5f_2COL" style:display-name="2_4_SERIE_M_GAUCHE_ET_DROITE_2COL" style:page-layout-name="Mpm10" draw:style-name="Mdp1">
      <style:header>
        <text:p text:style-name="MP1"><text:span text:style-name="MT1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77" draw:name="Shape4_16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78" draw:name="Shape4_15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79" draw:name="Shape4_1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0" draw:name="Shape4_15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5">Aires </text:span>: <text:span text:style-name="MT5">problèmes <text:s text:c="4"/></text:span></text:h>
      </style:footer>
      <style:footer-left>
        <text:p text:style-name="MP10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3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11"><text:span text:style-name="MT1"><text:s text:c="15"/>A</text:span>ires : Aire et unité</text:p>
      </style:header>
      <style:header-left>
        <text:p text:style-name="MP11"><text:span text:style-name="MT1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3" draw:name="Shape4_15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49" draw:name="Shape4_10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46" draw:name="Shape4_15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5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13"><text:span text:style-name="MT6">Conversions d’unités : </text:span><text:span text:style-name="MT7">Problèmes</text:span></text:p>
      </style:header>
      <style:header-left>
        <text:p text:style-name="MP13"><text:span text:style-name="MT6">Conversions d’unités : </text:span><text:span text:style-name="MT7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9">problèmes</text:span></text:p></draw:text-box></draw:frame><draw:g text:anchor-type="paragraph" draw:z-index="150" draw:name="Shape4_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4"><text:span text:style-name="MT10">Conversions d’unités : </text:span><text:span text:style-name="MT9">problèmes</text:span></text:p></draw:text-box></draw:frame><draw:g text:anchor-type="paragraph" draw:z-index="148" draw:name="Shape4_142" draw:style-name="Mgr1"><draw:path draw:style-name="Mgr3" draw:text-style-name="MP8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7">Problèmes</text:span></text:p>
      </style:header>
      <style:header-left>
        <text:p text:style-name="_5f_Header_20_N_20_page_20_paire_20__28_G_29_"><text:s/><text:span text:style-name="MT11">Conversions d’unités : </text:span><text:span text:style-name="MT7">Problèmes</text:span></text:p>
      </style:header-left>
      <style:footer>
        <text:p text:style-name="MP6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9">problèmes</text:span></text:p></draw:text-box></draw:frame><draw:g text:anchor-type="paragraph" draw:z-index="152" draw:name="Shape4_14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2">Conversions d’unités </text:span><text:span text:style-name="MT4">: </text:span><text:span text:style-name="MT12">problèmes</text:span></text:p></draw:text-box></draw:frame><draw:g text:anchor-type="paragraph" draw:z-index="153" draw:name="Shape4_63" draw:style-name="Mgr1"><draw:path draw:style-name="Mgr3" draw:text-style-name="MP8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6">Conversions d’unités : </text:span><text:span text:style-name="MT13">Aires</text:span></text:p>
      </style:header>
      <style:header-left>
        <text:p text:style-name="_5f_Header_20_N_20_page_20_paire_20__28_G_29_"><text:span text:style-name="MT6">Conversions d’unités : </text:span><text:span text:style-name="MT13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">Conversions d’unités : </text:span><text:span text:style-name="MT14">Aires</text:span></text:h></draw:text-box></draw:frame><draw:g text:anchor-type="paragraph" draw:z-index="151" draw:name="Shape4_14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11">Conversions d’unités : </text:span><text:span text:style-name="MT13">Aires</text:span></text:p>
      </style:header>
      <style:header-left>
        <text:p text:style-name="Header"><text:s/><text:span text:style-name="MT11">Conversions d’unités : </text:span><text:span text:style-name="MT13">Aires</text:span></text:p>
      </style:header-left>
      <style:footer>
        <text:p text:style-name="MP6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14">aires</text:span></text:p></draw:text-box></draw:frame><draw:g text:anchor-type="paragraph" draw:z-index="158" draw:name="Shape4_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54" draw:name="Shape4_15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55" draw:name="Shape4_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15">Vitesse</text:span></text:p>
      </style:header>
      <style:header-left>
        <text:p text:style-name="_5f_Header_20_N_20_page_20_impaire_20__28_D_29_"><text:span text:style-name="MT6">Conversions d’unités : </text:span><text:span text:style-name="MT1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16">vitesse</text:span><text:span text:style-name="MT4"> </text:span></text:p></draw:text-box></draw:frame><draw:g text:anchor-type="paragraph" draw:z-index="156" draw:name="Shape4_14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7" draw:name="Shape4_4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10">Conversions d’unités : </text:span><text:span text:style-name="MT16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17">Temps et durées</text:span></text:p>
      </style:header>
      <style:header-left>
        <text:p text:style-name="_5f_Header_20_N_20_page_20_impaire_20__28_D_29_"><text:s/><text:span text:style-name="MT11">Conversions d’unités : </text:span><text:span text:style-name="MT17">Temps et durées</text:span></text:p>
      </style:header-left>
      <style:footer>
        <text:p text:style-name="MP6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18">Temps et </text:span><text:span text:style-name="MT19">Durée</text:span><text:span text:style-name="MT4"> </text:span></text:p></draw:text-box></draw:frame><draw:g text:anchor-type="paragraph" draw:z-index="163" draw:name="Shape4_1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59" draw:name="Shape4_14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14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20">Temps et d</text:span><text:span text:style-name="MT21">urées</text:span></text:p>
      </style:header>
      <style:header-left>
        <text:p text:style-name="_5f_Header_20_N_20_page_20_impaire_20__28_D_29_"><text:span text:style-name="MT6">Conversions d’unités : </text:span><text:span text:style-name="MT20">Temps et d</text:span><text:span text:style-name="MT21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2">temps et </text:span><text:span text:style-name="MT23">durées</text:span><text:span text:style-name="MT4"> </text:span></text:p></draw:text-box></draw:frame><draw:g text:anchor-type="paragraph" draw:z-index="161" draw:name="Shape4_13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62" draw:name="Shape4_14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10">Conversions d’unités : </text:span><text:span text:style-name="MT22">temps et </text:span><text:span text:style-name="MT23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11">Conversions d’unités : </text:span><text:span text:style-name="MT20">Temps et d</text:span><text:span text:style-name="MT21">urées</text:span></text:p>
      </style:header>
      <style:header-left>
        <text:p text:style-name="Header"><text:s/><text:span text:style-name="MT11">Conversions d’unités : </text:span><text:span text:style-name="MT20">Temps et d</text:span><text:span text:style-name="MT21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2">temps et </text:span><text:span text:style-name="MT23">durées</text:span><text:span text:style-name="MT4"> </text:span></text:p></draw:text-box></draw:frame><draw:g text:anchor-type="paragraph" draw:z-index="166" draw:name="Shape4_13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67" draw:name="Shape4_13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24">Capacités</text:span></text:p>
      </style:header>
      <style:header-left>
        <text:p text:style-name="_5f_Header_20_N_20_page_20_impaire_20__28_D_29_"><text:span text:style-name="MT6">Conversions d’unités : </text:span><text:span text:style-name="MT2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5">Capacités</text:span><text:span text:style-name="MT4"> </text:span></text:p></draw:text-box></draw:frame><draw:g text:anchor-type="paragraph" draw:z-index="165" draw:name="Shape4_14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11">Conversions d’unités : </text:span><text:span text:style-name="MT24">Capacités</text:span></text:p>
      </style:header>
      <style:header-left>
        <text:p text:style-name="Header"><text:s/><text:span text:style-name="MT11">Conversions d’unités : </text:span><text:span text:style-name="MT24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6">capacités</text:span><text:span text:style-name="MT4"> </text:span></text:p></draw:text-box></draw:frame><draw:g text:anchor-type="paragraph" draw:z-index="168" draw:name="Shape4_13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69" draw:name="Shape4_13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3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7"><text:s/></text:span><text:span text:style-name="MT11">Conversions d’unités : </text:span><text:span text:style-name="MT27">masses</text:span></text:p>
      </style:header>
      <style:header-left>
        <text:p text:style-name="_5f_Header_20_N_20_page_20_impaire_20__28_D_29_"><text:span text:style-name="MT27"><text:s/></text:span><text:span text:style-name="MT11">Conversions d’unités : </text:span><text:span text:style-name="MT27">masses</text:span></text:p>
      </style:header-left>
      <style:footer>
        <text:p text:style-name="MP15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8">Masses</text:span><text:span text:style-name="MT4"> </text:span></text:p></draw:text-box></draw:frame><draw:g text:anchor-type="paragraph" draw:z-index="171" draw:name="Shape4_12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draw:g text:anchor-type="paragraph" draw:z-index="172" draw:name="Shape4_12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3" draw:name="Shape4_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10">Conversions d’unités : </text:span><text:span text:style-name="MT29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27">masses</text:span></text:p>
      </style:header>
      <style:header-left>
        <text:p text:style-name="_5f_Header_20_N_20_page_20_impaire_20__28_D_29_"><text:s/><text:span text:style-name="MT11">Conversions d’unités : </text:span><text:span text:style-name="MT27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30">masses</text:span><text:span text:style-name="MT4"> </text:span></text:p></draw:text-box></draw:frame><draw:g text:anchor-type="paragraph" draw:z-index="174" draw:name="Shape4_12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75" draw:name="Shape4_12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3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6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83" draw:name="Shape4_10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<text:span text:style-name="MT31">Périmètre : </text:span><text:span text:style-name="MT32">Problèmes</text:span></text:p></draw:text-box></draw:frame></text:p>
      </style:footer>
      <style:footer-left>
        <text:p text:style-name="MP16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<text:span text:style-name="MT31">Périmètre : </text:span><text:span text:style-name="MT32">Problèmes</text:span></text:p></draw:text-box></draw:frame><draw:g text:anchor-type="paragraph" draw:z-index="184" draw:name="Shape4_1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89" draw:name="Shape4_10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87" draw:name="Shape4_12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86" draw:name="Shape4_1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91" draw:name="Shape3_16" draw:style-name="Mgr5" draw:text-style-name="MP18" svg:x1="12.726cm" svg:y1="0.399cm" svg:x2="20.496cm" svg:y2="0.36cm"><text:p/></draw:line><text:span text:style-name="MT33">Périmètre</text:span> : <text:span text:style-name="MT34">Périmètres et unités</text:span></text:p>
      </style:header>
      <style:header-left>
        <text:p text:style-name="MP19"><draw:line text:anchor-type="paragraph" draw:z-index="192" draw:name="Shape3_17" draw:style-name="Mgr5" draw:text-style-name="MP18" svg:x1="16.083cm" svg:y1="0.383cm" svg:x2="20.496cm" svg:y2="0.36cm"><text:p/></draw:line><text:span text:style-name="MT33">Périmètre</text:span> : <text:span text:style-name="MT34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8" draw:name="Shape4_1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1">Périmètre <text:s/>: </text:span><text:span text:style-name="MT35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95" draw:name="Shape4_1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93" draw:name="Shape4_26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26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9" draw:name="Shape3_11" draw:style-name="Mgr5" draw:text-style-name="MP18" svg:x1="12.45cm" svg:y1="0.362cm" svg:x2="20.497cm" svg:y2="0.36cm"><text:p/></draw:line><text:span text:style-name="MT33">Périmètre</text:span> : <text:span text:style-name="MT36">Mesurer, reporter</text:span></text:p>
      </style:header>
      <style:header-left>
        <text:p text:style-name="_5f_Header_20_M_20_page_20_impaire_20__28_D_29_"><draw:line text:anchor-type="paragraph" draw:z-index="200" draw:name="Shape3_20" draw:style-name="Mgr5" draw:text-style-name="MP18" svg:x1="12.45cm" svg:y1="0.362cm" svg:x2="20.497cm" svg:y2="0.36cm"><text:p/></draw:line><text:span text:style-name="MT33">Périmètre</text:span> : <text:span text:style-name="MT36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94" draw:name="Shape4_11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<text:span text:style-name="MT31">Périmètre : </text:span><text:span text:style-name="MT37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96" draw:name="Shape4_1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97" draw:name="Shape4_11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11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3">Périmètre</text:span> : <text:span text:style-name="MT33">Calculs sur une figure</text:span></text:p>
      </style:header>
      <style:header-left>
        <text:p text:style-name="_5f_Header_20_M_20_page_20_paire_20__28_G_29_"><text:span text:style-name="MT33">Périmètre</text:span> : <text:span text:style-name="MT33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01" draw:name="Shape4_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2" draw:name="Shape4_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3" draw:name="Shape4_96" draw:style-name="Mgr1"><draw:path draw:style-name="Mgr2" draw:text-style-name="MP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07" draw:name="Shape4_9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04" draw:name="Shape4_10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10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>
      <style:header-left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09" draw:name="Shape4_98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41">Proportionnalité et pourcentage : </text:span><text:span text:style-name="MT42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1"><text:span text:style-name="MT43">Proportionnalité et pourcentages : </text:span><text:span text:style-name="MT42">pourcentages</text:span></text:p></draw:text-box></draw:frame><draw:g text:anchor-type="paragraph" draw:z-index="206" draw:name="Shape4_112" draw:style-name="Mgr1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2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2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Proportionnalité et pourcentages : proportionalité</text:p></draw:text-box></draw:frame><draw:g text:anchor-type="paragraph" draw:z-index="211" draw:name="Shape4_23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5">: </text:p></draw:text-box></draw:frame><draw:g text:anchor-type="paragraph" draw:z-index="208" draw:name="Shape4_99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4">Utiliser des données</text:span> : <text:span text:style-name="MT44">Organiser</text:span> </text:p>
      </style:header>
      <style:header-left>
        <text:p text:style-name="MP26"><text:span text:style-name="MT44">Utiliser des données</text:span> : <text:span text:style-name="MT44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9" draw:name="Shape4_7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5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20" draw:name="Shape4_72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5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>
      <style:header-left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0">Organiser</text:span><text:span text:style-name="MT4"> </text:span></text:p></draw:text-box></draw:frame><draw:g text:anchor-type="paragraph" draw:z-index="227" draw:name="Shape4_74" draw:style-name="Mgr1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0">Organiser</text:span><text:span text:style-name="MT4"> </text:span></text:p></draw:text-box></draw:frame><draw:g text:anchor-type="paragraph" draw:z-index="223" draw:name="Shape4_75" draw:style-name="Mgr1"><draw:path draw:style-name="Mgr4" draw:text-style-name="MP28" svg:width="0.855cm" svg:height="1.172cm" svg:x="-0.268cm" svg:y="-0.175cm" svg:viewBox="0 0 856 1173" svg:d="M856 1173h-856v-991c0-100 79-182 175-182h505c97 0 176 82 176 182z"><text:p/></draw:path></draw:g><draw:g text:anchor-type="paragraph" draw:z-index="224" draw:name="Shape4_25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29"><text:span text:style-name="MT51">Repères du plan : Se repérer</text:span> </text:p>
      </style:header>
      <style:header-left>
        <text:p text:style-name="MP29"><text:span text:style-name="MT51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25" draw:name="Shape4_1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5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6" draw:name="Shape4_111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5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4" draw:style-name="Mdp1">
      <style:header>
        <text:p text:style-name="_5f_Header_20_D_20_page_20_impaire_20__28_D_29_"><text:s/><text:span text:style-name="MT39">Utilis</text:span><text:span text:style-name="MT46">er des</text:span><text:span text:style-name="MT39"> données </text:span>: <text:span text:style-name="MT52">Représenter</text:span> </text:p>
      </style:header>
      <style:header-left>
        <text:p text:style-name="_5f_Header_20_D_20_page_20_paire_20__28_G_29_"><text:span text:style-name="_5f_Caractères"><text:span text:style-name="MT53"><text:s/>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5">représenter</text:span><text:span text:style-name="MT4"> </text:span></text:p></draw:text-box></draw:frame><draw:g text:anchor-type="paragraph" draw:z-index="228" draw:name="Shape4_70" draw:style-name="Mgr1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5">représenter</text:span><text:span text:style-name="MT4"> </text:span></text:p></draw:text-box></draw:frame><draw:g text:anchor-type="paragraph" draw:z-index="229" draw:name="Shape4_91" draw:style-name="Mgr1"><draw:path draw:style-name="Mgr4" draw:text-style-name="MP28" svg:width="0.855cm" svg:height="1.172cm" svg:x="-0.268cm" svg:y="-0.175cm" svg:viewBox="0 0 856 1173" svg:d="M856 1173h-856v-991c0-100 79-182 175-182h505c97 0 176 82 176 182z"><text:p/></draw:path></draw:g><draw:g text:anchor-type="paragraph" draw:z-index="230" draw:name="Shape4_9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33" draw:name="Shape4_82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1">Résoudre des problèmes</text:p></draw:text-box></draw:frame><draw:g text:anchor-type="paragraph" draw:z-index="234" draw:name="Shape4_97" draw:style-name="Mgr1"><draw:path draw:style-name="Mgr3" draw:text-style-name="MP8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40" draw:name="Shape4_6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36" draw:name="Shape4_8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7">Calculer : </text:span><text:span text:style-name="MT58">Distributiv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58">Distributivité</text:span><text:span text:style-name="MT57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42" draw:name="Shape4_7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9">calculer</text:span><text:span text:style-name="MT60"> : </text:span><text:span text:style-name="MT61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48" draw:name="Shape4_6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45" draw:name="Shape4_8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6" draw:name="Shape4_8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50" draw:name="Shape4_6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9">calculer</text:span><text:span text:style-name="MT60"> : </text:span><text:span text:style-name="MT63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<text:span text:style-name="MT59">calculer</text:span><text:span text:style-name="MT60"> : </text:span><text:span text:style-name="MT63">critères de divisibilité</text:span></text:p></draw:text-box></draw:frame><draw:g text:anchor-type="paragraph" draw:z-index="247" draw:name="Shape4_65" draw:style-name="Mgr1"><draw:path draw:style-name="Mgr3" draw:text-style-name="MP8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4"><text:span text:style-name="MT64">G</text:span>éométrie plane : Parallèles, perpendiculaires,<text:line-break/> distances</text:p>
      </style:header>
      <style:header-left>
        <text:p text:style-name="MP35"><text:s/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68">Géométrie plane : </text:span><text:span text:style-name="MT69">parallèles, perpendiculaires, </text:span><text:span text:style-name="MT70">distances</text:span></text:h></draw:text-box></draw:frame><draw:g text:anchor-type="paragraph" draw:z-index="253" draw:name="Shape4_59" draw:style-name="Mgr1"><draw:path draw:style-name="Mgr6" draw:text-style-name="MP2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36" text:outline-level="1"><text:span text:style-name="MT71">G</text:span>éométrie plane : Parallèles, perpendiculaires, distances</text:h></draw:text-box></draw:frame><draw:g text:anchor-type="paragraph" draw:z-index="249" draw:name="Shape4_62" draw:style-name="Mgr1"><draw:path draw:style-name="Mgr6" draw:text-style-name="MP2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7">Calculer : </text:span><text:span text:style-name="MT72">Diviser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72">Diviser</text:span><text:span text:style-name="MT57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2"><draw:g text:anchor-type="paragraph" draw:z-index="251" draw:name="Shape4_51" draw:style-name="Mgr1"><draw:path draw:style-name="Mgr3" draw:text-style-name="MP8" svg:width="0.855cm" svg:height="1.172cm" svg:x="7.545cm" svg:y="-0.194cm" svg:viewBox="0 0 856 1173" svg:d="M856 1173h-856v-991c0-100 79-182 175-182h505c97 0 176 82 176 182z"><text:p/></draw:path></draw:g><text:span text:style-name="MT59">calculer</text:span><text:span text:style-name="MT60"> : </text:span><text:span text:style-name="MT73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<text:span text:style-name="MT59">calculer</text:span><text:span text:style-name="MT60"> : </text:span><text:span text:style-name="MT73">diviser</text:span></text:p></draw:text-box></draw:frame><draw:g text:anchor-type="paragraph" draw:z-index="252" draw:name="Shape4_60" draw:style-name="Mgr1"><draw:path draw:style-name="Mgr3" draw:text-style-name="MP8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58" draw:name="Shape4_5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54" draw:name="Shape4_5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7">Calculer : <text:span text:style-name="MT74">Multiplier</text:span> </text:p>
      </style:header>
      <style:header-left>
        <text:p text:style-name="MP37">Calculer : <text:span text:style-name="MT74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2"><draw:g text:anchor-type="paragraph" draw:z-index="256" draw:name="Shape4_55" draw:style-name="Mgr1"><draw:path draw:style-name="Mgr3" draw:text-style-name="MP8" svg:width="0.855cm" svg:height="1.172cm" svg:x="7.535cm" svg:y="-0.178cm" svg:viewBox="0 0 856 1173" svg:d="M856 1173h-856v-991c0-100 79-182 175-182h505c97 0 176 82 176 182z"><text:p/></draw:path></draw:g><text:span text:style-name="MT59">calculer</text:span><text:span text:style-name="MT60"> : </text:span><text:span text:style-name="MT75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<text:span text:style-name="MT59">calculer</text:span><text:span text:style-name="MT60"> : </text:span><text:span text:style-name="MT75">Multiplier</text:span></text:p></draw:text-box></draw:frame><draw:g text:anchor-type="paragraph" draw:z-index="257" draw:name="Shape4_262" draw:style-name="Mgr1"><draw:path draw:style-name="Mgr3" draw:text-style-name="MP8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62" draw:name="Shape4_5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59" draw:name="Shape4_52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59">calculer</text:span><text:span text:style-name="MT60"> : </text:span><text:span text:style-name="MT59">additionner et soustraire</text:span></text:p></draw:text-box></draw:frame><draw:g text:anchor-type="paragraph" draw:z-index="264" draw:name="Shape4_47" draw:style-name="Mgr1"><draw:path draw:style-name="Mgr3" draw:text-style-name="MP8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59">calculer</text:span><text:span text:style-name="MT60"> : </text:span><text:span text:style-name="MT59">additionner et soustraire</text:span></text:p></draw:text-box></draw:frame><draw:g text:anchor-type="paragraph" draw:z-index="261" draw:name="Shape4_261" draw:style-name="Mgr1"><draw:path draw:style-name="Mgr3" draw:text-style-name="MP8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2">Calculer</text:span> : <text:span text:style-name="MT2">Additionner et soustraire</text:span></text:p>
      </style:header>
      <style:header-left>
        <text:p text:style-name="_5f_Header_20_N_20_page_20_paire_20__28_G_29_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63" draw:name="Shape4_4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65" draw:name="Shape4_4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9"><draw:path text:anchor-type="paragraph" draw:z-index="268" draw:name="Shape1_6" draw:style-name="Mgr7" draw:text-style-name="MP40" svg:width="4.329cm" svg:height="2.238cm" svg:x="-1.5cm" svg:y="-1.001cm" svg:viewBox="0 0 4330 2239" svg:d="M0 2239l3984-288c209-15 363-167 345-342l-170-1609h-4159z"><text:p/></draw:path><draw:line text:anchor-type="paragraph" draw:z-index="269" draw:name="Shape3_10" draw:style-name="Mgr8" draw:text-style-name="MP18" svg:x1="10.308cm" svg:y1="0.388cm" svg:x2="20.496cm" svg:y2="0.36cm"><text:p/></draw:line><text:span text:style-name="MT76">Fractions</text:span><text:span text:style-name="MT77"> : </text:span><text:span text:style-name="MT78">Problèmes</text:span><text:span text:style-name="MT77"> </text:span></text:p>
      </style:header>
      <style:header-left>
        <text:p text:style-name="MP39"><draw:line text:anchor-type="paragraph" draw:z-index="270" draw:name="Shape3_27" draw:style-name="Mgr8" draw:text-style-name="MP18" svg:x1="10.308cm" svg:y1="0.388cm" svg:x2="20.496cm" svg:y2="0.36cm"><text:p/></draw:line><draw:path text:anchor-type="paragraph" draw:z-index="271" draw:name="Shape1_10" draw:style-name="Mgr7" draw:text-style-name="MP40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66" draw:name="Shape4_4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79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72" draw:name="Shape4_4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76" draw:name="Shape4_4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73" draw:name="Shape4_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42"><draw:line text:anchor-type="paragraph" draw:z-index="281" draw:name="Shape3_9" draw:style-name="Mgr8" draw:text-style-name="MP18" svg:x1="10.37cm" svg:y1="0.365cm" svg:x2="20.496cm" svg:y2="0.36cm"><text:p/></draw:line><draw:path text:anchor-type="paragraph" draw:z-index="282" draw:name="Shape1_4" draw:style-name="Mgr7" draw:text-style-name="MP40" svg:width="4.329cm" svg:height="2.238cm" svg:x="-1.5cm" svg:y="-7.4cm" svg:viewBox="0 0 4330 2239" svg:d="M0 2239l3984-288c209-15 363-167 345-342l-170-1609h-4159z"><text:p/></draw:path><text:span text:style-name="MT80">Fractions</text:span> : <text:span text:style-name="MT80">Opérations</text:span> </text:p>
      </style:header>
      <style:header-left>
        <text:p text:style-name="MP42"><draw:path text:anchor-type="paragraph" draw:z-index="277" draw:name="Shape1_8" draw:style-name="Mgr7" draw:text-style-name="MP40" svg:width="4.329cm" svg:height="2.238cm" svg:x="-1.5cm" svg:y="-7.4cm" svg:viewBox="0 0 4330 2239" svg:d="M0 2239l3984-288c209-15 363-167 345-342l-170-1609h-4159z"><text:p/></draw:path><draw:line text:anchor-type="paragraph" draw:z-index="278" draw:name="Shape3_26" draw:style-name="Mgr8" draw:text-style-name="MP18" svg:x1="10.37cm" svg:y1="0.365cm" svg:x2="20.496cm" svg:y2="0.36cm"><text:p/></draw:line><text:span text:style-name="MT80">Fractions</text:span> : <text:span text:style-name="MT80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79" draw:name="Shape4_3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9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85" draw:name="Shape4_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83" draw:name="Shape4_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4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44"><draw:line text:anchor-type="paragraph" draw:z-index="287" draw:name="Shape3_8" draw:style-name="Mgr8" draw:text-style-name="MP18" svg:x1="17.736cm" svg:y1="0.376cm" svg:x2="20.496cm" svg:y2="0.36cm"><text:p/></draw:line><text:span text:style-name="MT81">Fractions</text:span> : <text:span text:style-name="MT81">Fractions, décimaux et comparaison</text:span></text:p>
      </style:header>
      <style:header-left>
        <text:p text:style-name="MP44"><draw:line text:anchor-type="paragraph" draw:z-index="288" draw:name="Shape3_25" draw:style-name="Mgr8" draw:text-style-name="MP18" svg:x1="17.736cm" svg:y1="0.376cm" svg:x2="20.496cm" svg:y2="0.36cm"><text:p/></draw:line><text:span text:style-name="MT81">Fractions</text:span> : <text:span text:style-name="MT81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84" draw:name="Shape4_34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9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91" draw:name="Shape4_3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89" draw:name="Shape4_3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6" draw:name="Shape4_3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6"><draw:line text:anchor-type="paragraph" draw:z-index="294" draw:name="Shape3_24" draw:style-name="Mgr8" draw:text-style-name="MP18" svg:x1="11.52cm" svg:y1="0.376cm" svg:x2="20.496cm" svg:y2="0.36cm"><text:p/></draw:line><text:span text:style-name="MT82">Fractions</text:span> : <text:span text:style-name="MT82">Droite graduée</text:span></text:p>
      </style:header>
      <style:header-left>
        <text:p text:style-name="MP46"><draw:line text:anchor-type="paragraph" draw:z-index="295" draw:name="Shape3_28" draw:style-name="Mgr8" draw:text-style-name="MP18" svg:x1="11.52cm" svg:y1="0.376cm" svg:x2="20.496cm" svg:y2="0.36cm"><text:p/></draw:line><text:span text:style-name="MT82">Fractions</text:span> : <text:span text:style-name="MT82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0" draw:name="Shape4_30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9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92" draw:name="Shape4_2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96" draw:name="Shape4_3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3" draw:name="Shape4_3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48"><draw:line text:anchor-type="paragraph" draw:z-index="300" draw:name="Shape3_14" draw:style-name="Mgr8" draw:text-style-name="MP18" svg:x1="12.876cm" svg:y1="0.392cm" svg:x2="20.496cm" svg:y2="0.36cm"><text:p/></draw:line><draw:path text:anchor-type="paragraph" draw:z-index="301" draw:name="Shape1_3" draw:style-name="Mgr7" draw:text-style-name="MP40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>
      <style:header-left>
        <text:p text:style-name="MP48"><draw:line text:anchor-type="paragraph" draw:z-index="297" draw:name="Shape3_23" draw:style-name="Mgr8" draw:text-style-name="MP18" svg:x1="12.876cm" svg:y1="0.392cm" svg:x2="20.496cm" svg:y2="0.36cm"><text:p/></draw:line><draw:path text:anchor-type="paragraph" draw:z-index="298" draw:name="Shape1_7" draw:style-name="Mgr7" draw:text-style-name="MP40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299" draw:name="Shape4_26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9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06" draw:name="Shape4_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02" draw:name="Shape4_2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50"><draw:path text:anchor-type="paragraph" draw:z-index="308" draw:name="Shape1_1" draw:style-name="Mgr7" draw:text-style-name="MP40" svg:width="4.329cm" svg:height="2.238cm" svg:x="-1.8cm" svg:y="-8.982cm" svg:viewBox="0 0 4330 2239" svg:d="M0 2239l3984-288c209-15 363-167 345-342l-170-1609h-4159z"><text:p/></draw:path><draw:line text:anchor-type="paragraph" draw:z-index="309" draw:name="Shape3_13" draw:style-name="Mgr8" draw:text-style-name="MP18" svg:x1="15.337cm" svg:y1="0.36cm" svg:x2="20.496cm" svg:y2="0.36cm"><text:p/></draw:line><text:span text:style-name="MT84">Fractions</text:span> : <text:span text:style-name="MT84">Représentation géométrique</text:span></text:p>
      </style:header>
      <style:header-left>
        <text:p text:style-name="MP50"><draw:line text:anchor-type="paragraph" draw:z-index="304" draw:name="Shape3_21" draw:style-name="Mgr8" draw:text-style-name="MP18" svg:x1="15.337cm" svg:y1="0.36cm" svg:x2="20.496cm" svg:y2="0.36cm"><text:p/></draw:line><draw:path text:anchor-type="paragraph" draw:z-index="305" draw:name="Shape1_13" draw:style-name="Mgr7" draw:text-style-name="MP40" svg:width="4.329cm" svg:height="2.238cm" svg:x="-1.8cm" svg:y="-8.982cm" svg:viewBox="0 0 4330 2239" svg:d="M0 2239l3984-288c209-15 363-167 345-342l-170-1609h-4159z"><text:p/></draw:path><text:span text:style-name="MT84">Fractions</text:span> : <text:span text:style-name="MT84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<text:span text:style-name="MT79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12" draw:name="Shape4_2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10" draw:name="Shape4_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7" draw:name="Shape4_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52"><draw:line text:anchor-type="paragraph" draw:z-index="316" draw:name="Shape3_5" draw:style-name="Mgr8" draw:text-style-name="MP18" svg:x1="18.701cm" svg:y1="0.36cm" svg:x2="20.497cm" svg:y2="0.36cm"><text:p/></draw:line><text:span text:style-name="MT85">Nombres entiers et décimaux</text:span> : <text:span text:style-name="MT85">Comparer, encadrer</text:span></text:p>
      </style:header>
      <style:header-left>
        <text:p text:style-name="MP52"><draw:line text:anchor-type="paragraph" draw:z-index="317" draw:name="Shape3_6" draw:style-name="Mgr8" draw:text-style-name="MP18" svg:x1="18.701cm" svg:y1="0.36cm" svg:x2="20.497cm" svg:y2="0.36cm"><text:p/></draw:line><text:span text:style-name="MT85">Nombres entiers et décimaux</text:span> : <text:span text:style-name="MT85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2" text:anchor-type="frame" svg:x="0.45cm" svg:y="0.079cm" svg:width="0.817cm" draw:z-index="0"><draw:text-box fo:min-height="0.355cm"><text:p text:style-name="MP3"><draw:g text:anchor-type="paragraph" draw:z-index="311" draw:name="Shape4_1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79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14" draw:name="Shape4_1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13" draw:name="Shape4_2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54"><draw:line text:anchor-type="paragraph" draw:z-index="321" draw:name="Shape3_2" draw:style-name="Mgr8" draw:text-style-name="MP18" svg:x1="16.083cm" svg:y1="0.383cm" svg:x2="20.496cm" svg:y2="0.36cm"><text:p/></draw:line>Nombres entiers et décimaux : Numération</text:p>
      </style:header>
      <style:header-left>
        <text:p text:style-name="MP54"><draw:line text:anchor-type="paragraph" draw:z-index="322" draw:name="Shape3_3" draw:style-name="Mgr9" draw:text-style-name="MP18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18" draw:name="Shape4_4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79">N</text:span>ombres entiers et décimaux : numération</text:p></draw:text-box></draw:frame></text:p>
      </style:footer>
      <style:footer-left>
        <text:p text:style-name="MP2"><draw:g text:anchor-type="paragraph" draw:z-index="319" draw:name="Shape4_8" draw:style-name="Mgr1"><draw:path draw:style-name="Mgr3" draw:text-style-name="MP8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79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25" draw:name="Shape4_7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23" draw:name="Shape4_11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0" draw:name="Shape4_92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6"><draw:line text:anchor-type="paragraph" draw:z-index="329" draw:name="Shape3_15" draw:style-name="Mgr8" draw:text-style-name="MP18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>
      <style:header-left>
        <text:p text:style-name="MP56"><draw:line text:anchor-type="paragraph" draw:z-index="330" draw:name="Shape3_19" draw:style-name="Mgr8" draw:text-style-name="MP18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24" draw:name="Shape4_15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59">N</text:span><text:span text:style-name="MT88">ombres entiers et décimaux : </text:span><text:span text:style-name="Character_5f_20_5f_style"><text:span text:style-name="MT86">×</text:span></text:span><text:span text:style-name="MT89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26" draw:name="Shape4_1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27" draw:name="Shape4_10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1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32" draw:name="Shape4_1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31" draw:name="Shape4_1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33" draw:name="Shape4_11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6"><draw:line text:anchor-type="paragraph" draw:z-index="337" draw:name="Shape3_22" draw:style-name="Mgr10" draw:text-style-name="MP18" svg:x1="16.575cm" svg:y1="0cm" svg:x2="19.073cm" svg:y2="0cm"><text:p/></draw:line><text:span text:style-name="MT77">Nombres entiers et décimaux : </text:span><text:span text:style-name="MT90">La droite graduée</text:span></text:p>
      </style:header>
      <style:header-left>
        <text:p text:style-name="MP56"><draw:line text:anchor-type="paragraph" draw:z-index="334" draw:name="Shape3_37" draw:style-name="Mgr8" draw:text-style-name="MP18" svg:x1="17.999cm" svg:y1="0.36cm" svg:x2="20.497cm" svg:y2="0.36cm"><text:p/></draw:line><text:span text:style-name="MT77">Nombres entiers et décimaux : </text:span><text:span text:style-name="MT90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35" draw:name="Shape4_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59">N</text:span><text:span text:style-name="MT88">ombres entiers et décimaux : </text:span><text:span text:style-name="MT91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36" draw:name="Shape4_1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59">N</text:span><text:span text:style-name="MT88">ombres entiers et décimaux : </text:span><text:span text:style-name="MT91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35" draw:name="Shape4_6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31" draw:name="Shape4_7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7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8" draw:name="Shape4_67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9">calculer</text:span><text:span text:style-name="MT60"> : </text:span><text:span text:style-name="MT93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<text:span text:style-name="MT59">calculer</text:span><text:span text:style-name="MT60"> : </text:span><text:span text:style-name="MT93">priorités opératoires</text:span></text:p></draw:text-box></draw:frame><draw:g text:anchor-type="paragraph" draw:z-index="239" draw:name="Shape4_69" draw:style-name="Mgr1"><draw:path draw:style-name="Mgr3" draw:text-style-name="MP8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5" draw:style-name="Mdp1">
      <style:header>
        <text:p text:style-name="_5f_Header_20_D_20_page_20_impaire_20__28_D_29_">Proportionnalité et pourcentage : <text:span text:style-name="MT94">P</text:span>roportionnalité </text:p>
      </style:header>
      <style:header-left>
        <text:p text:style-name="_5f_Header_20_D_20_page_20_paire_20__28_G_29_"><text:span text:style-name="MT38"><text:tab/>Proportionnalité et pourcentage</text:span><text:span text:style-name="MT39"> </text:span>: <text:span text:style-name="MT38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<draw:g text:anchor-type="paragraph" draw:z-index="214" draw:name="Shape4_73" draw:style-name="Mgr1"><draw:path draw:style-name="Mgr4" draw:text-style-name="MP28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10" draw:name="Shape4_88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2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2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Proportionnalité et pourcentages : proportionalité</text:p></draw:text-box></draw:frame><draw:g text:anchor-type="paragraph" draw:z-index="212" draw:name="Shape4_22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5">: </text:p></draw:text-box></draw:frame><draw:g text:anchor-type="paragraph" draw:z-index="213" draw:name="Shape4_257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18" draw:name="Shape4_7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16" draw:name="Shape4_10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5" draw:name="Shape4_10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21" draw:name="Shape3_4" draw:style-name="Mgr5" draw:text-style-name="MP18" svg:x1="12.104cm" svg:y1="0.392cm" svg:x2="20.497cm" svg:y2="0.36cm"><text:p/></draw:line><text:span text:style-name="MT33">Périmètre</text:span> : <text:span text:style-name="MT95">Coder et calculer</text:span></text:p>
      </style:header>
      <style:header-left>
        <text:p text:style-name="_5f_Header_20_M_20_page_20_impaire_20__28_D_29_"><draw:line text:anchor-type="paragraph" draw:z-index="222" draw:name="Shape3_18" draw:style-name="Mgr5" draw:text-style-name="MP18" svg:x1="12.104cm" svg:y1="0.392cm" svg:x2="20.497cm" svg:y2="0.36cm"><text:p/></draw:line><text:span text:style-name="MT33">Périmètre</text:span> : <text:span text:style-name="MT95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17" draw:name="Shape4_1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<text:span text:style-name="MT31">Périmètre : </text:span><text:span text:style-name="MT96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11">Conversions d’unités : longueurs</text:span></text:p>
      </style:header>
      <style:header-left>
        <text:p text:style-name="_5f_Header_20_N_20_page_20_impaire_20__28_D_29_"><text:s/><text:span text:style-name="MT11">Conversions d’unités : longueurs</text:span></text:p>
      </style:header-left>
      <style:footer>
        <text:p text:style-name="MP6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longueurs</text:span><text:span text:style-name="MT4"> </text:span></text:p></draw:text-box></draw:frame><draw:g text:anchor-type="paragraph" draw:z-index="177" draw:name="Shape4_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78" draw:name="Shape4_12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1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Conversions d’unités : longueurs</text:p></draw:text-box></draw:frame><draw:g text:anchor-type="paragraph" draw:z-index="181" draw:name="Shape4_1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82" draw:name="Shape4_13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180" draw:name="Shape4_177" draw:style-name="Mgr1"><draw:path draw:style-name="Mgr3" draw:text-style-name="MP8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62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63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85" draw:name="Shape4_145" draw:style-name="Mgr1"><draw:path draw:style-name="Mgr3" draw:text-style-name="MP8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97">Volume</text:span><text:span text:style-name="MT4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81" draw:name="Shape4_16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82" draw:name="Shape4_16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3" draw:name="Shape4_16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64"><text:span text:style-name="MT1"><text:s text:c="15"/></text:span>Aire par comptage</text:p>
      </style:header>
      <style:header-left>
        <text:p text:style-name="MP64"><text:span text:style-name="MT1"><text:s text:c="15"/>A</text:span>ire par comptage</text:p>
      </style:header-left>
      <style:header-first>
        <text:p text:style-name="MP64"><text:span text:style-name="MT1"><text:s text:c="15"/>A</text:span>ire par comptage</text:p>
      </style:header-first>
      <style:footer>
        <text:p text:style-name="MP2"><draw:frame draw:style-name="Mfr1" draw:name="Frame3" text:anchor-type="paragraph" svg:y="-0.06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<text:span text:style-name="MT98">Aires</text:span><text:span text:style-name="MT31"> <text:s/>: </text:span><text:span text:style-name="MT98">aire par comptage</text:span></text:p></draw:text-box></draw:frame><draw:g text:anchor-type="paragraph" draw:z-index="15" draw:name="Shape4_119" draw:style-name="Mgr1"><draw:path draw:style-name="Mgr2" draw:text-style-name="MP4" svg:width="0.855cm" svg:height="1.172cm" svg:x="18.423cm" svg:y="-0.175cm" svg:viewBox="0 0 856 1173" svg:d="M856 1173h-856v-991c0-100 79-182 175-182h505c97 0 176 82 176 182z"><text:p/></draw:path></draw:g></text:p>
      </style:footer>
      <style:footer-left>
        <text:h text:style-name="_5f_Footer_20_page_20_impaire_20__28_D_29_" text:outline-level="1"><draw:g text:anchor-type="paragraph" draw:z-index="351" draw:name="Shape4_165" draw:style-name="Mgr1"><draw:path draw:style-name="Mgr2" draw:text-style-name="MP4" svg:width="0.855cm" svg:height="1.172cm" svg:x="18.284cm" svg:y="-0.175cm" svg:viewBox="0 0 856 1173" svg:d="M856 1173h-856v-991c0-100 79-182 175-182h505c97 0 176 82 176 182z"><text:p/></draw:path></draw:g><draw:frame draw:style-name="Mfr4" draw:name="Frame6" text:anchor-type="paragraph" svg:x="11.019cm" svg:y="-0.044cm" draw:z-index="352"><draw:text-box fo:min-height="0.499cm" fo:min-width="7.096cm"><text:p text:style-name="MP17"><text:span text:style-name="MT98">Aires</text:span><text:span text:style-name="MT31"> <text:s/>: </text:span><text:span text:style-name="MT98">aire par comptage</text:span></text:p></draw:text-box></draw:frame><text:page-number text:select-page="current">203</text:page-number></text:h>
      </style:footer-left>
      <style:footer-first>
        <text:h text:style-name="_5f_Footer_20_page_20_paire_20__28_G_29_" text:outline-level="1"><draw:frame draw:style-name="Mfr4" draw:name="Frame8" text:anchor-type="paragraph" svg:x="0.887cm" svg:y="-0.044cm" draw:z-index="16"><draw:text-box fo:min-height="0.499cm" fo:min-width="7.096cm"><text:p text:style-name="MP17"><text:span text:style-name="MT98">Aires</text:span><text:span text:style-name="MT31"> <text:s/>: </text:span><text:span text:style-name="MT98">aire par comptage</text:span></text:p></draw:text-box></draw:frame><draw:g text:anchor-type="paragraph" draw:z-index="353" draw:name="Shape4_266" draw:style-name="Mgr1"><draw:path draw:style-name="Mgr2" draw:text-style-name="MP4" svg:width="0.855cm" svg:height="1.172cm" svg:x="-0.131cm" svg:y="-0.175cm" svg:viewBox="0 0 856 1173" svg:d="M856 1173h-856v-991c0-100 79-182 175-182h505c97 0 176 82 176 182z"><text:p/></draw:path></draw:g><text:page-number text:select-page="current">202</text:page-number></text:h>
      </style:footer-first>
    </style:master-page>
    <style:master-page style:name="_33__5f_2_5f_SERIE_5f_G_5f_GAUCHE_5f_ET_5f_DROITE_5f_2COL" style:display-name="3_2_SERIE_G_GAUCHE_ET_DROITE_2COL" style:page-layout-name="Mpm15" draw:style-name="Mdp1">
      <style:header>
        <text:p text:style-name="MP65"><text:span text:style-name="MT64">Géométrie plane</text:span> : <text:span text:style-name="MT99">D</text:span><text:span text:style-name="MT64">roites, </text:span><text:span text:style-name="MT100">demi-droites </text:span><text:span text:style-name="MT101">&amp; </text:span><text:span text:style-name="MT100">segments</text:span></text:p>
      </style:header>
      <style:footer>
        <text:p text:style-name="MP6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86" draw:name="Shape4_198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02">Géométrie plane : </text:span><text:span text:style-name="MT68">droites, </text:span><text:span text:style-name="MT103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4" draw:name="Shape4_199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8">Géométrie plane : droites, </text:span><text:span text:style-name="MT103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4" draw:style-name="Mdp1">
      <style:header>
        <text:p text:style-name="MP68"><text:span text:style-name="MT104">S</text:span><text:span text:style-name="MT105">olides</text:span> : <text:span text:style-name="MT104">Vocabulaire, nature</text:span></text:p>
      </style:header>
      <style:footer>
        <text:p text:style-name="MP6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Vocabulaire, NatuRE</text:p></draw:text-box></draw:frame><draw:g text:anchor-type="paragraph" draw:z-index="88" draw:name="Shape4_196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Vocabulaire, NatuRE</text:p></draw:text-box></draw:frame><draw:g text:anchor-type="paragraph" draw:z-index="85" draw:name="Shape4_197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5" draw:style-name="Mdp1">
      <style:header>
        <text:p text:style-name="_5f_Header_20_M_20_page_20_impaire_20__28_D_29_"><text:span text:style-name="MT106">Volumes : </text:span><text:span text:style-name="MT107">Calculs et conversions</text:span></text:p>
      </style:header>
      <style:header-left>
        <text:p text:style-name="_5f_Header_20_M_20_page_20_paire_20__28_G_29_"><text:span text:style-name="MT106">Volumes : </text:span><text:span text:style-name="MT107">Calculs et conversions</text:span></text:p>
      </style:header-left>
      <style:footer>
        <text:list xml:id="list3117553905" text:style-name="_5f_Numérotation_20_des_20_exercices">
          <text:list-item>
            <text:list>
              <text:list-item>
                <text:p text:style-name="MP70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/><text:span text:style-name="MT108">Volumes : </text:span><text:span text:style-name="MT109">Calculs et conversions</text:span> </text:p></draw:text-box></draw:frame><draw:g text:anchor-type="paragraph" draw:z-index="87" draw:name="Shape4_174" draw:style-name="Mgr1"><draw:path draw:style-name="Mgr2" draw:text-style-name="MP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22309229142955" text:continue-numbering="true" text:style-name="_5f_Numérotation_20_des_20_exercices">
          <text:list-item>
            <text:list>
              <text:list-item>
                <text:p text:style-name="MP70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/><text:span text:style-name="MT108">Volumes : </text:span><text:span text:style-name="MT109">Calculs et conversions</text:span> </text:p></draw:text-box></draw:frame><draw:g text:anchor-type="paragraph" draw:z-index="89" draw:name="Shape4_175" draw:style-name="Mgr1"><draw:path draw:style-name="Mgr2" draw:text-style-name="MP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4" draw:style-name="Mdp1">
      <style:header>
        <text:p text:style-name="MP72"><draw:path text:anchor-type="paragraph" draw:z-index="92" draw:name="Shape5_3" draw:style-name="Mgr11" draw:text-style-name="MP73" svg:width="4.329cm" svg:height="2.24cm" svg:x="-1.499cm" svg:y="-1cm" svg:viewBox="0 0 4330 2241" svg:d="M0 2241l3984-288c209-15 363-168 345-342l-170-1611h-4159z"><text:p/></draw:path><draw:frame text:anchor-type="paragraph" draw:z-index="93" draw:name="Shape6_3" draw:style-name="Mgr12" draw:text-style-name="MP74" svg:width="2.703cm" svg:height="0.715cm" draw:transform="rotate (0.0872664625997165) translate (-0.172861111111111cm 0.218722222222222cm)"><draw:text-box><text:p text:style-name="MP18"><text:span text:style-name="MT110">Série 1</text:span></text:p></draw:text-box></draw:frame><draw:line text:anchor-type="paragraph" draw:z-index="94" draw:name="Shape7_6" draw:style-name="Mgr5" draw:text-style-name="MP18" svg:x1="9.042cm" svg:y1="0.36cm" svg:x2="20.461cm" svg:y2="0.36cm"><text:p/></draw:line>T<text:span text:style-name="MT111">itre de la série</text:span></text:p>
      </style:header>
      <style:header-left>
        <text:p text:style-name="MP72"><draw:path text:anchor-type="paragraph" draw:z-index="95" draw:name="Shape5_4" draw:style-name="Mgr11" draw:text-style-name="MP73" svg:width="4.329cm" svg:height="2.24cm" svg:x="-1.499cm" svg:y="-1cm" svg:viewBox="0 0 4330 2241" svg:d="M0 2241l3984-288c209-15 363-168 345-342l-170-1611h-4159z"><text:p/></draw:path><draw:frame text:anchor-type="paragraph" draw:z-index="96" draw:name="Shape6_4" draw:style-name="Mgr12" draw:text-style-name="MP74" svg:width="2.703cm" svg:height="0.715cm" draw:transform="rotate (0.0872664625997165) translate (-0.172861111111111cm 0.218722222222222cm)"><draw:text-box><text:p text:style-name="MP18"><text:span text:style-name="MT110">Série 1</text:span></text:p></draw:text-box></draw:frame><draw:line text:anchor-type="paragraph" draw:z-index="97" draw:name="Shape7_3" draw:style-name="Mgr5" draw:text-style-name="MP18" svg:x1="9.042cm" svg:y1="0.36cm" svg:x2="20.461cm" svg:y2="0.36cm"><text:p/></draw:line>T<text:span text:style-name="MT111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90" draw:name="Shape8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12">Angles</text:span> • <text:span text:style-name="MT112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75"><text:span text:style-name="MT1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1" draw:name="Shape4_17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98" draw:name="Shape4_17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99" draw:name="Shape4_17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7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03" draw:name="Shape4_16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04" draw:name="Shape4_16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01" draw:name="Shape4_16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77"><text:span text:style-name="MT33"><text:s text:c="15"/>A</text:span><text:span text:style-name="MT113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02" draw:name="Shape4_16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08" draw:name="Shape4_18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07" draw:name="Shape4_18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05" draw:name="Shape4_1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79"><text:span text:style-name="MT1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6" draw:name="Shape4_17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4" draw:style-name="Mdp1">
      <style:header>
        <text:p text:style-name="MP72"><draw:line text:anchor-type="paragraph" draw:z-index="110" draw:name="Shape7_8" draw:style-name="Mgr5" draw:text-style-name="MP18" svg:x1="9.042cm" svg:y1="0.36cm" svg:x2="20.461cm" svg:y2="0.36cm"><text:p/></draw:line><draw:path text:anchor-type="paragraph" draw:z-index="111" draw:name="Shape5_1" draw:style-name="Mgr11" draw:text-style-name="MP73" svg:width="4.329cm" svg:height="2.24cm" svg:x="-1.499cm" svg:y="-1cm" svg:viewBox="0 0 4330 2241" svg:d="M0 2241l3984-288c209-15 363-168 345-342l-170-1611h-4159z"><text:p/></draw:path><draw:frame text:anchor-type="paragraph" draw:z-index="112" draw:name="Shape6_2" draw:style-name="Mgr12" draw:text-style-name="MP74" svg:width="2.703cm" svg:height="0.715cm" draw:transform="rotate (0.0872664625997165) translate (-0.172861111111111cm 0.218722222222222cm)"><draw:text-box><text:p text:style-name="MP18"><text:span text:style-name="MT110">Série 1</text:span></text:p></draw:text-box></draw:frame>T<text:span text:style-name="MT111">itre de la série</text:span></text:p>
      </style:header>
      <style:header-left>
        <text:p text:style-name="MP72"><draw:line text:anchor-type="paragraph" draw:z-index="113" draw:name="Shape7_9" draw:style-name="Mgr5" draw:text-style-name="MP18" svg:x1="9.042cm" svg:y1="0.36cm" svg:x2="20.461cm" svg:y2="0.36cm"><text:p/></draw:line><draw:path text:anchor-type="paragraph" draw:z-index="114" draw:name="Shape5_2" draw:style-name="Mgr11" draw:text-style-name="MP73" svg:width="4.329cm" svg:height="2.24cm" svg:x="-1.499cm" svg:y="-1cm" svg:viewBox="0 0 4330 2241" svg:d="M0 2241l3984-288c209-15 363-168 345-342l-170-1611h-4159z"><text:p/></draw:path><draw:frame text:anchor-type="paragraph" draw:z-index="115" draw:name="Shape6_5" draw:style-name="Mgr12" draw:text-style-name="MP74" svg:width="2.703cm" svg:height="0.715cm" draw:transform="rotate (0.0872664625997165) translate (-0.172861111111111cm 0.218722222222222cm)"><draw:text-box><text:p text:style-name="MP18"><text:span text:style-name="MT110">Série 1</text:span></text:p></draw:text-box></draw:frame>T<text:span text:style-name="MT111">itre de la série</text:span></text:p>
      </style:header-left>
      <style:footer>
        <text:p text:style-name="MP6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9" draw:name="Shape8_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12">Angles</text:span> • <text:span text:style-name="MT112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5" draw:style-name="Mdp1">
      <style:header>
        <text:p text:style-name="MP81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17" draw:name="Shape4_17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/><text:span text:style-name="MT108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82"><draw:line text:anchor-type="paragraph" draw:z-index="19" draw:name="Shape3_33" draw:style-name="Mgr13" draw:text-style-name="MP18" svg:x1="15.12cm" svg:y1="0.36cm" svg:x2="20.496cm" svg:y2="0.36cm"><text:p/></draw:line><text:s/><text:span text:style-name="MT114">Angles</text:span> : <text:span text:style-name="MT115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16">Angles</text:span><text:span text:style-name="MT4"> : </text:span><text:span text:style-name="MT116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17" draw:name="Shape3_7" draw:style-name="Mgr13" draw:text-style-name="MP18" svg:x1="15.12cm" svg:y1="0.36cm" svg:x2="20.496cm" svg:y2="0.36cm"><text:p/></draw:line><text:s/><text:span text:style-name="MT117">Angles : </text:span>Angles : <text:span text:style-name="MT115">Comprendre la notion d’angle</text:span></text:p>
      </style:header>
      <style:header-left>
        <text:p text:style-name="MP83"><draw:line text:anchor-type="paragraph" draw:z-index="18" draw:name="Shape3_29" draw:style-name="Mgr13" draw:text-style-name="MP18" svg:x1="15.12cm" svg:y1="0.36cm" svg:x2="20.496cm" svg:y2="0.36cm"><text:p/></draw:line>Angles : <text:span text:style-name="MT115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118">Angles : </text:span><text:span text:style-name="MT119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18">Angles : </text:span><text:span text:style-name="MT120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118">Angles : </text:span><text:span text:style-name="MT121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48" draw:name="Shape4_1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49" draw:name="Shape4_18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46" draw:name="Shape4_18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50" draw:name="Shape3_35" draw:style-name="Mgr13" draw:text-style-name="MP18" svg:x1="11.344cm" svg:y1="0.358cm" svg:x2="20.497cm" svg:y2="0.36cm"><text:p/></draw:line><text:span text:style-name="MT122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47" draw:name="Shape3_30" draw:style-name="Mgr13" draw:text-style-name="MP18" svg:x1="11.435cm" svg:y1="0.388cm" svg:x2="20.496cm" svg:y2="0.36cm"><text:p/></draw:line><text:span text:style-name="MT123">Angles</text:span> : <text:span text:style-name="MT123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43" draw:name="Shape4_17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24">Angles </text:span><text:span text:style-name="MT4">: </text:span><text:span text:style-name="MT12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4" draw:name="Shape3_31" draw:style-name="Mgr13" draw:text-style-name="MP18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5" draw:name="Shape3_32" draw:style-name="Mgr13" draw:text-style-name="MP18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118">Angles : </text:span><text:span text:style-name="MT119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118">Angles : </text:span><text:span text:style-name="MT125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118">Angles : </text:span><text:span text:style-name="MT119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40" draw:name="Shape4_18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38" draw:name="Shape4_18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9" draw:name="Shape4_18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1" draw:name="Shape3_34" draw:style-name="Mgr13" draw:text-style-name="MP18" svg:x1="15.448cm" svg:y1="0.365cm" svg:x2="20.496cm" svg:y2="0.36cm"><text:p/></draw:line><text:span text:style-name="MT126">Angles</text:span><text:span text:style-name="MT127"> : </text:span><text:span text:style-name="MT128">Calculer des mesures d’angle</text:span></text:p>
      </style:header>
      <style:header-left>
        <text:p text:style-name="_5f_Header_20_G_20_page_20_paire_20__28_G_29_"><draw:line text:anchor-type="paragraph" draw:z-index="342" draw:name="Shape3_36" draw:style-name="Mgr13" draw:text-style-name="MP18" svg:x1="15.448cm" svg:y1="0.365cm" svg:x2="20.496cm" svg:y2="0.36cm"><text:p/></draw:line><text:span text:style-name="MT126">Angles : </text:span><text:span text:style-name="MT128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118">Angles : </text:span><text:span text:style-name="MT119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118">Angles : </text:span><text:span text:style-name="MT129">Calculer des </text:span><text:span text:style-name="MT125">Mesure</text:span><text:span text:style-name="MT129">s</text:span><text:span text:style-name="MT12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118">Angles : </text:span><text:span text:style-name="MT130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5">R</text:span>epères du plan : Se repérer</text:p>
      </style:header>
      <style:header-left>
        <text:p text:style-name="_5f_Header_20_G_20_page_20_paire_20__28_G_29_"><text:span text:style-name="MT45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6">Repères du plan : Se repérer</text:p></draw:text-box></draw:frame><draw:g text:anchor-type="paragraph" draw:z-index="119" draw:name="Shape4_117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5">Repères du plan : se repérer</text:p></draw:text-box></draw:frame><draw:g text:anchor-type="paragraph" draw:z-index="116" draw:name="Shape4_189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29"><text:span text:style-name="MT51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21" draw:name="Shape4_190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5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8" draw:name="Shape4_191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5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1">R</text:span><text:span text:style-name="MT132">epères du plan : Se </text:span><text:span text:style-name="MT133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">Repères du plan : Se </text:span><text:span text:style-name="MT134">déplacer</text:span></text:p></draw:text-box></draw:frame><draw:g text:anchor-type="paragraph" draw:z-index="123" draw:name="Shape4_192" draw:style-name="Mgr1"><draw:path draw:style-name="Mgr6" draw:text-style-name="MP2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<text:span text:style-name="MT4">Repères du plan : se </text:span><text:span text:style-name="MT134">déplacer</text:span></text:p></draw:text-box></draw:frame><draw:g text:anchor-type="paragraph" draw:z-index="120" draw:name="Shape4_193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29"><text:span text:style-name="MT51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5" draw:name="Shape4_194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5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22" draw:name="Shape4_195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5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4" draw:style-name="Mdp1">
      <style:header>
        <text:p text:style-name="MP68"><text:span text:style-name="MT104">S</text:span><text:span text:style-name="MT105">olides</text:span> : <text:span text:style-name="MT104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Vocabulaire, NatuRE</text:p></draw:text-box></draw:frame><draw:g text:anchor-type="paragraph" draw:z-index="127" draw:name="Shape4_200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Vocabulaire, NatuRE</text:p></draw:text-box></draw:frame><draw:g text:anchor-type="paragraph" draw:z-index="124" draw:name="Shape4_201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5" draw:style-name="Mdp1">
      <style:header>
        <text:p text:style-name="_5f_Header_20_G_20_page_20_paire_20__28_G_29_"><text:span text:style-name="MT64">Géométrie plane</text:span> : <text:span text:style-name="MT64">Points, droites </text:span><text:span text:style-name="MT135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9" draw:name="Shape4_202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Géométrie plane : points, droites <text:span text:style-name="MT136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6" draw:name="Shape4_203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Géométrie plane : points, droites <text:span text:style-name="MT136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4" draw:style-name="Mdp1">
      <style:header>
        <text:p text:style-name="MP68"><text:span text:style-name="MT104">S</text:span><text:span text:style-name="MT105">olides</text:span> : <text:span text:style-name="MT104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Vocabulaire, NatuRE</text:p></draw:text-box></draw:frame><draw:g text:anchor-type="paragraph" draw:z-index="131" draw:name="Shape4_149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Vocabulaire, NatuRE</text:p></draw:text-box></draw:frame><draw:g text:anchor-type="paragraph" draw:z-index="128" draw:name="Shape4_150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5" draw:style-name="Mdp1">
      <style:header>
        <text:p text:style-name="_5f_Header_20_G_20_page_20_impaire_20__28_D_29_"><text:span text:style-name="MT64">Géométrie plane</text:span> : <text:span text:style-name="MT137">Milieu, alignement, </text:span><text:span text:style-name="MT138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33" draw:name="Shape4_151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02">Géométrie plane : </text:span><text:span text:style-name="MT139">milieu, Alignement, </text:span><text:span text:style-name="MT140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30" draw:name="Shape4_152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8">Géométrie plane : </text:span><text:span text:style-name="MT139">milieu, alignement, </text:span><text:span text:style-name="MT140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135" draw:name="Shape4_205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132" draw:name="Shape4_154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3"><draw:g text:anchor-type="paragraph" draw:z-index="137" draw:name="Shape4_204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2">Géométrie plane : </text:span><text:span text:style-name="MT69">Parallèles, perpendiculaires, </text:span><text:span text:style-name="MT70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68">Géométrie plane : </text:span><text:span text:style-name="MT69">parallèles, perpendiculaires, </text:span><text:span text:style-name="MT70">distances</text:span></text:p></draw:text-box></draw:frame><draw:g text:anchor-type="paragraph" draw:z-index="134" draw:name="Shape4_206" draw:style-name="Mgr1"><draw:path draw:style-name="Mgr6" draw:text-style-name="MP2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91"><draw:line text:anchor-type="paragraph" draw:z-index="274" draw:name="Shape3_39" draw:style-name="Mgr8" draw:text-style-name="MP18" svg:x1="10.308cm" svg:y1="0.388cm" svg:x2="20.496cm" svg:y2="0.36cm"><text:p/></draw:line><draw:path text:anchor-type="paragraph" draw:z-index="275" draw:name="Shape1_12" draw:style-name="Mgr7" draw:text-style-name="MP40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67" draw:name="Shape4_25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79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43" draw:name="Shape4_8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44" draw:name="Shape4_2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1" draw:name="Shape4_8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42">partie 1</text:span> : <text:span text:style-name="MT143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2">Géométrie plane, </text:span><text:span text:style-name="MT144">partie 1</text:span><text:span text:style-name="MT102"> : </text:span><text:span text:style-name="MT145">assembler et décomposer</text:span></text:p></draw:text-box></draw:frame><draw:g text:anchor-type="paragraph" draw:z-index="144" draw:name="Shape4_216" draw:style-name="Mgr1"><draw:path draw:style-name="Mgr6" draw:text-style-name="MP2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45" draw:name="Shape4_217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8">Géométrie plane, </text:span><text:span text:style-name="MT144">partie 1</text:span><text:span text:style-name="MT68"> : </text:span><text:span text:style-name="MT145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92"><text:span text:style-name="MT146">Géométrie plane</text:span><text:span text:style-name="MT147"> : </text:span><text:span text:style-name="MT148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49">vocabulaire</text:span></text:p></draw:text-box></draw:frame><draw:g text:anchor-type="paragraph" draw:z-index="142" draw:name="Shape4_213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49">vocabulaire</text:span></text:p></draw:text-box></draw:frame><draw:g text:anchor-type="paragraph" draw:z-index="140" draw:name="Shape4_214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42">partie 1</text:span> : <text:span text:style-name="MT150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2">Géométrie plane, </text:span><text:span text:style-name="MT144">partie 1</text:span><text:span text:style-name="MT102"> : </text:span><text:span text:style-name="MT151">coder</text:span></text:p></draw:text-box></draw:frame><draw:g text:anchor-type="paragraph" draw:z-index="141" draw:name="Shape4_211" draw:style-name="Mgr1"><draw:path draw:style-name="Mgr6" draw:text-style-name="MP2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68">Géométrie plane, </text:span><text:span text:style-name="MT144">partie 1</text:span><text:span text:style-name="MT68"> : </text:span><text:span text:style-name="MT151">coder</text:span></text:p></draw:text-box></draw:frame><draw:g text:anchor-type="paragraph" draw:z-index="138" draw:name="Shape4_212" draw:style-name="Mgr1"><draw:path draw:style-name="Mgr6" draw:text-style-name="MP24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92"><text:span text:style-name="MT146">Géométrie plane</text:span><text:span text:style-name="MT147"> : </text:span><text:span text:style-name="MT148">Vocabulaire</text:span></text:p>
      </style:header>
      <style:header-left>
        <text:p text:style-name="MP92"><text:span text:style-name="MT146">Géométrie plane</text:span><text:span text:style-name="MT147"> : </text:span><text:span text:style-name="MT148">Vocabulaire</text:span></text:p>
      </style:header-left>
      <style:footer>
        <text:p text:style-name="MP6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49">vocabulaire</text:span></text:p></draw:text-box></draw:frame><draw:g text:anchor-type="paragraph" draw:z-index="139" draw:name="Shape4_209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49">vocabulaire</text:span></text:p></draw:text-box></draw:frame><draw:g text:anchor-type="paragraph" draw:z-index="136" draw:name="Shape4_210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1_5f_SERIE_5f_G_5f_GAUCHE_5f_ET_5f_DROITE_5f_1COL" style:display-name="4_1_SERIE_G_GAUCHE_ET_DROITE_1COL" style:page-layout-name="Mpm14" draw:style-name="Mdp1">
      <style:header>
        <text:p text:style-name="MP93"><text:span text:style-name="MT152">Constructions géométriques : </text:span><text:span text:style-name="MT153">Reproduire</text:span></text:p>
      </style:header>
      <style:header-left>
        <text:p text:style-name="MP93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75" draw:name="Shape10_0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76" draw:name="Shape10_2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5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73" draw:name="Shape4_208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4" draw:name="Shape4_207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4" draw:style-name="Mdp1">
      <style:header>
        <text:p text:style-name="MP98"><draw:line text:anchor-type="paragraph" draw:z-index="69" draw:name="Shape9_1" draw:style-name="Mgr13" draw:text-style-name="MP18" svg:x1="11.559cm" svg:y1="0.36cm" svg:x2="20.5cm" svg:y2="0.36cm"><text:p/></draw:line><draw:frame text:anchor-type="paragraph" draw:z-index="70" draw:name="Shape8_6" draw:style-name="Mgr12" draw:text-style-name="MP74" svg:width="2.703cm" svg:height="0.715cm" draw:transform="rotate (0.0872664625997165) translate (-0.172861111111111cm 0.218722222222222cm)"><draw:text-box><text:p text:style-name="MP18"><text:span text:style-name="MT110">Série 1</text:span></text:p></draw:text-box></draw:frame><draw:path text:anchor-type="paragraph" draw:z-index="71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72" draw:name="Shape10_4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5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68" draw:name="Shape4_215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4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2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7" draw:name="Shape4_218" draw:style-name="Mgr1"><draw:path draw:style-name="Mgr6" draw:text-style-name="MP2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5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6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65" draw:name="Shape4_220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55">REPRODUIRE</text:span></text:p></draw:text-box></draw:frame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6" draw:name="Shape4_219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4" draw:style-name="Mdp1">
      <style:header>
        <text:p text:style-name="MP93"><text:span text:style-name="MT152">Constructions géométriques : </text:span><text:span text:style-name="MT153">Reproduire</text:span></text:p>
      </style:header>
      <style:footer>
        <text:p text:style-name="MP6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63" draw:name="Shape10_1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64" draw:name="Shape10_3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5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62" draw:name="Shape4_221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5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60" draw:name="Shape4_255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6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4">solides : Vocabulaire, NatuRE</text:p></draw:text-box></draw:frame><draw:g text:anchor-type="paragraph" draw:z-index="61" draw:name="Shape4_256" draw:style-name="Mgr1"><draw:path draw:style-name="Mgr6" draw:text-style-name="MP2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4" draw:style-name="Mdp1">
      <style:header>
        <text:p text:style-name="MP68"><text:span text:style-name="MT104">S</text:span><text:span text:style-name="MT105">olides</text:span> : <text:span text:style-name="MT104">Vocabulaire, nature</text:span></text:p>
      </style:header>
      <style:header-left>
        <text:p text:style-name="MP68"><text:span text:style-name="MT104">S</text:span><text:span text:style-name="MT105">olides</text:span> : <text:span text:style-name="MT104">Vocabulaire, nature</text:span></text:p>
      </style:header-left>
      <style:footer>
        <text:p text:style-name="MP6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Vocabulaire, NatuRE</text:p></draw:text-box></draw:frame><draw:g text:anchor-type="paragraph" draw:z-index="58" draw:name="Shape4_225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Vocabulaire, NatuRE</text:p></draw:text-box></draw:frame><draw:g text:anchor-type="paragraph" draw:z-index="59" draw:name="Shape4_254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5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6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56" draw:name="Shape4_224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6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57" draw:name="Shape4_253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4" draw:style-name="Mdp1">
      <style:header>
        <text:p text:style-name="_5f_Header_20_G_20_page_20_impaire_20__28_D_29_"><text:span text:style-name="MT104">Solides : </text:span><text:span text:style-name="MT169">Patrons</text:span></text:p>
      </style:header>
      <style:header-left>
        <text:p text:style-name="_5f_Header_20_G_20_page_20_paire_20__28_G_29_"><text:span text:style-name="MT104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<text:span text:style-name="MT170">patrons</text:span></text:p></draw:text-box></draw:frame><draw:g text:anchor-type="paragraph" draw:z-index="54" draw:name="Shape4_223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55" draw:name="Shape4_252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5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6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52" draw:name="Shape4_222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6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53" draw:name="Shape4_251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4" draw:style-name="Mdp1">
      <style:header>
        <text:p text:style-name="_5f_Header_20_G_20_page_20_impaire_20__28_D_29_"><text:span text:style-name="MT104">S</text:span><text:span text:style-name="MT105">olides</text:span> : <text:span text:style-name="MT104">Vocabulaire, nature</text:span></text:p>
      </style:header>
      <style:header-left>
        <text:p text:style-name="_5f_Header_20_G_20_page_20_impaire_20__28_D_29_"><text:span text:style-name="MT104">S</text:span><text:span text:style-name="MT105">olides</text:span> : <text:span text:style-name="MT104">Vocabulaire, nature</text:span></text:p>
      </style:header-left>
      <style:footer>
        <text:p text:style-name="MP6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Vocabulaire, NatuRE</text:p></draw:text-box></draw:frame><draw:g text:anchor-type="paragraph" draw:z-index="50" draw:name="Shape4_249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Vocabulaire, NatuRE</text:p></draw:text-box></draw:frame><draw:g text:anchor-type="paragraph" draw:z-index="51" draw:name="Shape4_250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3">Géométrie plane</text:span><text:span text:style-name="MT104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48" draw:name="Shape4_247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49" draw:name="Shape4_248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7">Reconnaissance et axes</text:span></text:p>
      </style:header>
      <style:footer>
        <text:p text:style-name="MP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46" draw:name="Shape4_245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5">S</text:span>ymétrie axiale : reconnaissance et axes</text:h></draw:text-box></draw:frame></text:p>
      </style:footer>
      <style:footer-left>
        <text:p text:style-name="MP6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47" draw:name="Shape4_246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3">Géométrie plane</text:span><text:span text:style-name="MT104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44" draw:name="Shape4_243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45" draw:name="Shape4_244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6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42" draw:name="Shape4_241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2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6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43" draw:name="Shape4_242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02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40" draw:name="Shape4_226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ymétrie axiale : constructions</text:p></draw:text-box></draw:frame><draw:g text:anchor-type="paragraph" draw:z-index="41" draw:name="Shape4_240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5">S</text:span><text:span text:style-name="MT6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8" draw:name="Shape4_238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45">S</text:span>ymétrie axiale : Constructions</text:h></draw:text-box></draw:frame></text:p>
      </style:footer>
      <style:footer-left>
        <text:p text:style-name="MP6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39" draw:name="Shape4_239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3">Géométrie plane</text:span><text:span text:style-name="MT104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04"> : </text:span><text:span text:style-name="MT174">Parallèles, perpendiculaires,<text:line-break/> </text:span><text:span text:style-name="MT175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36" draw:name="Shape4_236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37" draw:name="Shape4_237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67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67"> : </text:span><text:span text:style-name="MT181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34" draw:name="Shape4_234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45">S</text:span>ymétrie axiale : axes de symétrie de figures</text:p></draw:text-box></draw:frame></text:p>
      </style:footer>
      <style:footer-left>
        <text:p text:style-name="MP6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35" draw:name="Shape4_235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3">Géométrie plane</text:span><text:span text:style-name="MT104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32" draw:name="Shape4_232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33" draw:name="Shape4_233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5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30" draw:name="Shape4_230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5">S</text:span>ymétrie axiale : propriétés</text:p></draw:text-box></draw:frame></text:p>
      </style:footer>
      <style:footer-left>
        <text:p text:style-name="MP6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31" draw:name="Shape4_231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3">Géométrie plane</text:span><text:span text:style-name="MT104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28" draw:name="Shape4_228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29" draw:name="Shape4_229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45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6" draw:name="Shape4_49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45">S</text:span>ymétrie axiale : pour aller plus loin</text:p></draw:text-box></draw:frame></text:p>
      </style:footer>
      <style:footer-left>
        <text:p text:style-name="MP6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7" draw:name="Shape4_227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0" draw:name="Shape3_1" draw:style-name="Mgr15" draw:text-style-name="MP18" svg:x1="10.893cm" svg:y1="0.403cm" svg:x2="20.503cm" svg:y2="0.327cm"><text:p/></draw:line><draw:path text:anchor-type="char" draw:z-index="21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4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23" draw:name="Shape3_38" draw:style-name="Mgr15" draw:text-style-name="MP18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22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1">Résoudre des problèmes</text:p></draw:text-box></draw:frame><draw:g text:anchor-type="paragraph" draw:z-index="25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2DT11H49M9S</meta:editing-duration>
    <meta:editing-cycles>201</meta:editing-cycles>
    <meta:generator>LibreOffice/7.0.0.3$Linux_X86_64 LibreOffice_project/8061b3e9204bef6b321a21033174034a5e2ea88e</meta:generator>
    <dc:date>2021-07-16T12:22:06.746105715</dc:date>
    <meta:document-statistic meta:table-count="3" meta:image-count="0" meta:object-count="0" meta:page-count="2" meta:paragraph-count="788" meta:word-count="2761" meta:character-count="18293" meta:non-whitespace-character-count="15906"/>
    <meta:template xlink:type="simple" xlink:actuate="onRequest" xlink:title="lycee_v3" xlink:href="../../../../../../.cache/evolution/tmp/fichiers%20définitifs/Modele_cahier.ott" meta:date="2021-07-09T13:45:32.011278978"/>
  </office:meta>
</office:document-meta>
</file>